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6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3.48cm"/>
    </style:style>
    <style:style style:name="co5" style:family="table-column">
      <style:table-column-properties fo:break-before="auto" style:column-width="2.9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4 Cores" table:style-name="ta1">
        <table:table-column table:style-name="co1" table:number-columns-repeated="65" table:default-cell-style-name="Default"/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UDP_times,csv</text:p>
          </table:table-cell>
          <table:table-cell table:number-columns-repeated="62"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4282" calcext:value-type="float">
            <text:p>2,14282</text:p>
          </table:table-cell>
          <table:table-cell office:value-type="float" office:value="2.10343" calcext:value-type="float">
            <text:p>2,10343</text:p>
          </table:table-cell>
          <table:table-cell office:value-type="float" office:value="1.73079" calcext:value-type="float">
            <text:p>1,73079</text:p>
          </table:table-cell>
          <table:table-cell office:value-type="float" office:value="2.23029" calcext:value-type="float">
            <text:p>2,23029</text:p>
          </table:table-cell>
          <table:table-cell office:value-type="float" office:value="2.26825" calcext:value-type="float">
            <text:p>2,26825</text:p>
          </table:table-cell>
          <table:table-cell office:value-type="float" office:value="2.21683" calcext:value-type="float">
            <text:p>2,21683</text:p>
          </table:table-cell>
          <table:table-cell office:value-type="float" office:value="1.69554" calcext:value-type="float">
            <text:p>1,69554</text:p>
          </table:table-cell>
          <table:table-cell office:value-type="float" office:value="1.22988" calcext:value-type="float">
            <text:p>1,22988</text:p>
          </table:table-cell>
          <table:table-cell office:value-type="float" office:value="1.59666" calcext:value-type="float">
            <text:p>1,59666</text:p>
          </table:table-cell>
          <table:table-cell office:value-type="float" office:value="1.70512" calcext:value-type="float">
            <text:p>1,70512</text:p>
          </table:table-cell>
          <table:table-cell office:value-type="float" office:value="1.64808" calcext:value-type="float">
            <text:p>1,64808</text:p>
          </table:table-cell>
          <table:table-cell office:value-type="float" office:value="1.97951" calcext:value-type="float">
            <text:p>1,97951</text:p>
          </table:table-cell>
          <table:table-cell office:value-type="float" office:value="2.19393" calcext:value-type="float">
            <text:p>2,19393</text:p>
          </table:table-cell>
          <table:table-cell office:value-type="float" office:value="1.694" calcext:value-type="float">
            <text:p>1,694</text:p>
          </table:table-cell>
          <table:table-cell office:value-type="float" office:value="2.33802" calcext:value-type="float">
            <text:p>2,33802</text:p>
          </table:table-cell>
          <table:table-cell office:value-type="float" office:value="2.24607" calcext:value-type="float">
            <text:p>2,24607</text:p>
          </table:table-cell>
          <table:table-cell office:value-type="float" office:value="2.19718" calcext:value-type="float">
            <text:p>2,19718</text:p>
          </table:table-cell>
          <table:table-cell office:value-type="float" office:value="2.26037" calcext:value-type="float">
            <text:p>2,26037</text:p>
          </table:table-cell>
          <table:table-cell office:value-type="float" office:value="2.2129" calcext:value-type="float">
            <text:p>2,2129</text:p>
          </table:table-cell>
          <table:table-cell office:value-type="float" office:value="2.09042" calcext:value-type="float">
            <text:p>2,09042</text:p>
          </table:table-cell>
          <table:table-cell office:value-type="float" office:value="2.31588" calcext:value-type="float">
            <text:p>2,31588</text:p>
          </table:table-cell>
          <table:table-cell office:value-type="float" office:value="2.20184" calcext:value-type="float">
            <text:p>2,20184</text:p>
          </table:table-cell>
          <table:table-cell office:value-type="float" office:value="2.27163" calcext:value-type="float">
            <text:p>2,27163</text:p>
          </table:table-cell>
          <table:table-cell office:value-type="float" office:value="1.70747" calcext:value-type="float">
            <text:p>1,70747</text:p>
          </table:table-cell>
          <table:table-cell office:value-type="float" office:value="2.18004" calcext:value-type="float">
            <text:p>2,18004</text:p>
          </table:table-cell>
          <table:table-cell office:value-type="float" office:value="2.16614" calcext:value-type="float">
            <text:p>2,16614</text:p>
          </table:table-cell>
          <table:table-cell office:value-type="float" office:value="2.07744" calcext:value-type="float">
            <text:p>2,07744</text:p>
          </table:table-cell>
          <table:table-cell office:value-type="float" office:value="2.10693" calcext:value-type="float">
            <text:p>2,10693</text:p>
          </table:table-cell>
          <table:table-cell office:value-type="float" office:value="2.08173" calcext:value-type="float">
            <text:p>2,08173</text:p>
          </table:table-cell>
          <table:table-cell office:value-type="float" office:value="2.21511" calcext:value-type="float">
            <text:p>2,21511</text:p>
          </table:table-cell>
          <table:table-cell office:value-type="float" office:value="2.24225" calcext:value-type="float">
            <text:p>2,24225</text:p>
          </table:table-cell>
          <table:table-cell office:value-type="float" office:value="2.08797" calcext:value-type="float">
            <text:p>2,08797</text:p>
          </table:table-cell>
          <table:table-cell office:value-type="float" office:value="2.26479" calcext:value-type="float">
            <text:p>2,26479</text:p>
          </table:table-cell>
          <table:table-cell office:value-type="float" office:value="2.22415" calcext:value-type="float">
            <text:p>2,22415</text:p>
          </table:table-cell>
          <table:table-cell office:value-type="float" office:value="2.12874" calcext:value-type="float">
            <text:p>2,12874</text:p>
          </table:table-cell>
          <table:table-cell office:value-type="float" office:value="1.83265" calcext:value-type="float">
            <text:p>1,83265</text:p>
          </table:table-cell>
          <table:table-cell office:value-type="float" office:value="1.1543" calcext:value-type="float">
            <text:p>1,1543</text:p>
          </table:table-cell>
          <table:table-cell office:value-type="float" office:value="2.29936" calcext:value-type="float">
            <text:p>2,29936</text:p>
          </table:table-cell>
          <table:table-cell office:value-type="float" office:value="1.95331" calcext:value-type="float">
            <text:p>1,95331</text:p>
          </table:table-cell>
          <table:table-cell office:value-type="float" office:value="2.2685" calcext:value-type="float">
            <text:p>2,2685</text:p>
          </table:table-cell>
          <table:table-cell office:value-type="float" office:value="2.11575" calcext:value-type="float">
            <text:p>2,11575</text:p>
          </table:table-cell>
          <table:table-cell office:value-type="float" office:value="2.2963" calcext:value-type="float">
            <text:p>2,2963</text:p>
          </table:table-cell>
          <table:table-cell office:value-type="float" office:value="1.72769" calcext:value-type="float">
            <text:p>1,72769</text:p>
          </table:table-cell>
          <table:table-cell office:value-type="float" office:value="2.24274" calcext:value-type="float">
            <text:p>2,24274</text:p>
          </table:table-cell>
          <table:table-cell office:value-type="float" office:value="1.72071" calcext:value-type="float">
            <text:p>1,72071</text:p>
          </table:table-cell>
          <table:table-cell office:value-type="float" office:value="2.1692" calcext:value-type="float">
            <text:p>2,1692</text:p>
          </table:table-cell>
          <table:table-cell office:value-type="float" office:value="2.0986" calcext:value-type="float">
            <text:p>2,0986</text:p>
          </table:table-cell>
          <table:table-cell office:value-type="float" office:value="1.99979" calcext:value-type="float">
            <text:p>1,99979</text:p>
          </table:table-cell>
          <table:table-cell office:value-type="float" office:value="2.30958" calcext:value-type="float">
            <text:p>2,30958</text:p>
          </table:table-cell>
          <table:table-cell office:value-type="float" office:value="1.33943" calcext:value-type="float">
            <text:p>1,33943</text:p>
          </table:table-cell>
          <table:table-cell office:value-type="float" office:value="1.72232" calcext:value-type="float">
            <text:p>1,72232</text:p>
          </table:table-cell>
          <table:table-cell office:value-type="float" office:value="2.18857" calcext:value-type="float">
            <text:p>2,18857</text:p>
          </table:table-cell>
          <table:table-cell office:value-type="float" office:value="2.05182" calcext:value-type="float">
            <text:p>2,05182</text:p>
          </table:table-cell>
          <table:table-cell office:value-type="float" office:value="2.09619" calcext:value-type="float">
            <text:p>2,09619</text:p>
          </table:table-cell>
          <table:table-cell office:value-type="float" office:value="2.34402" calcext:value-type="float">
            <text:p>2,34402</text:p>
          </table:table-cell>
          <table:table-cell office:value-type="float" office:value="2.24532" calcext:value-type="float">
            <text:p>2,24532</text:p>
          </table:table-cell>
          <table:table-cell office:value-type="float" office:value="1.41371" calcext:value-type="float">
            <text:p>1,41371</text:p>
          </table:table-cell>
          <table:table-cell office:value-type="float" office:value="2.36519" calcext:value-type="float">
            <text:p>2,36519</text:p>
          </table:table-cell>
          <table:table-cell office:value-type="float" office:value="2.00581" calcext:value-type="float">
            <text:p>2,00581</text:p>
          </table:table-cell>
          <table:table-cell office:value-type="float" office:value="2.2099" calcext:value-type="float">
            <text:p>2,2099</text:p>
          </table:table-cell>
          <table:table-cell table:number-columns-repeated="2"/>
          <table:table-cell table:formula="of:=AVERAGE([.B4:.BI4])" office:value-type="float" office:value="2.03704933333333" calcext:value-type="float">
            <text:p>2,0370493333</text:p>
          </table:table-cell>
          <table:table-cell table:formula="of:=STDEV([.B4:.BI4])/2" office:value-type="float" office:value="0.145074544517073" calcext:value-type="float">
            <text:p>0,1450745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5317" calcext:value-type="float">
            <text:p>3,55317</text:p>
          </table:table-cell>
          <table:table-cell office:value-type="float" office:value="2.98203" calcext:value-type="float">
            <text:p>2,98203</text:p>
          </table:table-cell>
          <table:table-cell office:value-type="float" office:value="2.82445" calcext:value-type="float">
            <text:p>2,82445</text:p>
          </table:table-cell>
          <table:table-cell office:value-type="float" office:value="3.03287" calcext:value-type="float">
            <text:p>3,03287</text:p>
          </table:table-cell>
          <table:table-cell office:value-type="float" office:value="3.21077" calcext:value-type="float">
            <text:p>3,21077</text:p>
          </table:table-cell>
          <table:table-cell office:value-type="float" office:value="3.28101" calcext:value-type="float">
            <text:p>3,28101</text:p>
          </table:table-cell>
          <table:table-cell office:value-type="float" office:value="2.09965" calcext:value-type="float">
            <text:p>2,09965</text:p>
          </table:table-cell>
          <table:table-cell office:value-type="float" office:value="3.45253" calcext:value-type="float">
            <text:p>3,45253</text:p>
          </table:table-cell>
          <table:table-cell office:value-type="float" office:value="3.43709" calcext:value-type="float">
            <text:p>3,43709</text:p>
          </table:table-cell>
          <table:table-cell office:value-type="float" office:value="2.63983" calcext:value-type="float">
            <text:p>2,63983</text:p>
          </table:table-cell>
          <table:table-cell office:value-type="float" office:value="3.26422" calcext:value-type="float">
            <text:p>3,26422</text:p>
          </table:table-cell>
          <table:table-cell office:value-type="float" office:value="3.17037" calcext:value-type="float">
            <text:p>3,17037</text:p>
          </table:table-cell>
          <table:table-cell office:value-type="float" office:value="3.13489" calcext:value-type="float">
            <text:p>3,13489</text:p>
          </table:table-cell>
          <table:table-cell office:value-type="float" office:value="3.52505" calcext:value-type="float">
            <text:p>3,52505</text:p>
          </table:table-cell>
          <table:table-cell office:value-type="float" office:value="3.30003" calcext:value-type="float">
            <text:p>3,30003</text:p>
          </table:table-cell>
          <table:table-cell office:value-type="float" office:value="2.43388" calcext:value-type="float">
            <text:p>2,43388</text:p>
          </table:table-cell>
          <table:table-cell office:value-type="float" office:value="3.03808" calcext:value-type="float">
            <text:p>3,03808</text:p>
          </table:table-cell>
          <table:table-cell office:value-type="float" office:value="2.29001" calcext:value-type="float">
            <text:p>2,29001</text:p>
          </table:table-cell>
          <table:table-cell office:value-type="float" office:value="2.62033" calcext:value-type="float">
            <text:p>2,62033</text:p>
          </table:table-cell>
          <table:table-cell office:value-type="float" office:value="1.89816" calcext:value-type="float">
            <text:p>1,89816</text:p>
          </table:table-cell>
          <table:table-cell office:value-type="float" office:value="2.86958" calcext:value-type="float">
            <text:p>2,86958</text:p>
          </table:table-cell>
          <table:table-cell office:value-type="float" office:value="3.42953" calcext:value-type="float">
            <text:p>3,42953</text:p>
          </table:table-cell>
          <table:table-cell office:value-type="float" office:value="3.24357" calcext:value-type="float">
            <text:p>3,24357</text:p>
          </table:table-cell>
          <table:table-cell office:value-type="float" office:value="3.571" calcext:value-type="float">
            <text:p>3,571</text:p>
          </table:table-cell>
          <table:table-cell office:value-type="float" office:value="4.30098" calcext:value-type="float">
            <text:p>4,30098</text:p>
          </table:table-cell>
          <table:table-cell office:value-type="float" office:value="3.0532" calcext:value-type="float">
            <text:p>3,0532</text:p>
          </table:table-cell>
          <table:table-cell office:value-type="float" office:value="3.38245" calcext:value-type="float">
            <text:p>3,38245</text:p>
          </table:table-cell>
          <table:table-cell office:value-type="float" office:value="3.46604" calcext:value-type="float">
            <text:p>3,46604</text:p>
          </table:table-cell>
          <table:table-cell office:value-type="float" office:value="3.28933" calcext:value-type="float">
            <text:p>3,28933</text:p>
          </table:table-cell>
          <table:table-cell office:value-type="float" office:value="4.33662" calcext:value-type="float">
            <text:p>4,33662</text:p>
          </table:table-cell>
          <table:table-cell office:value-type="float" office:value="2.89617" calcext:value-type="float">
            <text:p>2,89617</text:p>
          </table:table-cell>
          <table:table-cell office:value-type="float" office:value="3.33597" calcext:value-type="float">
            <text:p>3,33597</text:p>
          </table:table-cell>
          <table:table-cell office:value-type="float" office:value="3.23747" calcext:value-type="float">
            <text:p>3,23747</text:p>
          </table:table-cell>
          <table:table-cell office:value-type="float" office:value="2.18649" calcext:value-type="float">
            <text:p>2,18649</text:p>
          </table:table-cell>
          <table:table-cell office:value-type="float" office:value="3.53451" calcext:value-type="float">
            <text:p>3,53451</text:p>
          </table:table-cell>
          <table:table-cell office:value-type="float" office:value="3.7263" calcext:value-type="float">
            <text:p>3,7263</text:p>
          </table:table-cell>
          <table:table-cell office:value-type="float" office:value="2.24971" calcext:value-type="float">
            <text:p>2,24971</text:p>
          </table:table-cell>
          <table:table-cell office:value-type="float" office:value="3.21474" calcext:value-type="float">
            <text:p>3,21474</text:p>
          </table:table-cell>
          <table:table-cell office:value-type="float" office:value="3.00103" calcext:value-type="float">
            <text:p>3,00103</text:p>
          </table:table-cell>
          <table:table-cell office:value-type="float" office:value="4.65365" calcext:value-type="float">
            <text:p>4,65365</text:p>
          </table:table-cell>
          <table:table-cell office:value-type="float" office:value="3.02012" calcext:value-type="float">
            <text:p>3,02012</text:p>
          </table:table-cell>
          <table:table-cell office:value-type="float" office:value="2.27311" calcext:value-type="float">
            <text:p>2,27311</text:p>
          </table:table-cell>
          <table:table-cell office:value-type="float" office:value="3.19837" calcext:value-type="float">
            <text:p>3,19837</text:p>
          </table:table-cell>
          <table:table-cell office:value-type="float" office:value="2.31742" calcext:value-type="float">
            <text:p>2,31742</text:p>
          </table:table-cell>
          <table:table-cell office:value-type="float" office:value="2.34685" calcext:value-type="float">
            <text:p>2,34685</text:p>
          </table:table-cell>
          <table:table-cell office:value-type="float" office:value="2.81897" calcext:value-type="float">
            <text:p>2,81897</text:p>
          </table:table-cell>
          <table:table-cell office:value-type="float" office:value="4.16839" calcext:value-type="float">
            <text:p>4,16839</text:p>
          </table:table-cell>
          <table:table-cell office:value-type="float" office:value="2.46105" calcext:value-type="float">
            <text:p>2,46105</text:p>
          </table:table-cell>
          <table:table-cell office:value-type="float" office:value="2.36204" calcext:value-type="float">
            <text:p>2,36204</text:p>
          </table:table-cell>
          <table:table-cell office:value-type="float" office:value="3.22159" calcext:value-type="float">
            <text:p>3,22159</text:p>
          </table:table-cell>
          <table:table-cell office:value-type="float" office:value="4.58812" calcext:value-type="float">
            <text:p>4,58812</text:p>
          </table:table-cell>
          <table:table-cell office:value-type="float" office:value="3.41549" calcext:value-type="float">
            <text:p>3,41549</text:p>
          </table:table-cell>
          <table:table-cell office:value-type="float" office:value="2.09901" calcext:value-type="float">
            <text:p>2,09901</text:p>
          </table:table-cell>
          <table:table-cell office:value-type="float" office:value="4.24962" calcext:value-type="float">
            <text:p>4,24962</text:p>
          </table:table-cell>
          <table:table-cell office:value-type="float" office:value="3.23063" calcext:value-type="float">
            <text:p>3,23063</text:p>
          </table:table-cell>
          <table:table-cell office:value-type="float" office:value="3.42722" calcext:value-type="float">
            <text:p>3,42722</text:p>
          </table:table-cell>
          <table:table-cell office:value-type="float" office:value="2.36546" calcext:value-type="float">
            <text:p>2,36546</text:p>
          </table:table-cell>
          <table:table-cell office:value-type="float" office:value="2.40006" calcext:value-type="float">
            <text:p>2,40006</text:p>
          </table:table-cell>
          <table:table-cell office:value-type="float" office:value="3.85639" calcext:value-type="float">
            <text:p>3,85639</text:p>
          </table:table-cell>
          <table:table-cell office:value-type="float" office:value="3.514" calcext:value-type="float">
            <text:p>3,514</text:p>
          </table:table-cell>
          <table:table-cell table:number-columns-repeated="2"/>
          <table:table-cell table:formula="of:=AVERAGE([.B5:.BI5])" office:value-type="float" office:value="3.12501116666667" calcext:value-type="float">
            <text:p>3,1250111667</text:p>
          </table:table-cell>
          <table:table-cell table:formula="of:=STDEV([.B5:.BI5])/2" office:value-type="float" office:value="0.31696928262671" calcext:value-type="float">
            <text:p>0,31696928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9651" calcext:value-type="float">
            <text:p>2,79651</text:p>
          </table:table-cell>
          <table:table-cell office:value-type="float" office:value="3.48212" calcext:value-type="float">
            <text:p>3,48212</text:p>
          </table:table-cell>
          <table:table-cell office:value-type="float" office:value="3.57508" calcext:value-type="float">
            <text:p>3,57508</text:p>
          </table:table-cell>
          <table:table-cell office:value-type="float" office:value="3.53007" calcext:value-type="float">
            <text:p>3,53007</text:p>
          </table:table-cell>
          <table:table-cell office:value-type="float" office:value="3.42386" calcext:value-type="float">
            <text:p>3,42386</text:p>
          </table:table-cell>
          <table:table-cell office:value-type="float" office:value="2.76875" calcext:value-type="float">
            <text:p>2,76875</text:p>
          </table:table-cell>
          <table:table-cell office:value-type="float" office:value="3.87152" calcext:value-type="float">
            <text:p>3,87152</text:p>
          </table:table-cell>
          <table:table-cell office:value-type="float" office:value="3.4577" calcext:value-type="float">
            <text:p>3,4577</text:p>
          </table:table-cell>
          <table:table-cell office:value-type="float" office:value="3.35976" calcext:value-type="float">
            <text:p>3,35976</text:p>
          </table:table-cell>
          <table:table-cell office:value-type="float" office:value="3.37383" calcext:value-type="float">
            <text:p>3,37383</text:p>
          </table:table-cell>
          <table:table-cell office:value-type="float" office:value="3.84591" calcext:value-type="float">
            <text:p>3,84591</text:p>
          </table:table-cell>
          <table:table-cell office:value-type="float" office:value="3.04047" calcext:value-type="float">
            <text:p>3,04047</text:p>
          </table:table-cell>
          <table:table-cell office:value-type="float" office:value="2.81499" calcext:value-type="float">
            <text:p>2,81499</text:p>
          </table:table-cell>
          <table:table-cell office:value-type="float" office:value="2.92351" calcext:value-type="float">
            <text:p>2,92351</text:p>
          </table:table-cell>
          <table:table-cell office:value-type="float" office:value="3.42915" calcext:value-type="float">
            <text:p>3,42915</text:p>
          </table:table-cell>
          <table:table-cell office:value-type="float" office:value="3.06592" calcext:value-type="float">
            <text:p>3,06592</text:p>
          </table:table-cell>
          <table:table-cell office:value-type="float" office:value="3.44546" calcext:value-type="float">
            <text:p>3,44546</text:p>
          </table:table-cell>
          <table:table-cell office:value-type="float" office:value="2.801" calcext:value-type="float">
            <text:p>2,801</text:p>
          </table:table-cell>
          <table:table-cell office:value-type="float" office:value="4.31694" calcext:value-type="float">
            <text:p>4,31694</text:p>
          </table:table-cell>
          <table:table-cell office:value-type="float" office:value="2.79913" calcext:value-type="float">
            <text:p>2,79913</text:p>
          </table:table-cell>
          <table:table-cell office:value-type="float" office:value="2.76515" calcext:value-type="float">
            <text:p>2,76515</text:p>
          </table:table-cell>
          <table:table-cell office:value-type="float" office:value="2.67566" calcext:value-type="float">
            <text:p>2,67566</text:p>
          </table:table-cell>
          <table:table-cell office:value-type="float" office:value="3.10143" calcext:value-type="float">
            <text:p>3,10143</text:p>
          </table:table-cell>
          <table:table-cell office:value-type="float" office:value="3.05923" calcext:value-type="float">
            <text:p>3,05923</text:p>
          </table:table-cell>
          <table:table-cell office:value-type="float" office:value="3.045" calcext:value-type="float">
            <text:p>3,045</text:p>
          </table:table-cell>
          <table:table-cell office:value-type="float" office:value="4.05155" calcext:value-type="float">
            <text:p>4,05155</text:p>
          </table:table-cell>
          <table:table-cell office:value-type="float" office:value="3.64268" calcext:value-type="float">
            <text:p>3,64268</text:p>
          </table:table-cell>
          <table:table-cell office:value-type="float" office:value="3.70509" calcext:value-type="float">
            <text:p>3,70509</text:p>
          </table:table-cell>
          <table:table-cell office:value-type="float" office:value="2.95783" calcext:value-type="float">
            <text:p>2,95783</text:p>
          </table:table-cell>
          <table:table-cell office:value-type="float" office:value="3.09382" calcext:value-type="float">
            <text:p>3,09382</text:p>
          </table:table-cell>
          <table:table-cell office:value-type="float" office:value="3.41963" calcext:value-type="float">
            <text:p>3,41963</text:p>
          </table:table-cell>
          <table:table-cell office:value-type="float" office:value="2.88872" calcext:value-type="float">
            <text:p>2,88872</text:p>
          </table:table-cell>
          <table:table-cell office:value-type="float" office:value="2.85231" calcext:value-type="float">
            <text:p>2,85231</text:p>
          </table:table-cell>
          <table:table-cell office:value-type="float" office:value="3.60219" calcext:value-type="float">
            <text:p>3,60219</text:p>
          </table:table-cell>
          <table:table-cell office:value-type="float" office:value="3.10031" calcext:value-type="float">
            <text:p>3,10031</text:p>
          </table:table-cell>
          <table:table-cell office:value-type="float" office:value="2.81328" calcext:value-type="float">
            <text:p>2,81328</text:p>
          </table:table-cell>
          <table:table-cell office:value-type="float" office:value="3.49524" calcext:value-type="float">
            <text:p>3,49524</text:p>
          </table:table-cell>
          <table:table-cell office:value-type="float" office:value="3.55192" calcext:value-type="float">
            <text:p>3,55192</text:p>
          </table:table-cell>
          <table:table-cell office:value-type="float" office:value="3.59536" calcext:value-type="float">
            <text:p>3,59536</text:p>
          </table:table-cell>
          <table:table-cell office:value-type="float" office:value="2.8629" calcext:value-type="float">
            <text:p>2,8629</text:p>
          </table:table-cell>
          <table:table-cell office:value-type="float" office:value="2.94429" calcext:value-type="float">
            <text:p>2,94429</text:p>
          </table:table-cell>
          <table:table-cell office:value-type="float" office:value="3.48108" calcext:value-type="float">
            <text:p>3,48108</text:p>
          </table:table-cell>
          <table:table-cell office:value-type="float" office:value="3.24114" calcext:value-type="float">
            <text:p>3,24114</text:p>
          </table:table-cell>
          <table:table-cell office:value-type="float" office:value="2.7969" calcext:value-type="float">
            <text:p>2,7969</text:p>
          </table:table-cell>
          <table:table-cell office:value-type="float" office:value="3.71083" calcext:value-type="float">
            <text:p>3,71083</text:p>
          </table:table-cell>
          <table:table-cell office:value-type="float" office:value="3.75967" calcext:value-type="float">
            <text:p>3,75967</text:p>
          </table:table-cell>
          <table:table-cell office:value-type="float" office:value="3.27889" calcext:value-type="float">
            <text:p>3,27889</text:p>
          </table:table-cell>
          <table:table-cell office:value-type="float" office:value="3.50427" calcext:value-type="float">
            <text:p>3,50427</text:p>
          </table:table-cell>
          <table:table-cell office:value-type="float" office:value="2.89102" calcext:value-type="float">
            <text:p>2,89102</text:p>
          </table:table-cell>
          <table:table-cell office:value-type="float" office:value="3.82971" calcext:value-type="float">
            <text:p>3,82971</text:p>
          </table:table-cell>
          <table:table-cell office:value-type="float" office:value="3.48505" calcext:value-type="float">
            <text:p>3,48505</text:p>
          </table:table-cell>
          <table:table-cell office:value-type="float" office:value="2.83892" calcext:value-type="float">
            <text:p>2,83892</text:p>
          </table:table-cell>
          <table:table-cell office:value-type="float" office:value="3.66876" calcext:value-type="float">
            <text:p>3,66876</text:p>
          </table:table-cell>
          <table:table-cell office:value-type="float" office:value="3.62293" calcext:value-type="float">
            <text:p>3,62293</text:p>
          </table:table-cell>
          <table:table-cell office:value-type="float" office:value="2.98982" calcext:value-type="float">
            <text:p>2,98982</text:p>
          </table:table-cell>
          <table:table-cell office:value-type="float" office:value="3.54683" calcext:value-type="float">
            <text:p>3,54683</text:p>
          </table:table-cell>
          <table:table-cell office:value-type="float" office:value="3.66729" calcext:value-type="float">
            <text:p>3,66729</text:p>
          </table:table-cell>
          <table:table-cell office:value-type="float" office:value="3.36006" calcext:value-type="float">
            <text:p>3,36006</text:p>
          </table:table-cell>
          <table:table-cell office:value-type="float" office:value="3.09304" calcext:value-type="float">
            <text:p>3,09304</text:p>
          </table:table-cell>
          <table:table-cell office:value-type="float" office:value="3.46513" calcext:value-type="float">
            <text:p>3,46513</text:p>
          </table:table-cell>
          <table:table-cell table:number-columns-repeated="2"/>
          <table:table-cell table:formula="of:=AVERAGE([.B6:.BI6])" office:value-type="float" office:value="3.2929435" calcext:value-type="float">
            <text:p>3,2929435</text:p>
          </table:table-cell>
          <table:table-cell table:formula="of:=STDEV([.B6:.BI6])/2" office:value-type="float" office:value="0.190387051969084" calcext:value-type="float">
            <text:p>0,190387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509" calcext:value-type="float">
            <text:p>3,3509</text:p>
          </table:table-cell>
          <table:table-cell office:value-type="float" office:value="3.32854" calcext:value-type="float">
            <text:p>3,32854</text:p>
          </table:table-cell>
          <table:table-cell office:value-type="float" office:value="3.44543" calcext:value-type="float">
            <text:p>3,44543</text:p>
          </table:table-cell>
          <table:table-cell office:value-type="float" office:value="3.70291" calcext:value-type="float">
            <text:p>3,70291</text:p>
          </table:table-cell>
          <table:table-cell office:value-type="float" office:value="2.93427" calcext:value-type="float">
            <text:p>2,93427</text:p>
          </table:table-cell>
          <table:table-cell office:value-type="float" office:value="3.06699" calcext:value-type="float">
            <text:p>3,06699</text:p>
          </table:table-cell>
          <table:table-cell office:value-type="float" office:value="3.86647" calcext:value-type="float">
            <text:p>3,86647</text:p>
          </table:table-cell>
          <table:table-cell office:value-type="float" office:value="3.48798" calcext:value-type="float">
            <text:p>3,48798</text:p>
          </table:table-cell>
          <table:table-cell office:value-type="float" office:value="3.86988" calcext:value-type="float">
            <text:p>3,86988</text:p>
          </table:table-cell>
          <table:table-cell office:value-type="float" office:value="3.47174" calcext:value-type="float">
            <text:p>3,47174</text:p>
          </table:table-cell>
          <table:table-cell office:value-type="float" office:value="4.04673" calcext:value-type="float">
            <text:p>4,04673</text:p>
          </table:table-cell>
          <table:table-cell office:value-type="float" office:value="3.38721" calcext:value-type="float">
            <text:p>3,38721</text:p>
          </table:table-cell>
          <table:table-cell office:value-type="float" office:value="2.96735" calcext:value-type="float">
            <text:p>2,96735</text:p>
          </table:table-cell>
          <table:table-cell office:value-type="float" office:value="3.07132" calcext:value-type="float">
            <text:p>3,07132</text:p>
          </table:table-cell>
          <table:table-cell office:value-type="float" office:value="3.69904" calcext:value-type="float">
            <text:p>3,69904</text:p>
          </table:table-cell>
          <table:table-cell office:value-type="float" office:value="3.13074" calcext:value-type="float">
            <text:p>3,13074</text:p>
          </table:table-cell>
          <table:table-cell office:value-type="float" office:value="2.93142" calcext:value-type="float">
            <text:p>2,93142</text:p>
          </table:table-cell>
          <table:table-cell office:value-type="float" office:value="2.92221" calcext:value-type="float">
            <text:p>2,92221</text:p>
          </table:table-cell>
          <table:table-cell office:value-type="float" office:value="3.29372" calcext:value-type="float">
            <text:p>3,29372</text:p>
          </table:table-cell>
          <table:table-cell office:value-type="float" office:value="4.00906" calcext:value-type="float">
            <text:p>4,00906</text:p>
          </table:table-cell>
          <table:table-cell office:value-type="float" office:value="3.48629" calcext:value-type="float">
            <text:p>3,48629</text:p>
          </table:table-cell>
          <table:table-cell office:value-type="float" office:value="3.57915" calcext:value-type="float">
            <text:p>3,57915</text:p>
          </table:table-cell>
          <table:table-cell office:value-type="float" office:value="3.78919" calcext:value-type="float">
            <text:p>3,78919</text:p>
          </table:table-cell>
          <table:table-cell office:value-type="float" office:value="2.98798" calcext:value-type="float">
            <text:p>2,98798</text:p>
          </table:table-cell>
          <table:table-cell office:value-type="float" office:value="3.31795" calcext:value-type="float">
            <text:p>3,31795</text:p>
          </table:table-cell>
          <table:table-cell office:value-type="float" office:value="3.39547" calcext:value-type="float">
            <text:p>3,39547</text:p>
          </table:table-cell>
          <table:table-cell office:value-type="float" office:value="4.47173" calcext:value-type="float">
            <text:p>4,47173</text:p>
          </table:table-cell>
          <table:table-cell office:value-type="float" office:value="3.42505" calcext:value-type="float">
            <text:p>3,42505</text:p>
          </table:table-cell>
          <table:table-cell office:value-type="float" office:value="3.87515" calcext:value-type="float">
            <text:p>3,87515</text:p>
          </table:table-cell>
          <table:table-cell office:value-type="float" office:value="4.07666" calcext:value-type="float">
            <text:p>4,07666</text:p>
          </table:table-cell>
          <table:table-cell office:value-type="float" office:value="3.35314" calcext:value-type="float">
            <text:p>3,35314</text:p>
          </table:table-cell>
          <table:table-cell office:value-type="float" office:value="3.46443" calcext:value-type="float">
            <text:p>3,46443</text:p>
          </table:table-cell>
          <table:table-cell office:value-type="float" office:value="3.8446" calcext:value-type="float">
            <text:p>3,8446</text:p>
          </table:table-cell>
          <table:table-cell office:value-type="float" office:value="3.35187" calcext:value-type="float">
            <text:p>3,35187</text:p>
          </table:table-cell>
          <table:table-cell office:value-type="float" office:value="4.16101" calcext:value-type="float">
            <text:p>4,16101</text:p>
          </table:table-cell>
          <table:table-cell office:value-type="float" office:value="3.1113" calcext:value-type="float">
            <text:p>3,1113</text:p>
          </table:table-cell>
          <table:table-cell office:value-type="float" office:value="3.77445" calcext:value-type="float">
            <text:p>3,77445</text:p>
          </table:table-cell>
          <table:table-cell office:value-type="float" office:value="3.63318" calcext:value-type="float">
            <text:p>3,63318</text:p>
          </table:table-cell>
          <table:table-cell office:value-type="float" office:value="3.61662" calcext:value-type="float">
            <text:p>3,61662</text:p>
          </table:table-cell>
          <table:table-cell office:value-type="float" office:value="3.34074" calcext:value-type="float">
            <text:p>3,34074</text:p>
          </table:table-cell>
          <table:table-cell office:value-type="float" office:value="3.42823" calcext:value-type="float">
            <text:p>3,42823</text:p>
          </table:table-cell>
          <table:table-cell office:value-type="float" office:value="4.18324" calcext:value-type="float">
            <text:p>4,18324</text:p>
          </table:table-cell>
          <table:table-cell office:value-type="float" office:value="4.08947" calcext:value-type="float">
            <text:p>4,08947</text:p>
          </table:table-cell>
          <table:table-cell office:value-type="float" office:value="4.0719" calcext:value-type="float">
            <text:p>4,0719</text:p>
          </table:table-cell>
          <table:table-cell office:value-type="float" office:value="3.47311" calcext:value-type="float">
            <text:p>3,47311</text:p>
          </table:table-cell>
          <table:table-cell office:value-type="float" office:value="3.46932" calcext:value-type="float">
            <text:p>3,46932</text:p>
          </table:table-cell>
          <table:table-cell office:value-type="float" office:value="3.45218" calcext:value-type="float">
            <text:p>3,45218</text:p>
          </table:table-cell>
          <table:table-cell office:value-type="float" office:value="3.27979" calcext:value-type="float">
            <text:p>3,27979</text:p>
          </table:table-cell>
          <table:table-cell office:value-type="float" office:value="3.92377" calcext:value-type="float">
            <text:p>3,92377</text:p>
          </table:table-cell>
          <table:table-cell office:value-type="float" office:value="3.40052" calcext:value-type="float">
            <text:p>3,40052</text:p>
          </table:table-cell>
          <table:table-cell office:value-type="float" office:value="4.20007" calcext:value-type="float">
            <text:p>4,20007</text:p>
          </table:table-cell>
          <table:table-cell office:value-type="float" office:value="3.26827" calcext:value-type="float">
            <text:p>3,26827</text:p>
          </table:table-cell>
          <table:table-cell office:value-type="float" office:value="3.52573" calcext:value-type="float">
            <text:p>3,52573</text:p>
          </table:table-cell>
          <table:table-cell office:value-type="float" office:value="3.19828" calcext:value-type="float">
            <text:p>3,19828</text:p>
          </table:table-cell>
          <table:table-cell office:value-type="float" office:value="3.78095" calcext:value-type="float">
            <text:p>3,78095</text:p>
          </table:table-cell>
          <table:table-cell office:value-type="float" office:value="3.36728" calcext:value-type="float">
            <text:p>3,36728</text:p>
          </table:table-cell>
          <table:table-cell office:value-type="float" office:value="3.05313" calcext:value-type="float">
            <text:p>3,05313</text:p>
          </table:table-cell>
          <table:table-cell office:value-type="float" office:value="2.9393" calcext:value-type="float">
            <text:p>2,9393</text:p>
          </table:table-cell>
          <table:table-cell office:value-type="float" office:value="4.01767" calcext:value-type="float">
            <text:p>4,01767</text:p>
          </table:table-cell>
          <table:table-cell office:value-type="float" office:value="4.04408" calcext:value-type="float">
            <text:p>4,04408</text:p>
          </table:table-cell>
          <table:table-cell table:number-columns-repeated="2"/>
          <table:table-cell table:formula="of:=AVERAGE([.B7:.BI7])" office:value-type="float" office:value="3.53676933333334" calcext:value-type="float">
            <text:p>3,5367693333</text:p>
          </table:table-cell>
          <table:table-cell table:formula="of:=STDEV([.B7:.BI7])/2" office:value-type="float" office:value="0.191002752202788" calcext:value-type="float">
            <text:p>0,19100275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79649" calcext:value-type="float">
            <text:p>3,79649</text:p>
          </table:table-cell>
          <table:table-cell office:value-type="float" office:value="3.26824" calcext:value-type="float">
            <text:p>3,26824</text:p>
          </table:table-cell>
          <table:table-cell office:value-type="float" office:value="3.73626" calcext:value-type="float">
            <text:p>3,73626</text:p>
          </table:table-cell>
          <table:table-cell office:value-type="float" office:value="4.02853" calcext:value-type="float">
            <text:p>4,02853</text:p>
          </table:table-cell>
          <table:table-cell office:value-type="float" office:value="3.27574" calcext:value-type="float">
            <text:p>3,27574</text:p>
          </table:table-cell>
          <table:table-cell office:value-type="float" office:value="3.9785" calcext:value-type="float">
            <text:p>3,9785</text:p>
          </table:table-cell>
          <table:table-cell office:value-type="float" office:value="2.9628" calcext:value-type="float">
            <text:p>2,9628</text:p>
          </table:table-cell>
          <table:table-cell office:value-type="float" office:value="4.13214" calcext:value-type="float">
            <text:p>4,13214</text:p>
          </table:table-cell>
          <table:table-cell office:value-type="float" office:value="4.57495" calcext:value-type="float">
            <text:p>4,57495</text:p>
          </table:table-cell>
          <table:table-cell office:value-type="float" office:value="4.12173" calcext:value-type="float">
            <text:p>4,12173</text:p>
          </table:table-cell>
          <table:table-cell office:value-type="float" office:value="4.16528" calcext:value-type="float">
            <text:p>4,16528</text:p>
          </table:table-cell>
          <table:table-cell office:value-type="float" office:value="4.10772" calcext:value-type="float">
            <text:p>4,10772</text:p>
          </table:table-cell>
          <table:table-cell office:value-type="float" office:value="3.17741" calcext:value-type="float">
            <text:p>3,17741</text:p>
          </table:table-cell>
          <table:table-cell office:value-type="float" office:value="4.27364" calcext:value-type="float">
            <text:p>4,27364</text:p>
          </table:table-cell>
          <table:table-cell office:value-type="float" office:value="2.90451" calcext:value-type="float">
            <text:p>2,90451</text:p>
          </table:table-cell>
          <table:table-cell office:value-type="float" office:value="4.07373" calcext:value-type="float">
            <text:p>4,07373</text:p>
          </table:table-cell>
          <table:table-cell office:value-type="float" office:value="4.05393" calcext:value-type="float">
            <text:p>4,05393</text:p>
          </table:table-cell>
          <table:table-cell office:value-type="float" office:value="3.11233" calcext:value-type="float">
            <text:p>3,11233</text:p>
          </table:table-cell>
          <table:table-cell office:value-type="float" office:value="3.94817" calcext:value-type="float">
            <text:p>3,94817</text:p>
          </table:table-cell>
          <table:table-cell office:value-type="float" office:value="4.56308" calcext:value-type="float">
            <text:p>4,56308</text:p>
          </table:table-cell>
          <table:table-cell office:value-type="float" office:value="3.87994" calcext:value-type="float">
            <text:p>3,87994</text:p>
          </table:table-cell>
          <table:table-cell office:value-type="float" office:value="4.08969" calcext:value-type="float">
            <text:p>4,08969</text:p>
          </table:table-cell>
          <table:table-cell office:value-type="float" office:value="3.33458" calcext:value-type="float">
            <text:p>3,33458</text:p>
          </table:table-cell>
          <table:table-cell office:value-type="float" office:value="4.05589" calcext:value-type="float">
            <text:p>4,05589</text:p>
          </table:table-cell>
          <table:table-cell office:value-type="float" office:value="4.18803" calcext:value-type="float">
            <text:p>4,18803</text:p>
          </table:table-cell>
          <table:table-cell office:value-type="float" office:value="3.1928" calcext:value-type="float">
            <text:p>3,1928</text:p>
          </table:table-cell>
          <table:table-cell office:value-type="float" office:value="4.10808" calcext:value-type="float">
            <text:p>4,10808</text:p>
          </table:table-cell>
          <table:table-cell office:value-type="float" office:value="4.1518" calcext:value-type="float">
            <text:p>4,1518</text:p>
          </table:table-cell>
          <table:table-cell office:value-type="float" office:value="3.08128" calcext:value-type="float">
            <text:p>3,08128</text:p>
          </table:table-cell>
          <table:table-cell office:value-type="float" office:value="4.09289" calcext:value-type="float">
            <text:p>4,09289</text:p>
          </table:table-cell>
          <table:table-cell office:value-type="float" office:value="4.11427" calcext:value-type="float">
            <text:p>4,11427</text:p>
          </table:table-cell>
          <table:table-cell office:value-type="float" office:value="4.15232" calcext:value-type="float">
            <text:p>4,15232</text:p>
          </table:table-cell>
          <table:table-cell office:value-type="float" office:value="3.78034" calcext:value-type="float">
            <text:p>3,78034</text:p>
          </table:table-cell>
          <table:table-cell office:value-type="float" office:value="3.55319" calcext:value-type="float">
            <text:p>3,55319</text:p>
          </table:table-cell>
          <table:table-cell office:value-type="float" office:value="4.22306" calcext:value-type="float">
            <text:p>4,22306</text:p>
          </table:table-cell>
          <table:table-cell office:value-type="float" office:value="4.06615" calcext:value-type="float">
            <text:p>4,06615</text:p>
          </table:table-cell>
          <table:table-cell office:value-type="float" office:value="4.23858" calcext:value-type="float">
            <text:p>4,23858</text:p>
          </table:table-cell>
          <table:table-cell office:value-type="float" office:value="4.1967" calcext:value-type="float">
            <text:p>4,1967</text:p>
          </table:table-cell>
          <table:table-cell office:value-type="float" office:value="3.90604" calcext:value-type="float">
            <text:p>3,90604</text:p>
          </table:table-cell>
          <table:table-cell office:value-type="float" office:value="3.36137" calcext:value-type="float">
            <text:p>3,36137</text:p>
          </table:table-cell>
          <table:table-cell office:value-type="float" office:value="4.12808" calcext:value-type="float">
            <text:p>4,12808</text:p>
          </table:table-cell>
          <table:table-cell office:value-type="float" office:value="3.69239" calcext:value-type="float">
            <text:p>3,69239</text:p>
          </table:table-cell>
          <table:table-cell office:value-type="float" office:value="4.08073" calcext:value-type="float">
            <text:p>4,08073</text:p>
          </table:table-cell>
          <table:table-cell office:value-type="float" office:value="3.08275" calcext:value-type="float">
            <text:p>3,08275</text:p>
          </table:table-cell>
          <table:table-cell office:value-type="float" office:value="3.02772" calcext:value-type="float">
            <text:p>3,02772</text:p>
          </table:table-cell>
          <table:table-cell office:value-type="float" office:value="4.13484" calcext:value-type="float">
            <text:p>4,13484</text:p>
          </table:table-cell>
          <table:table-cell office:value-type="float" office:value="4.16477" calcext:value-type="float">
            <text:p>4,16477</text:p>
          </table:table-cell>
          <table:table-cell office:value-type="float" office:value="4.09461" calcext:value-type="float">
            <text:p>4,09461</text:p>
          </table:table-cell>
          <table:table-cell office:value-type="float" office:value="3.37733" calcext:value-type="float">
            <text:p>3,37733</text:p>
          </table:table-cell>
          <table:table-cell office:value-type="float" office:value="3.42913" calcext:value-type="float">
            <text:p>3,42913</text:p>
          </table:table-cell>
          <table:table-cell office:value-type="float" office:value="4.29125" calcext:value-type="float">
            <text:p>4,29125</text:p>
          </table:table-cell>
          <table:table-cell office:value-type="float" office:value="3.85387" calcext:value-type="float">
            <text:p>3,85387</text:p>
          </table:table-cell>
          <table:table-cell office:value-type="float" office:value="3.01749" calcext:value-type="float">
            <text:p>3,01749</text:p>
          </table:table-cell>
          <table:table-cell office:value-type="float" office:value="4.60377" calcext:value-type="float">
            <text:p>4,60377</text:p>
          </table:table-cell>
          <table:table-cell office:value-type="float" office:value="2.98721" calcext:value-type="float">
            <text:p>2,98721</text:p>
          </table:table-cell>
          <table:table-cell office:value-type="float" office:value="2.95826" calcext:value-type="float">
            <text:p>2,95826</text:p>
          </table:table-cell>
          <table:table-cell office:value-type="float" office:value="3.73563" calcext:value-type="float">
            <text:p>3,73563</text:p>
          </table:table-cell>
          <table:table-cell office:value-type="float" office:value="3.76808" calcext:value-type="float">
            <text:p>3,76808</text:p>
          </table:table-cell>
          <table:table-cell office:value-type="float" office:value="2.99446" calcext:value-type="float">
            <text:p>2,99446</text:p>
          </table:table-cell>
          <table:table-cell office:value-type="float" office:value="4.0023" calcext:value-type="float">
            <text:p>4,0023</text:p>
          </table:table-cell>
          <table:table-cell table:number-columns-repeated="2"/>
          <table:table-cell table:formula="of:=AVERAGE([.B8:.BI8])" office:value-type="float" office:value="3.79078083333333" calcext:value-type="float">
            <text:p>3,7907808333</text:p>
          </table:table-cell>
          <table:table-cell table:formula="of:=STDEV([.B8:.BI8])/2" office:value-type="float" office:value="0.237735862320555" calcext:value-type="float">
            <text:p>0,23773586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40944" calcext:value-type="float">
            <text:p>3,40944</text:p>
          </table:table-cell>
          <table:table-cell office:value-type="float" office:value="3.10114" calcext:value-type="float">
            <text:p>3,10114</text:p>
          </table:table-cell>
          <table:table-cell office:value-type="float" office:value="4.16877" calcext:value-type="float">
            <text:p>4,16877</text:p>
          </table:table-cell>
          <table:table-cell office:value-type="float" office:value="4.08965" calcext:value-type="float">
            <text:p>4,08965</text:p>
          </table:table-cell>
          <table:table-cell office:value-type="float" office:value="4.42609" calcext:value-type="float">
            <text:p>4,42609</text:p>
          </table:table-cell>
          <table:table-cell office:value-type="float" office:value="4.60515" calcext:value-type="float">
            <text:p>4,60515</text:p>
          </table:table-cell>
          <table:table-cell office:value-type="float" office:value="4.28061" calcext:value-type="float">
            <text:p>4,28061</text:p>
          </table:table-cell>
          <table:table-cell office:value-type="float" office:value="4.04283" calcext:value-type="float">
            <text:p>4,04283</text:p>
          </table:table-cell>
          <table:table-cell office:value-type="float" office:value="4.10279" calcext:value-type="float">
            <text:p>4,10279</text:p>
          </table:table-cell>
          <table:table-cell office:value-type="float" office:value="4.24898" calcext:value-type="float">
            <text:p>4,24898</text:p>
          </table:table-cell>
          <table:table-cell office:value-type="float" office:value="3.1839" calcext:value-type="float">
            <text:p>3,1839</text:p>
          </table:table-cell>
          <table:table-cell office:value-type="float" office:value="4.20516" calcext:value-type="float">
            <text:p>4,20516</text:p>
          </table:table-cell>
          <table:table-cell office:value-type="float" office:value="4.22917" calcext:value-type="float">
            <text:p>4,22917</text:p>
          </table:table-cell>
          <table:table-cell office:value-type="float" office:value="3.16282" calcext:value-type="float">
            <text:p>3,16282</text:p>
          </table:table-cell>
          <table:table-cell office:value-type="float" office:value="3.89158" calcext:value-type="float">
            <text:p>3,89158</text:p>
          </table:table-cell>
          <table:table-cell office:value-type="float" office:value="3.80685" calcext:value-type="float">
            <text:p>3,80685</text:p>
          </table:table-cell>
          <table:table-cell office:value-type="float" office:value="4.6084" calcext:value-type="float">
            <text:p>4,6084</text:p>
          </table:table-cell>
          <table:table-cell office:value-type="float" office:value="4.09816" calcext:value-type="float">
            <text:p>4,09816</text:p>
          </table:table-cell>
          <table:table-cell office:value-type="float" office:value="4.38247" calcext:value-type="float">
            <text:p>4,38247</text:p>
          </table:table-cell>
          <table:table-cell office:value-type="float" office:value="4.13227" calcext:value-type="float">
            <text:p>4,13227</text:p>
          </table:table-cell>
          <table:table-cell office:value-type="float" office:value="4.39539" calcext:value-type="float">
            <text:p>4,39539</text:p>
          </table:table-cell>
          <table:table-cell office:value-type="float" office:value="4.14373" calcext:value-type="float">
            <text:p>4,14373</text:p>
          </table:table-cell>
          <table:table-cell office:value-type="float" office:value="3.06447" calcext:value-type="float">
            <text:p>3,06447</text:p>
          </table:table-cell>
          <table:table-cell office:value-type="float" office:value="3.28715" calcext:value-type="float">
            <text:p>3,28715</text:p>
          </table:table-cell>
          <table:table-cell office:value-type="float" office:value="4.63731" calcext:value-type="float">
            <text:p>4,63731</text:p>
          </table:table-cell>
          <table:table-cell office:value-type="float" office:value="4.02411" calcext:value-type="float">
            <text:p>4,02411</text:p>
          </table:table-cell>
          <table:table-cell office:value-type="float" office:value="3.95766" calcext:value-type="float">
            <text:p>3,95766</text:p>
          </table:table-cell>
          <table:table-cell office:value-type="float" office:value="3.91755" calcext:value-type="float">
            <text:p>3,91755</text:p>
          </table:table-cell>
          <table:table-cell office:value-type="float" office:value="4.13337" calcext:value-type="float">
            <text:p>4,13337</text:p>
          </table:table-cell>
          <table:table-cell office:value-type="float" office:value="4.36655" calcext:value-type="float">
            <text:p>4,36655</text:p>
          </table:table-cell>
          <table:table-cell office:value-type="float" office:value="4.65895" calcext:value-type="float">
            <text:p>4,65895</text:p>
          </table:table-cell>
          <table:table-cell office:value-type="float" office:value="4.14267" calcext:value-type="float">
            <text:p>4,14267</text:p>
          </table:table-cell>
          <table:table-cell office:value-type="float" office:value="3.00252" calcext:value-type="float">
            <text:p>3,00252</text:p>
          </table:table-cell>
          <table:table-cell office:value-type="float" office:value="4.16226" calcext:value-type="float">
            <text:p>4,16226</text:p>
          </table:table-cell>
          <table:table-cell office:value-type="float" office:value="3.34302" calcext:value-type="float">
            <text:p>3,34302</text:p>
          </table:table-cell>
          <table:table-cell office:value-type="float" office:value="4.09449" calcext:value-type="float">
            <text:p>4,09449</text:p>
          </table:table-cell>
          <table:table-cell office:value-type="float" office:value="4.18776" calcext:value-type="float">
            <text:p>4,18776</text:p>
          </table:table-cell>
          <table:table-cell office:value-type="float" office:value="4.3552" calcext:value-type="float">
            <text:p>4,3552</text:p>
          </table:table-cell>
          <table:table-cell office:value-type="float" office:value="4.32628" calcext:value-type="float">
            <text:p>4,32628</text:p>
          </table:table-cell>
          <table:table-cell office:value-type="float" office:value="4.17514" calcext:value-type="float">
            <text:p>4,17514</text:p>
          </table:table-cell>
          <table:table-cell office:value-type="float" office:value="3.88546" calcext:value-type="float">
            <text:p>3,88546</text:p>
          </table:table-cell>
          <table:table-cell office:value-type="float" office:value="4.5058" calcext:value-type="float">
            <text:p>4,5058</text:p>
          </table:table-cell>
          <table:table-cell office:value-type="float" office:value="4.14662" calcext:value-type="float">
            <text:p>4,14662</text:p>
          </table:table-cell>
          <table:table-cell office:value-type="float" office:value="4.18092" calcext:value-type="float">
            <text:p>4,18092</text:p>
          </table:table-cell>
          <table:table-cell office:value-type="float" office:value="3.88398" calcext:value-type="float">
            <text:p>3,88398</text:p>
          </table:table-cell>
          <table:table-cell office:value-type="float" office:value="4.41177" calcext:value-type="float">
            <text:p>4,41177</text:p>
          </table:table-cell>
          <table:table-cell office:value-type="float" office:value="4.60162" calcext:value-type="float">
            <text:p>4,60162</text:p>
          </table:table-cell>
          <table:table-cell office:value-type="float" office:value="4.08387" calcext:value-type="float">
            <text:p>4,08387</text:p>
          </table:table-cell>
          <table:table-cell office:value-type="float" office:value="4.24564" calcext:value-type="float">
            <text:p>4,24564</text:p>
          </table:table-cell>
          <table:table-cell office:value-type="float" office:value="4.43476" calcext:value-type="float">
            <text:p>4,43476</text:p>
          </table:table-cell>
          <table:table-cell office:value-type="float" office:value="4.22286" calcext:value-type="float">
            <text:p>4,22286</text:p>
          </table:table-cell>
          <table:table-cell office:value-type="float" office:value="4.00099" calcext:value-type="float">
            <text:p>4,00099</text:p>
          </table:table-cell>
          <table:table-cell office:value-type="float" office:value="4.0874" calcext:value-type="float">
            <text:p>4,0874</text:p>
          </table:table-cell>
          <table:table-cell office:value-type="float" office:value="4.04826" calcext:value-type="float">
            <text:p>4,04826</text:p>
          </table:table-cell>
          <table:table-cell office:value-type="float" office:value="3.31018" calcext:value-type="float">
            <text:p>3,31018</text:p>
          </table:table-cell>
          <table:table-cell office:value-type="float" office:value="4.15478" calcext:value-type="float">
            <text:p>4,15478</text:p>
          </table:table-cell>
          <table:table-cell office:value-type="float" office:value="4.40981" calcext:value-type="float">
            <text:p>4,40981</text:p>
          </table:table-cell>
          <table:table-cell office:value-type="float" office:value="4.16854" calcext:value-type="float">
            <text:p>4,16854</text:p>
          </table:table-cell>
          <table:table-cell office:value-type="float" office:value="3.75021" calcext:value-type="float">
            <text:p>3,75021</text:p>
          </table:table-cell>
          <table:table-cell office:value-type="float" office:value="4.11854" calcext:value-type="float">
            <text:p>4,11854</text:p>
          </table:table-cell>
          <table:table-cell table:number-columns-repeated="2"/>
          <table:table-cell table:formula="of:=AVERAGE([.B9:.BI9])" office:value-type="float" office:value="4.053397" calcext:value-type="float">
            <text:p>4,053397</text:p>
          </table:table-cell>
          <table:table-cell table:formula="of:=STDEV([.B9:.BI9])/2" office:value-type="float" office:value="0.206635306131563" calcext:value-type="float">
            <text:p>0,20663530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1638" calcext:value-type="float">
            <text:p>4,1638</text:p>
          </table:table-cell>
          <table:table-cell office:value-type="float" office:value="4.15003" calcext:value-type="float">
            <text:p>4,15003</text:p>
          </table:table-cell>
          <table:table-cell office:value-type="float" office:value="4.05441" calcext:value-type="float">
            <text:p>4,05441</text:p>
          </table:table-cell>
          <table:table-cell office:value-type="float" office:value="3.07578" calcext:value-type="float">
            <text:p>3,07578</text:p>
          </table:table-cell>
          <table:table-cell office:value-type="float" office:value="4.52684" calcext:value-type="float">
            <text:p>4,52684</text:p>
          </table:table-cell>
          <table:table-cell office:value-type="float" office:value="4.17304" calcext:value-type="float">
            <text:p>4,17304</text:p>
          </table:table-cell>
          <table:table-cell office:value-type="float" office:value="4.11326" calcext:value-type="float">
            <text:p>4,11326</text:p>
          </table:table-cell>
          <table:table-cell office:value-type="float" office:value="4.31528" calcext:value-type="float">
            <text:p>4,31528</text:p>
          </table:table-cell>
          <table:table-cell office:value-type="float" office:value="4.05467" calcext:value-type="float">
            <text:p>4,05467</text:p>
          </table:table-cell>
          <table:table-cell office:value-type="float" office:value="4.1888" calcext:value-type="float">
            <text:p>4,1888</text:p>
          </table:table-cell>
          <table:table-cell office:value-type="float" office:value="4.17949" calcext:value-type="float">
            <text:p>4,17949</text:p>
          </table:table-cell>
          <table:table-cell office:value-type="float" office:value="3.49921" calcext:value-type="float">
            <text:p>3,49921</text:p>
          </table:table-cell>
          <table:table-cell office:value-type="float" office:value="4.35849" calcext:value-type="float">
            <text:p>4,35849</text:p>
          </table:table-cell>
          <table:table-cell office:value-type="float" office:value="4.21268" calcext:value-type="float">
            <text:p>4,21268</text:p>
          </table:table-cell>
          <table:table-cell office:value-type="float" office:value="3.91707" calcext:value-type="float">
            <text:p>3,91707</text:p>
          </table:table-cell>
          <table:table-cell office:value-type="float" office:value="3.99507" calcext:value-type="float">
            <text:p>3,99507</text:p>
          </table:table-cell>
          <table:table-cell office:value-type="float" office:value="3.38065" calcext:value-type="float">
            <text:p>3,38065</text:p>
          </table:table-cell>
          <table:table-cell office:value-type="float" office:value="4.54923" calcext:value-type="float">
            <text:p>4,54923</text:p>
          </table:table-cell>
          <table:table-cell office:value-type="float" office:value="4.0526" calcext:value-type="float">
            <text:p>4,0526</text:p>
          </table:table-cell>
          <table:table-cell office:value-type="float" office:value="4.37849" calcext:value-type="float">
            <text:p>4,37849</text:p>
          </table:table-cell>
          <table:table-cell office:value-type="float" office:value="3.58054" calcext:value-type="float">
            <text:p>3,58054</text:p>
          </table:table-cell>
          <table:table-cell office:value-type="float" office:value="4.45832" calcext:value-type="float">
            <text:p>4,45832</text:p>
          </table:table-cell>
          <table:table-cell office:value-type="float" office:value="2.968" calcext:value-type="float">
            <text:p>2,968</text:p>
          </table:table-cell>
          <table:table-cell office:value-type="float" office:value="3.5865" calcext:value-type="float">
            <text:p>3,5865</text:p>
          </table:table-cell>
          <table:table-cell office:value-type="float" office:value="4.42676" calcext:value-type="float">
            <text:p>4,42676</text:p>
          </table:table-cell>
          <table:table-cell office:value-type="float" office:value="4.14397" calcext:value-type="float">
            <text:p>4,14397</text:p>
          </table:table-cell>
          <table:table-cell office:value-type="float" office:value="4.38003" calcext:value-type="float">
            <text:p>4,38003</text:p>
          </table:table-cell>
          <table:table-cell office:value-type="float" office:value="4.03073" calcext:value-type="float">
            <text:p>4,03073</text:p>
          </table:table-cell>
          <table:table-cell office:value-type="float" office:value="2.91454" calcext:value-type="float">
            <text:p>2,91454</text:p>
          </table:table-cell>
          <table:table-cell office:value-type="float" office:value="3.45965" calcext:value-type="float">
            <text:p>3,45965</text:p>
          </table:table-cell>
          <table:table-cell office:value-type="float" office:value="4.16843" calcext:value-type="float">
            <text:p>4,16843</text:p>
          </table:table-cell>
          <table:table-cell office:value-type="float" office:value="4.0366" calcext:value-type="float">
            <text:p>4,0366</text:p>
          </table:table-cell>
          <table:table-cell office:value-type="float" office:value="4.16913" calcext:value-type="float">
            <text:p>4,16913</text:p>
          </table:table-cell>
          <table:table-cell office:value-type="float" office:value="3.93541" calcext:value-type="float">
            <text:p>3,93541</text:p>
          </table:table-cell>
          <table:table-cell office:value-type="float" office:value="3.96137" calcext:value-type="float">
            <text:p>3,96137</text:p>
          </table:table-cell>
          <table:table-cell office:value-type="float" office:value="3.38692" calcext:value-type="float">
            <text:p>3,38692</text:p>
          </table:table-cell>
          <table:table-cell office:value-type="float" office:value="3.61876" calcext:value-type="float">
            <text:p>3,61876</text:p>
          </table:table-cell>
          <table:table-cell office:value-type="float" office:value="4.00038" calcext:value-type="float">
            <text:p>4,00038</text:p>
          </table:table-cell>
          <table:table-cell office:value-type="float" office:value="4.38169" calcext:value-type="float">
            <text:p>4,38169</text:p>
          </table:table-cell>
          <table:table-cell office:value-type="float" office:value="4.14876" calcext:value-type="float">
            <text:p>4,14876</text:p>
          </table:table-cell>
          <table:table-cell office:value-type="float" office:value="3.05886" calcext:value-type="float">
            <text:p>3,05886</text:p>
          </table:table-cell>
          <table:table-cell office:value-type="float" office:value="4.20612" calcext:value-type="float">
            <text:p>4,20612</text:p>
          </table:table-cell>
          <table:table-cell office:value-type="float" office:value="4.55359" calcext:value-type="float">
            <text:p>4,55359</text:p>
          </table:table-cell>
          <table:table-cell office:value-type="float" office:value="4.1216" calcext:value-type="float">
            <text:p>4,1216</text:p>
          </table:table-cell>
          <table:table-cell office:value-type="float" office:value="4.23257" calcext:value-type="float">
            <text:p>4,23257</text:p>
          </table:table-cell>
          <table:table-cell office:value-type="float" office:value="3.32817" calcext:value-type="float">
            <text:p>3,32817</text:p>
          </table:table-cell>
          <table:table-cell office:value-type="float" office:value="4.17083" calcext:value-type="float">
            <text:p>4,17083</text:p>
          </table:table-cell>
          <table:table-cell office:value-type="float" office:value="4.52985" calcext:value-type="float">
            <text:p>4,52985</text:p>
          </table:table-cell>
          <table:table-cell office:value-type="float" office:value="3.94313" calcext:value-type="float">
            <text:p>3,94313</text:p>
          </table:table-cell>
          <table:table-cell office:value-type="float" office:value="4.11251" calcext:value-type="float">
            <text:p>4,11251</text:p>
          </table:table-cell>
          <table:table-cell office:value-type="float" office:value="3.78203" calcext:value-type="float">
            <text:p>3,78203</text:p>
          </table:table-cell>
          <table:table-cell office:value-type="float" office:value="4.06384" calcext:value-type="float">
            <text:p>4,06384</text:p>
          </table:table-cell>
          <table:table-cell office:value-type="float" office:value="4.0423" calcext:value-type="float">
            <text:p>4,0423</text:p>
          </table:table-cell>
          <table:table-cell office:value-type="float" office:value="3.15557" calcext:value-type="float">
            <text:p>3,15557</text:p>
          </table:table-cell>
          <table:table-cell office:value-type="float" office:value="4.24354" calcext:value-type="float">
            <text:p>4,24354</text:p>
          </table:table-cell>
          <table:table-cell office:value-type="float" office:value="4.38326" calcext:value-type="float">
            <text:p>4,38326</text:p>
          </table:table-cell>
          <table:table-cell office:value-type="float" office:value="4.38313" calcext:value-type="float">
            <text:p>4,38313</text:p>
          </table:table-cell>
          <table:table-cell office:value-type="float" office:value="4.23795" calcext:value-type="float">
            <text:p>4,23795</text:p>
          </table:table-cell>
          <table:table-cell office:value-type="float" office:value="3.80052" calcext:value-type="float">
            <text:p>3,80052</text:p>
          </table:table-cell>
          <table:table-cell office:value-type="float" office:value="3.88256" calcext:value-type="float">
            <text:p>3,88256</text:p>
          </table:table-cell>
          <table:table-cell table:number-columns-repeated="2"/>
          <table:table-cell table:formula="of:=AVERAGE([.B10:.BI10])" office:value-type="float" office:value="3.9887885" calcext:value-type="float">
            <text:p>3,9887885</text:p>
          </table:table-cell>
          <table:table-cell table:formula="of:=STDEV([.B10:.BI10])/2" office:value-type="float" office:value="0.20744653809103" calcext:value-type="float">
            <text:p>0,20744653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02291" calcext:value-type="float">
            <text:p>4,02291</text:p>
          </table:table-cell>
          <table:table-cell office:value-type="float" office:value="4.06894" calcext:value-type="float">
            <text:p>4,06894</text:p>
          </table:table-cell>
          <table:table-cell office:value-type="float" office:value="4.08306" calcext:value-type="float">
            <text:p>4,08306</text:p>
          </table:table-cell>
          <table:table-cell office:value-type="float" office:value="3.83665" calcext:value-type="float">
            <text:p>3,83665</text:p>
          </table:table-cell>
          <table:table-cell office:value-type="float" office:value="4.01933" calcext:value-type="float">
            <text:p>4,01933</text:p>
          </table:table-cell>
          <table:table-cell office:value-type="float" office:value="3.11692" calcext:value-type="float">
            <text:p>3,11692</text:p>
          </table:table-cell>
          <table:table-cell office:value-type="float" office:value="2.88851" calcext:value-type="float">
            <text:p>2,88851</text:p>
          </table:table-cell>
          <table:table-cell office:value-type="float" office:value="4.12326" calcext:value-type="float">
            <text:p>4,12326</text:p>
          </table:table-cell>
          <table:table-cell office:value-type="float" office:value="3.06766" calcext:value-type="float">
            <text:p>3,06766</text:p>
          </table:table-cell>
          <table:table-cell office:value-type="float" office:value="4.22315" calcext:value-type="float">
            <text:p>4,22315</text:p>
          </table:table-cell>
          <table:table-cell office:value-type="float" office:value="4.14362" calcext:value-type="float">
            <text:p>4,14362</text:p>
          </table:table-cell>
          <table:table-cell office:value-type="float" office:value="4.05922" calcext:value-type="float">
            <text:p>4,05922</text:p>
          </table:table-cell>
          <table:table-cell office:value-type="float" office:value="4.15151" calcext:value-type="float">
            <text:p>4,15151</text:p>
          </table:table-cell>
          <table:table-cell office:value-type="float" office:value="4.11124" calcext:value-type="float">
            <text:p>4,11124</text:p>
          </table:table-cell>
          <table:table-cell office:value-type="float" office:value="4.10281" calcext:value-type="float">
            <text:p>4,10281</text:p>
          </table:table-cell>
          <table:table-cell office:value-type="float" office:value="3.33666" calcext:value-type="float">
            <text:p>3,33666</text:p>
          </table:table-cell>
          <table:table-cell office:value-type="float" office:value="3.97219" calcext:value-type="float">
            <text:p>3,97219</text:p>
          </table:table-cell>
          <table:table-cell office:value-type="float" office:value="4.05768" calcext:value-type="float">
            <text:p>4,05768</text:p>
          </table:table-cell>
          <table:table-cell office:value-type="float" office:value="3.95616" calcext:value-type="float">
            <text:p>3,95616</text:p>
          </table:table-cell>
          <table:table-cell office:value-type="float" office:value="4.09937" calcext:value-type="float">
            <text:p>4,09937</text:p>
          </table:table-cell>
          <table:table-cell office:value-type="float" office:value="4.07255" calcext:value-type="float">
            <text:p>4,07255</text:p>
          </table:table-cell>
          <table:table-cell office:value-type="float" office:value="4.23048" calcext:value-type="float">
            <text:p>4,23048</text:p>
          </table:table-cell>
          <table:table-cell office:value-type="float" office:value="4.08545" calcext:value-type="float">
            <text:p>4,08545</text:p>
          </table:table-cell>
          <table:table-cell office:value-type="float" office:value="4.17947" calcext:value-type="float">
            <text:p>4,17947</text:p>
          </table:table-cell>
          <table:table-cell office:value-type="float" office:value="4.44365" calcext:value-type="float">
            <text:p>4,44365</text:p>
          </table:table-cell>
          <table:table-cell office:value-type="float" office:value="4.30847" calcext:value-type="float">
            <text:p>4,30847</text:p>
          </table:table-cell>
          <table:table-cell office:value-type="float" office:value="4.09761" calcext:value-type="float">
            <text:p>4,09761</text:p>
          </table:table-cell>
          <table:table-cell office:value-type="float" office:value="4.29368" calcext:value-type="float">
            <text:p>4,29368</text:p>
          </table:table-cell>
          <table:table-cell office:value-type="float" office:value="3.55771" calcext:value-type="float">
            <text:p>3,55771</text:p>
          </table:table-cell>
          <table:table-cell office:value-type="float" office:value="4.57484" calcext:value-type="float">
            <text:p>4,57484</text:p>
          </table:table-cell>
          <table:table-cell office:value-type="float" office:value="4.26499" calcext:value-type="float">
            <text:p>4,26499</text:p>
          </table:table-cell>
          <table:table-cell office:value-type="float" office:value="3.58205" calcext:value-type="float">
            <text:p>3,58205</text:p>
          </table:table-cell>
          <table:table-cell office:value-type="float" office:value="4.0116" calcext:value-type="float">
            <text:p>4,0116</text:p>
          </table:table-cell>
          <table:table-cell office:value-type="float" office:value="4.04006" calcext:value-type="float">
            <text:p>4,04006</text:p>
          </table:table-cell>
          <table:table-cell office:value-type="float" office:value="4.10711" calcext:value-type="float">
            <text:p>4,10711</text:p>
          </table:table-cell>
          <table:table-cell office:value-type="float" office:value="4.08437" calcext:value-type="float">
            <text:p>4,08437</text:p>
          </table:table-cell>
          <table:table-cell office:value-type="float" office:value="4.41204" calcext:value-type="float">
            <text:p>4,41204</text:p>
          </table:table-cell>
          <table:table-cell office:value-type="float" office:value="3.53806" calcext:value-type="float">
            <text:p>3,53806</text:p>
          </table:table-cell>
          <table:table-cell office:value-type="float" office:value="4.17905" calcext:value-type="float">
            <text:p>4,17905</text:p>
          </table:table-cell>
          <table:table-cell office:value-type="float" office:value="4.32826" calcext:value-type="float">
            <text:p>4,32826</text:p>
          </table:table-cell>
          <table:table-cell office:value-type="float" office:value="4.37673" calcext:value-type="float">
            <text:p>4,37673</text:p>
          </table:table-cell>
          <table:table-cell office:value-type="float" office:value="4.1034" calcext:value-type="float">
            <text:p>4,1034</text:p>
          </table:table-cell>
          <table:table-cell office:value-type="float" office:value="4.16725" calcext:value-type="float">
            <text:p>4,16725</text:p>
          </table:table-cell>
          <table:table-cell office:value-type="float" office:value="4.29607" calcext:value-type="float">
            <text:p>4,29607</text:p>
          </table:table-cell>
          <table:table-cell office:value-type="float" office:value="4.25772" calcext:value-type="float">
            <text:p>4,25772</text:p>
          </table:table-cell>
          <table:table-cell office:value-type="float" office:value="3.14064" calcext:value-type="float">
            <text:p>3,14064</text:p>
          </table:table-cell>
          <table:table-cell office:value-type="float" office:value="4.14378" calcext:value-type="float">
            <text:p>4,14378</text:p>
          </table:table-cell>
          <table:table-cell office:value-type="float" office:value="4.25591" calcext:value-type="float">
            <text:p>4,25591</text:p>
          </table:table-cell>
          <table:table-cell office:value-type="float" office:value="4.09996" calcext:value-type="float">
            <text:p>4,09996</text:p>
          </table:table-cell>
          <table:table-cell office:value-type="float" office:value="4.21275" calcext:value-type="float">
            <text:p>4,21275</text:p>
          </table:table-cell>
          <table:table-cell office:value-type="float" office:value="2.99342" calcext:value-type="float">
            <text:p>2,99342</text:p>
          </table:table-cell>
          <table:table-cell office:value-type="float" office:value="4.12203" calcext:value-type="float">
            <text:p>4,12203</text:p>
          </table:table-cell>
          <table:table-cell office:value-type="float" office:value="4.08826" calcext:value-type="float">
            <text:p>4,08826</text:p>
          </table:table-cell>
          <table:table-cell office:value-type="float" office:value="4.23621" calcext:value-type="float">
            <text:p>4,23621</text:p>
          </table:table-cell>
          <table:table-cell office:value-type="float" office:value="4.26336" calcext:value-type="float">
            <text:p>4,26336</text:p>
          </table:table-cell>
          <table:table-cell office:value-type="float" office:value="4.1693" calcext:value-type="float">
            <text:p>4,1693</text:p>
          </table:table-cell>
          <table:table-cell office:value-type="float" office:value="3.94539" calcext:value-type="float">
            <text:p>3,94539</text:p>
          </table:table-cell>
          <table:table-cell office:value-type="float" office:value="4.13558" calcext:value-type="float">
            <text:p>4,13558</text:p>
          </table:table-cell>
          <table:table-cell office:value-type="float" office:value="4.04582" calcext:value-type="float">
            <text:p>4,04582</text:p>
          </table:table-cell>
          <table:table-cell office:value-type="float" office:value="4.37999" calcext:value-type="float">
            <text:p>4,37999</text:p>
          </table:table-cell>
          <table:table-cell table:number-columns-repeated="2"/>
          <table:table-cell table:formula="of:=AVERAGE([.B11:.BI11])" office:value-type="float" office:value="4.02109866666667" calcext:value-type="float">
            <text:p>4,0210986667</text:p>
          </table:table-cell>
          <table:table-cell table:formula="of:=STDEV([.B11:.BI11])/2" office:value-type="float" office:value="0.182497090885722" calcext:value-type="float">
            <text:p>0,18249709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00589" calcext:value-type="float">
            <text:p>4,00589</text:p>
          </table:table-cell>
          <table:table-cell office:value-type="float" office:value="4.13595" calcext:value-type="float">
            <text:p>4,13595</text:p>
          </table:table-cell>
          <table:table-cell office:value-type="float" office:value="4.15523" calcext:value-type="float">
            <text:p>4,15523</text:p>
          </table:table-cell>
          <table:table-cell office:value-type="float" office:value="4.14188" calcext:value-type="float">
            <text:p>4,14188</text:p>
          </table:table-cell>
          <table:table-cell office:value-type="float" office:value="4.11167" calcext:value-type="float">
            <text:p>4,11167</text:p>
          </table:table-cell>
          <table:table-cell office:value-type="float" office:value="4.15222" calcext:value-type="float">
            <text:p>4,15222</text:p>
          </table:table-cell>
          <table:table-cell office:value-type="float" office:value="4.29792" calcext:value-type="float">
            <text:p>4,29792</text:p>
          </table:table-cell>
          <table:table-cell office:value-type="float" office:value="3.80152" calcext:value-type="float">
            <text:p>3,80152</text:p>
          </table:table-cell>
          <table:table-cell office:value-type="float" office:value="4.02575" calcext:value-type="float">
            <text:p>4,02575</text:p>
          </table:table-cell>
          <table:table-cell office:value-type="float" office:value="4.13524" calcext:value-type="float">
            <text:p>4,13524</text:p>
          </table:table-cell>
          <table:table-cell office:value-type="float" office:value="4.7746" calcext:value-type="float">
            <text:p>4,7746</text:p>
          </table:table-cell>
          <table:table-cell office:value-type="float" office:value="4.28457" calcext:value-type="float">
            <text:p>4,28457</text:p>
          </table:table-cell>
          <table:table-cell office:value-type="float" office:value="4.07637" calcext:value-type="float">
            <text:p>4,07637</text:p>
          </table:table-cell>
          <table:table-cell office:value-type="float" office:value="4.09485" calcext:value-type="float">
            <text:p>4,09485</text:p>
          </table:table-cell>
          <table:table-cell office:value-type="float" office:value="4.46539" calcext:value-type="float">
            <text:p>4,46539</text:p>
          </table:table-cell>
          <table:table-cell office:value-type="float" office:value="4.19667" calcext:value-type="float">
            <text:p>4,19667</text:p>
          </table:table-cell>
          <table:table-cell office:value-type="float" office:value="4.13793" calcext:value-type="float">
            <text:p>4,13793</text:p>
          </table:table-cell>
          <table:table-cell office:value-type="float" office:value="4.1909" calcext:value-type="float">
            <text:p>4,1909</text:p>
          </table:table-cell>
          <table:table-cell office:value-type="float" office:value="4.1323" calcext:value-type="float">
            <text:p>4,1323</text:p>
          </table:table-cell>
          <table:table-cell office:value-type="float" office:value="4.36174" calcext:value-type="float">
            <text:p>4,36174</text:p>
          </table:table-cell>
          <table:table-cell office:value-type="float" office:value="3.73932" calcext:value-type="float">
            <text:p>3,73932</text:p>
          </table:table-cell>
          <table:table-cell office:value-type="float" office:value="4.13043" calcext:value-type="float">
            <text:p>4,13043</text:p>
          </table:table-cell>
          <table:table-cell office:value-type="float" office:value="4.20527" calcext:value-type="float">
            <text:p>4,20527</text:p>
          </table:table-cell>
          <table:table-cell office:value-type="float" office:value="4.15448" calcext:value-type="float">
            <text:p>4,15448</text:p>
          </table:table-cell>
          <table:table-cell office:value-type="float" office:value="4.18719" calcext:value-type="float">
            <text:p>4,18719</text:p>
          </table:table-cell>
          <table:table-cell office:value-type="float" office:value="4.21791" calcext:value-type="float">
            <text:p>4,21791</text:p>
          </table:table-cell>
          <table:table-cell office:value-type="float" office:value="4.01103" calcext:value-type="float">
            <text:p>4,01103</text:p>
          </table:table-cell>
          <table:table-cell office:value-type="float" office:value="4.14286" calcext:value-type="float">
            <text:p>4,14286</text:p>
          </table:table-cell>
          <table:table-cell office:value-type="float" office:value="4.19724" calcext:value-type="float">
            <text:p>4,19724</text:p>
          </table:table-cell>
          <table:table-cell office:value-type="float" office:value="4.1551" calcext:value-type="float">
            <text:p>4,1551</text:p>
          </table:table-cell>
          <table:table-cell office:value-type="float" office:value="4.02414" calcext:value-type="float">
            <text:p>4,02414</text:p>
          </table:table-cell>
          <table:table-cell office:value-type="float" office:value="4.47334" calcext:value-type="float">
            <text:p>4,47334</text:p>
          </table:table-cell>
          <table:table-cell office:value-type="float" office:value="4.12818" calcext:value-type="float">
            <text:p>4,12818</text:p>
          </table:table-cell>
          <table:table-cell office:value-type="float" office:value="4.19196" calcext:value-type="float">
            <text:p>4,19196</text:p>
          </table:table-cell>
          <table:table-cell office:value-type="float" office:value="3.0251" calcext:value-type="float">
            <text:p>3,0251</text:p>
          </table:table-cell>
          <table:table-cell office:value-type="float" office:value="4.2105" calcext:value-type="float">
            <text:p>4,2105</text:p>
          </table:table-cell>
          <table:table-cell office:value-type="float" office:value="4.38719" calcext:value-type="float">
            <text:p>4,38719</text:p>
          </table:table-cell>
          <table:table-cell office:value-type="float" office:value="4.5179" calcext:value-type="float">
            <text:p>4,5179</text:p>
          </table:table-cell>
          <table:table-cell office:value-type="float" office:value="4.18054" calcext:value-type="float">
            <text:p>4,18054</text:p>
          </table:table-cell>
          <table:table-cell office:value-type="float" office:value="4.21139" calcext:value-type="float">
            <text:p>4,21139</text:p>
          </table:table-cell>
          <table:table-cell office:value-type="float" office:value="4.21641" calcext:value-type="float">
            <text:p>4,21641</text:p>
          </table:table-cell>
          <table:table-cell office:value-type="float" office:value="4.25194" calcext:value-type="float">
            <text:p>4,25194</text:p>
          </table:table-cell>
          <table:table-cell office:value-type="float" office:value="4.20063" calcext:value-type="float">
            <text:p>4,20063</text:p>
          </table:table-cell>
          <table:table-cell office:value-type="float" office:value="4.18007" calcext:value-type="float">
            <text:p>4,18007</text:p>
          </table:table-cell>
          <table:table-cell office:value-type="float" office:value="4.09743" calcext:value-type="float">
            <text:p>4,09743</text:p>
          </table:table-cell>
          <table:table-cell office:value-type="float" office:value="4.43543" calcext:value-type="float">
            <text:p>4,43543</text:p>
          </table:table-cell>
          <table:table-cell office:value-type="float" office:value="4.25226" calcext:value-type="float">
            <text:p>4,25226</text:p>
          </table:table-cell>
          <table:table-cell office:value-type="float" office:value="4.21359" calcext:value-type="float">
            <text:p>4,21359</text:p>
          </table:table-cell>
          <table:table-cell office:value-type="float" office:value="4.16171" calcext:value-type="float">
            <text:p>4,16171</text:p>
          </table:table-cell>
          <table:table-cell office:value-type="float" office:value="4.19422" calcext:value-type="float">
            <text:p>4,19422</text:p>
          </table:table-cell>
          <table:table-cell office:value-type="float" office:value="4.03297" calcext:value-type="float">
            <text:p>4,03297</text:p>
          </table:table-cell>
          <table:table-cell office:value-type="float" office:value="4.29837" calcext:value-type="float">
            <text:p>4,29837</text:p>
          </table:table-cell>
          <table:table-cell office:value-type="float" office:value="4.17528" calcext:value-type="float">
            <text:p>4,17528</text:p>
          </table:table-cell>
          <table:table-cell office:value-type="float" office:value="4.03982" calcext:value-type="float">
            <text:p>4,03982</text:p>
          </table:table-cell>
          <table:table-cell office:value-type="float" office:value="4.09434" calcext:value-type="float">
            <text:p>4,09434</text:p>
          </table:table-cell>
          <table:table-cell office:value-type="float" office:value="4.24389" calcext:value-type="float">
            <text:p>4,24389</text:p>
          </table:table-cell>
          <table:table-cell office:value-type="float" office:value="4.29088" calcext:value-type="float">
            <text:p>4,29088</text:p>
          </table:table-cell>
          <table:table-cell office:value-type="float" office:value="4.37323" calcext:value-type="float">
            <text:p>4,37323</text:p>
          </table:table-cell>
          <table:table-cell office:value-type="float" office:value="4.06901" calcext:value-type="float">
            <text:p>4,06901</text:p>
          </table:table-cell>
          <table:table-cell office:value-type="float" office:value="3.41481" calcext:value-type="float">
            <text:p>3,41481</text:p>
          </table:table-cell>
          <table:table-cell table:number-columns-repeated="2"/>
          <table:table-cell table:formula="of:=AVERAGE([.B12:.BI12])" office:value-type="float" office:value="4.15676583333333" calcext:value-type="float">
            <text:p>4,1567658333</text:p>
          </table:table-cell>
          <table:table-cell table:formula="of:=STDEV([.B12:.BI12])/2" office:value-type="float" office:value="0.118751320725186" calcext:value-type="float">
            <text:p>0,11875132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15767" calcext:value-type="float">
            <text:p>4,15767</text:p>
          </table:table-cell>
          <table:table-cell office:value-type="float" office:value="4.16732" calcext:value-type="float">
            <text:p>4,16732</text:p>
          </table:table-cell>
          <table:table-cell office:value-type="float" office:value="3.93085" calcext:value-type="float">
            <text:p>3,93085</text:p>
          </table:table-cell>
          <table:table-cell office:value-type="float" office:value="4.18135" calcext:value-type="float">
            <text:p>4,18135</text:p>
          </table:table-cell>
          <table:table-cell office:value-type="float" office:value="4.04958" calcext:value-type="float">
            <text:p>4,04958</text:p>
          </table:table-cell>
          <table:table-cell office:value-type="float" office:value="4.06349" calcext:value-type="float">
            <text:p>4,06349</text:p>
          </table:table-cell>
          <table:table-cell office:value-type="float" office:value="4.80979" calcext:value-type="float">
            <text:p>4,80979</text:p>
          </table:table-cell>
          <table:table-cell office:value-type="float" office:value="4.60804" calcext:value-type="float">
            <text:p>4,60804</text:p>
          </table:table-cell>
          <table:table-cell office:value-type="float" office:value="4.13729" calcext:value-type="float">
            <text:p>4,13729</text:p>
          </table:table-cell>
          <table:table-cell office:value-type="float" office:value="4.14181" calcext:value-type="float">
            <text:p>4,14181</text:p>
          </table:table-cell>
          <table:table-cell office:value-type="float" office:value="4.14125" calcext:value-type="float">
            <text:p>4,14125</text:p>
          </table:table-cell>
          <table:table-cell office:value-type="float" office:value="4.22605" calcext:value-type="float">
            <text:p>4,22605</text:p>
          </table:table-cell>
          <table:table-cell office:value-type="float" office:value="4.13515" calcext:value-type="float">
            <text:p>4,13515</text:p>
          </table:table-cell>
          <table:table-cell office:value-type="float" office:value="4.08734" calcext:value-type="float">
            <text:p>4,08734</text:p>
          </table:table-cell>
          <table:table-cell office:value-type="float" office:value="4.6197" calcext:value-type="float">
            <text:p>4,6197</text:p>
          </table:table-cell>
          <table:table-cell office:value-type="float" office:value="4.8249" calcext:value-type="float">
            <text:p>4,8249</text:p>
          </table:table-cell>
          <table:table-cell office:value-type="float" office:value="4.18062" calcext:value-type="float">
            <text:p>4,18062</text:p>
          </table:table-cell>
          <table:table-cell office:value-type="float" office:value="3.91974" calcext:value-type="float">
            <text:p>3,91974</text:p>
          </table:table-cell>
          <table:table-cell office:value-type="float" office:value="4.02213" calcext:value-type="float">
            <text:p>4,02213</text:p>
          </table:table-cell>
          <table:table-cell office:value-type="float" office:value="4.19206" calcext:value-type="float">
            <text:p>4,19206</text:p>
          </table:table-cell>
          <table:table-cell office:value-type="float" office:value="4.70573" calcext:value-type="float">
            <text:p>4,70573</text:p>
          </table:table-cell>
          <table:table-cell office:value-type="float" office:value="4.07143" calcext:value-type="float">
            <text:p>4,07143</text:p>
          </table:table-cell>
          <table:table-cell office:value-type="float" office:value="4.15831" calcext:value-type="float">
            <text:p>4,15831</text:p>
          </table:table-cell>
          <table:table-cell office:value-type="float" office:value="3.7278" calcext:value-type="float">
            <text:p>3,7278</text:p>
          </table:table-cell>
          <table:table-cell office:value-type="float" office:value="4.11252" calcext:value-type="float">
            <text:p>4,11252</text:p>
          </table:table-cell>
          <table:table-cell office:value-type="float" office:value="4.13379" calcext:value-type="float">
            <text:p>4,13379</text:p>
          </table:table-cell>
          <table:table-cell office:value-type="float" office:value="4.13566" calcext:value-type="float">
            <text:p>4,13566</text:p>
          </table:table-cell>
          <table:table-cell office:value-type="float" office:value="4.70956" calcext:value-type="float">
            <text:p>4,70956</text:p>
          </table:table-cell>
          <table:table-cell office:value-type="float" office:value="4.16104" calcext:value-type="float">
            <text:p>4,16104</text:p>
          </table:table-cell>
          <table:table-cell office:value-type="float" office:value="4.20069" calcext:value-type="float">
            <text:p>4,20069</text:p>
          </table:table-cell>
          <table:table-cell office:value-type="float" office:value="4.81503" calcext:value-type="float">
            <text:p>4,81503</text:p>
          </table:table-cell>
          <table:table-cell office:value-type="float" office:value="4.03643" calcext:value-type="float">
            <text:p>4,03643</text:p>
          </table:table-cell>
          <table:table-cell office:value-type="float" office:value="4.07271" calcext:value-type="float">
            <text:p>4,07271</text:p>
          </table:table-cell>
          <table:table-cell office:value-type="float" office:value="4.19665" calcext:value-type="float">
            <text:p>4,19665</text:p>
          </table:table-cell>
          <table:table-cell office:value-type="float" office:value="4.59736" calcext:value-type="float">
            <text:p>4,59736</text:p>
          </table:table-cell>
          <table:table-cell office:value-type="float" office:value="4.14614" calcext:value-type="float">
            <text:p>4,14614</text:p>
          </table:table-cell>
          <table:table-cell office:value-type="float" office:value="4.27183" calcext:value-type="float">
            <text:p>4,27183</text:p>
          </table:table-cell>
          <table:table-cell office:value-type="float" office:value="4.1122" calcext:value-type="float">
            <text:p>4,1122</text:p>
          </table:table-cell>
          <table:table-cell office:value-type="float" office:value="4.14899" calcext:value-type="float">
            <text:p>4,14899</text:p>
          </table:table-cell>
          <table:table-cell office:value-type="float" office:value="4.62037" calcext:value-type="float">
            <text:p>4,62037</text:p>
          </table:table-cell>
          <table:table-cell office:value-type="float" office:value="4.12862" calcext:value-type="float">
            <text:p>4,12862</text:p>
          </table:table-cell>
          <table:table-cell office:value-type="float" office:value="4.06615" calcext:value-type="float">
            <text:p>4,06615</text:p>
          </table:table-cell>
          <table:table-cell office:value-type="float" office:value="4.13947" calcext:value-type="float">
            <text:p>4,13947</text:p>
          </table:table-cell>
          <table:table-cell office:value-type="float" office:value="4.51684" calcext:value-type="float">
            <text:p>4,51684</text:p>
          </table:table-cell>
          <table:table-cell office:value-type="float" office:value="4.09595" calcext:value-type="float">
            <text:p>4,09595</text:p>
          </table:table-cell>
          <table:table-cell office:value-type="float" office:value="4.15355" calcext:value-type="float">
            <text:p>4,15355</text:p>
          </table:table-cell>
          <table:table-cell office:value-type="float" office:value="4.12635" calcext:value-type="float">
            <text:p>4,12635</text:p>
          </table:table-cell>
          <table:table-cell office:value-type="float" office:value="4.74031" calcext:value-type="float">
            <text:p>4,74031</text:p>
          </table:table-cell>
          <table:table-cell office:value-type="float" office:value="4.59687" calcext:value-type="float">
            <text:p>4,59687</text:p>
          </table:table-cell>
          <table:table-cell office:value-type="float" office:value="4.64934" calcext:value-type="float">
            <text:p>4,64934</text:p>
          </table:table-cell>
          <table:table-cell office:value-type="float" office:value="4.15494" calcext:value-type="float">
            <text:p>4,15494</text:p>
          </table:table-cell>
          <table:table-cell office:value-type="float" office:value="4.50048" calcext:value-type="float">
            <text:p>4,50048</text:p>
          </table:table-cell>
          <table:table-cell office:value-type="float" office:value="4.12489" calcext:value-type="float">
            <text:p>4,12489</text:p>
          </table:table-cell>
          <table:table-cell office:value-type="float" office:value="4.42459" calcext:value-type="float">
            <text:p>4,42459</text:p>
          </table:table-cell>
          <table:table-cell office:value-type="float" office:value="4.76772" calcext:value-type="float">
            <text:p>4,76772</text:p>
          </table:table-cell>
          <table:table-cell office:value-type="float" office:value="4.14831" calcext:value-type="float">
            <text:p>4,14831</text:p>
          </table:table-cell>
          <table:table-cell office:value-type="float" office:value="4.70751" calcext:value-type="float">
            <text:p>4,70751</text:p>
          </table:table-cell>
          <table:table-cell office:value-type="float" office:value="4.19232" calcext:value-type="float">
            <text:p>4,19232</text:p>
          </table:table-cell>
          <table:table-cell office:value-type="float" office:value="4.17293" calcext:value-type="float">
            <text:p>4,17293</text:p>
          </table:table-cell>
          <table:table-cell office:value-type="float" office:value="4.14475" calcext:value-type="float">
            <text:p>4,14475</text:p>
          </table:table-cell>
          <table:table-cell table:number-columns-repeated="2"/>
          <table:table-cell table:formula="of:=AVERAGE([.B13:.BI13])" office:value-type="float" office:value="4.271371" calcext:value-type="float">
            <text:p>4,271371</text:p>
          </table:table-cell>
          <table:table-cell table:formula="of:=STDEV([.B13:.BI13])/2" office:value-type="float" office:value="0.132374082905868" calcext:value-type="float">
            <text:p>0,1323740829</text:p>
          </table:table-cell>
        </table:table-row>
      </table:table>
      <table:table table:name="Mi Laptop" table:style-name="ta1">
        <table:table-column table:style-name="co1" table:number-columns-repeated="65" table:default-cell-style-name="Default"/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UDP_times,csv</text:p>
          </table:table-cell>
          <table:table-cell table:number-columns-repeated="62"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3531" calcext:value-type="float">
            <text:p>1,33531</text:p>
          </table:table-cell>
          <table:table-cell office:value-type="float" office:value="1.30372" calcext:value-type="float">
            <text:p>1,30372</text:p>
          </table:table-cell>
          <table:table-cell office:value-type="float" office:value="1.27695" calcext:value-type="float">
            <text:p>1,27695</text:p>
          </table:table-cell>
          <table:table-cell office:value-type="float" office:value="1.07169" calcext:value-type="float">
            <text:p>1,07169</text:p>
          </table:table-cell>
          <table:table-cell office:value-type="float" office:value="1.23134" calcext:value-type="float">
            <text:p>1,23134</text:p>
          </table:table-cell>
          <table:table-cell office:value-type="float" office:value="1.27442" calcext:value-type="float">
            <text:p>1,27442</text:p>
          </table:table-cell>
          <table:table-cell office:value-type="float" office:value="1.36618" calcext:value-type="float">
            <text:p>1,36618</text:p>
          </table:table-cell>
          <table:table-cell office:value-type="float" office:value="1.2233" calcext:value-type="float">
            <text:p>1,2233</text:p>
          </table:table-cell>
          <table:table-cell office:value-type="float" office:value="1.3307" calcext:value-type="float">
            <text:p>1,3307</text:p>
          </table:table-cell>
          <table:table-cell office:value-type="float" office:value="1.38645" calcext:value-type="float">
            <text:p>1,38645</text:p>
          </table:table-cell>
          <table:table-cell office:value-type="float" office:value="1.40698" calcext:value-type="float">
            <text:p>1,40698</text:p>
          </table:table-cell>
          <table:table-cell office:value-type="float" office:value="1.39586" calcext:value-type="float">
            <text:p>1,39586</text:p>
          </table:table-cell>
          <table:table-cell office:value-type="float" office:value="1.60338" calcext:value-type="float">
            <text:p>1,60338</text:p>
          </table:table-cell>
          <table:table-cell office:value-type="float" office:value="1.46234" calcext:value-type="float">
            <text:p>1,46234</text:p>
          </table:table-cell>
          <table:table-cell office:value-type="float" office:value="1.42928" calcext:value-type="float">
            <text:p>1,42928</text:p>
          </table:table-cell>
          <table:table-cell office:value-type="float" office:value="1.2825" calcext:value-type="float">
            <text:p>1,2825</text:p>
          </table:table-cell>
          <table:table-cell office:value-type="float" office:value="1.17314" calcext:value-type="float">
            <text:p>1,17314</text:p>
          </table:table-cell>
          <table:table-cell office:value-type="float" office:value="1.41389" calcext:value-type="float">
            <text:p>1,41389</text:p>
          </table:table-cell>
          <table:table-cell office:value-type="float" office:value="1.34271" calcext:value-type="float">
            <text:p>1,34271</text:p>
          </table:table-cell>
          <table:table-cell office:value-type="float" office:value="1.52061" calcext:value-type="float">
            <text:p>1,52061</text:p>
          </table:table-cell>
          <table:table-cell office:value-type="float" office:value="1.44242" calcext:value-type="float">
            <text:p>1,44242</text:p>
          </table:table-cell>
          <table:table-cell office:value-type="float" office:value="1.33198" calcext:value-type="float">
            <text:p>1,33198</text:p>
          </table:table-cell>
          <table:table-cell office:value-type="float" office:value="1.59275" calcext:value-type="float">
            <text:p>1,59275</text:p>
          </table:table-cell>
          <table:table-cell office:value-type="float" office:value="1.172" calcext:value-type="float">
            <text:p>1,172</text:p>
          </table:table-cell>
          <table:table-cell office:value-type="float" office:value="1.07954" calcext:value-type="float">
            <text:p>1,07954</text:p>
          </table:table-cell>
          <table:table-cell office:value-type="float" office:value="1.58593" calcext:value-type="float">
            <text:p>1,58593</text:p>
          </table:table-cell>
          <table:table-cell office:value-type="float" office:value="1.49165" calcext:value-type="float">
            <text:p>1,49165</text:p>
          </table:table-cell>
          <table:table-cell office:value-type="float" office:value="1.52747" calcext:value-type="float">
            <text:p>1,52747</text:p>
          </table:table-cell>
          <table:table-cell office:value-type="float" office:value="1.19661" calcext:value-type="float">
            <text:p>1,19661</text:p>
          </table:table-cell>
          <table:table-cell office:value-type="float" office:value="1.34298" calcext:value-type="float">
            <text:p>1,34298</text:p>
          </table:table-cell>
          <table:table-cell office:value-type="float" office:value="1.22855" calcext:value-type="float">
            <text:p>1,22855</text:p>
          </table:table-cell>
          <table:table-cell office:value-type="float" office:value="1.21951" calcext:value-type="float">
            <text:p>1,21951</text:p>
          </table:table-cell>
          <table:table-cell office:value-type="float" office:value="1.14898" calcext:value-type="float">
            <text:p>1,14898</text:p>
          </table:table-cell>
          <table:table-cell office:value-type="float" office:value="1.21117" calcext:value-type="float">
            <text:p>1,21117</text:p>
          </table:table-cell>
          <table:table-cell office:value-type="float" office:value="1.23191" calcext:value-type="float">
            <text:p>1,23191</text:p>
          </table:table-cell>
          <table:table-cell office:value-type="float" office:value="1.36661" calcext:value-type="float">
            <text:p>1,36661</text:p>
          </table:table-cell>
          <table:table-cell office:value-type="float" office:value="1.20665" calcext:value-type="float">
            <text:p>1,20665</text:p>
          </table:table-cell>
          <table:table-cell office:value-type="float" office:value="1.31562" calcext:value-type="float">
            <text:p>1,31562</text:p>
          </table:table-cell>
          <table:table-cell office:value-type="float" office:value="1.47729" calcext:value-type="float">
            <text:p>1,47729</text:p>
          </table:table-cell>
          <table:table-cell office:value-type="float" office:value="1.37866" calcext:value-type="float">
            <text:p>1,37866</text:p>
          </table:table-cell>
          <table:table-cell office:value-type="float" office:value="1.35154" calcext:value-type="float">
            <text:p>1,35154</text:p>
          </table:table-cell>
          <table:table-cell office:value-type="float" office:value="1.26869" calcext:value-type="float">
            <text:p>1,26869</text:p>
          </table:table-cell>
          <table:table-cell office:value-type="float" office:value="1.50123" calcext:value-type="float">
            <text:p>1,50123</text:p>
          </table:table-cell>
          <table:table-cell office:value-type="float" office:value="1.45316" calcext:value-type="float">
            <text:p>1,45316</text:p>
          </table:table-cell>
          <table:table-cell office:value-type="float" office:value="1.72979" calcext:value-type="float">
            <text:p>1,72979</text:p>
          </table:table-cell>
          <table:table-cell office:value-type="float" office:value="1.32718" calcext:value-type="float">
            <text:p>1,32718</text:p>
          </table:table-cell>
          <table:table-cell office:value-type="float" office:value="1.61959" calcext:value-type="float">
            <text:p>1,61959</text:p>
          </table:table-cell>
          <table:table-cell office:value-type="float" office:value="1.33284" calcext:value-type="float">
            <text:p>1,33284</text:p>
          </table:table-cell>
          <table:table-cell office:value-type="float" office:value="1.45026" calcext:value-type="float">
            <text:p>1,45026</text:p>
          </table:table-cell>
          <table:table-cell office:value-type="float" office:value="1.30292" calcext:value-type="float">
            <text:p>1,30292</text:p>
          </table:table-cell>
          <table:table-cell office:value-type="float" office:value="1.27415" calcext:value-type="float">
            <text:p>1,27415</text:p>
          </table:table-cell>
          <table:table-cell office:value-type="float" office:value="1.53497" calcext:value-type="float">
            <text:p>1,53497</text:p>
          </table:table-cell>
          <table:table-cell office:value-type="float" office:value="1.41168" calcext:value-type="float">
            <text:p>1,41168</text:p>
          </table:table-cell>
          <table:table-cell office:value-type="float" office:value="1.29135" calcext:value-type="float">
            <text:p>1,29135</text:p>
          </table:table-cell>
          <table:table-cell office:value-type="float" office:value="1.22437" calcext:value-type="float">
            <text:p>1,22437</text:p>
          </table:table-cell>
          <table:table-cell office:value-type="float" office:value="1.47432" calcext:value-type="float">
            <text:p>1,47432</text:p>
          </table:table-cell>
          <table:table-cell office:value-type="float" office:value="1.47087" calcext:value-type="float">
            <text:p>1,47087</text:p>
          </table:table-cell>
          <table:table-cell office:value-type="float" office:value="1.16069" calcext:value-type="float">
            <text:p>1,16069</text:p>
          </table:table-cell>
          <table:table-cell office:value-type="float" office:value="1.72166" calcext:value-type="float">
            <text:p>1,72166</text:p>
          </table:table-cell>
          <table:table-cell office:value-type="float" office:value="1.45038" calcext:value-type="float">
            <text:p>1,45038</text:p>
          </table:table-cell>
          <table:table-cell table:number-columns-repeated="2"/>
          <table:table-cell table:formula="of:=AVERAGE([.B4:.BI4])" office:value-type="float" office:value="1.36217783333333" calcext:value-type="float">
            <text:p>1,3621778333</text:p>
          </table:table-cell>
          <table:table-cell table:formula="of:=STDEV([.B4:.BI4])/2" office:value-type="float" office:value="0.0732622026689629" calcext:value-type="float">
            <text:p>0,0732622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6727" calcext:value-type="float">
            <text:p>1,16727</text:p>
          </table:table-cell>
          <table:table-cell office:value-type="float" office:value="1.21702" calcext:value-type="float">
            <text:p>1,21702</text:p>
          </table:table-cell>
          <table:table-cell office:value-type="float" office:value="1.09542" calcext:value-type="float">
            <text:p>1,09542</text:p>
          </table:table-cell>
          <table:table-cell office:value-type="float" office:value="1.20589" calcext:value-type="float">
            <text:p>1,20589</text:p>
          </table:table-cell>
          <table:table-cell office:value-type="float" office:value="1.28818" calcext:value-type="float">
            <text:p>1,28818</text:p>
          </table:table-cell>
          <table:table-cell office:value-type="float" office:value="1.2267" calcext:value-type="float">
            <text:p>1,2267</text:p>
          </table:table-cell>
          <table:table-cell office:value-type="float" office:value="1.26387" calcext:value-type="float">
            <text:p>1,26387</text:p>
          </table:table-cell>
          <table:table-cell office:value-type="float" office:value="1.13308" calcext:value-type="float">
            <text:p>1,13308</text:p>
          </table:table-cell>
          <table:table-cell office:value-type="float" office:value="0.998416" calcext:value-type="float">
            <text:p>0,998416</text:p>
          </table:table-cell>
          <table:table-cell office:value-type="float" office:value="1.05455" calcext:value-type="float">
            <text:p>1,05455</text:p>
          </table:table-cell>
          <table:table-cell office:value-type="float" office:value="1.08806" calcext:value-type="float">
            <text:p>1,08806</text:p>
          </table:table-cell>
          <table:table-cell office:value-type="float" office:value="1.17668" calcext:value-type="float">
            <text:p>1,17668</text:p>
          </table:table-cell>
          <table:table-cell office:value-type="float" office:value="1.09292" calcext:value-type="float">
            <text:p>1,09292</text:p>
          </table:table-cell>
          <table:table-cell office:value-type="float" office:value="1.14475" calcext:value-type="float">
            <text:p>1,14475</text:p>
          </table:table-cell>
          <table:table-cell office:value-type="float" office:value="1.19112" calcext:value-type="float">
            <text:p>1,19112</text:p>
          </table:table-cell>
          <table:table-cell office:value-type="float" office:value="1.14785" calcext:value-type="float">
            <text:p>1,14785</text:p>
          </table:table-cell>
          <table:table-cell office:value-type="float" office:value="1.30837" calcext:value-type="float">
            <text:p>1,30837</text:p>
          </table:table-cell>
          <table:table-cell office:value-type="float" office:value="1.18925" calcext:value-type="float">
            <text:p>1,18925</text:p>
          </table:table-cell>
          <table:table-cell office:value-type="float" office:value="1.05324" calcext:value-type="float">
            <text:p>1,05324</text:p>
          </table:table-cell>
          <table:table-cell office:value-type="float" office:value="1.20208" calcext:value-type="float">
            <text:p>1,20208</text:p>
          </table:table-cell>
          <table:table-cell office:value-type="float" office:value="0.973869" calcext:value-type="float">
            <text:p>0,973869</text:p>
          </table:table-cell>
          <table:table-cell office:value-type="float" office:value="1.29559" calcext:value-type="float">
            <text:p>1,29559</text:p>
          </table:table-cell>
          <table:table-cell office:value-type="float" office:value="1.1552" calcext:value-type="float">
            <text:p>1,1552</text:p>
          </table:table-cell>
          <table:table-cell office:value-type="float" office:value="0.979283" calcext:value-type="float">
            <text:p>0,979283</text:p>
          </table:table-cell>
          <table:table-cell office:value-type="float" office:value="1.2295" calcext:value-type="float">
            <text:p>1,2295</text:p>
          </table:table-cell>
          <table:table-cell office:value-type="float" office:value="1.09305" calcext:value-type="float">
            <text:p>1,09305</text:p>
          </table:table-cell>
          <table:table-cell office:value-type="float" office:value="1.32334" calcext:value-type="float">
            <text:p>1,32334</text:p>
          </table:table-cell>
          <table:table-cell office:value-type="float" office:value="1.24057" calcext:value-type="float">
            <text:p>1,24057</text:p>
          </table:table-cell>
          <table:table-cell office:value-type="float" office:value="1.2096" calcext:value-type="float">
            <text:p>1,2096</text:p>
          </table:table-cell>
          <table:table-cell office:value-type="float" office:value="1.15402" calcext:value-type="float">
            <text:p>1,15402</text:p>
          </table:table-cell>
          <table:table-cell office:value-type="float" office:value="1.25706" calcext:value-type="float">
            <text:p>1,25706</text:p>
          </table:table-cell>
          <table:table-cell office:value-type="float" office:value="1.13878" calcext:value-type="float">
            <text:p>1,13878</text:p>
          </table:table-cell>
          <table:table-cell office:value-type="float" office:value="1.06534" calcext:value-type="float">
            <text:p>1,06534</text:p>
          </table:table-cell>
          <table:table-cell office:value-type="float" office:value="1.19511" calcext:value-type="float">
            <text:p>1,19511</text:p>
          </table:table-cell>
          <table:table-cell office:value-type="float" office:value="1.15003" calcext:value-type="float">
            <text:p>1,15003</text:p>
          </table:table-cell>
          <table:table-cell office:value-type="float" office:value="1.04822" calcext:value-type="float">
            <text:p>1,04822</text:p>
          </table:table-cell>
          <table:table-cell office:value-type="float" office:value="1.084" calcext:value-type="float">
            <text:p>1,084</text:p>
          </table:table-cell>
          <table:table-cell office:value-type="float" office:value="1.22595" calcext:value-type="float">
            <text:p>1,22595</text:p>
          </table:table-cell>
          <table:table-cell office:value-type="float" office:value="0.979778" calcext:value-type="float">
            <text:p>0,979778</text:p>
          </table:table-cell>
          <table:table-cell office:value-type="float" office:value="1.24605" calcext:value-type="float">
            <text:p>1,24605</text:p>
          </table:table-cell>
          <table:table-cell office:value-type="float" office:value="1.14265" calcext:value-type="float">
            <text:p>1,14265</text:p>
          </table:table-cell>
          <table:table-cell office:value-type="float" office:value="1.00064" calcext:value-type="float">
            <text:p>1,00064</text:p>
          </table:table-cell>
          <table:table-cell office:value-type="float" office:value="0.987594" calcext:value-type="float">
            <text:p>0,987594</text:p>
          </table:table-cell>
          <table:table-cell office:value-type="float" office:value="0.998333" calcext:value-type="float">
            <text:p>0,998333</text:p>
          </table:table-cell>
          <table:table-cell office:value-type="float" office:value="1.26471" calcext:value-type="float">
            <text:p>1,26471</text:p>
          </table:table-cell>
          <table:table-cell office:value-type="float" office:value="1.06073" calcext:value-type="float">
            <text:p>1,06073</text:p>
          </table:table-cell>
          <table:table-cell office:value-type="float" office:value="1.173" calcext:value-type="float">
            <text:p>1,173</text:p>
          </table:table-cell>
          <table:table-cell office:value-type="float" office:value="1.09862" calcext:value-type="float">
            <text:p>1,09862</text:p>
          </table:table-cell>
          <table:table-cell office:value-type="float" office:value="1.01218" calcext:value-type="float">
            <text:p>1,01218</text:p>
          </table:table-cell>
          <table:table-cell office:value-type="float" office:value="1.0562" calcext:value-type="float">
            <text:p>1,0562</text:p>
          </table:table-cell>
          <table:table-cell office:value-type="float" office:value="1.16046" calcext:value-type="float">
            <text:p>1,16046</text:p>
          </table:table-cell>
          <table:table-cell office:value-type="float" office:value="1.26736" calcext:value-type="float">
            <text:p>1,26736</text:p>
          </table:table-cell>
          <table:table-cell office:value-type="float" office:value="1.07263" calcext:value-type="float">
            <text:p>1,07263</text:p>
          </table:table-cell>
          <table:table-cell office:value-type="float" office:value="1.02152" calcext:value-type="float">
            <text:p>1,02152</text:p>
          </table:table-cell>
          <table:table-cell office:value-type="float" office:value="1.11609" calcext:value-type="float">
            <text:p>1,11609</text:p>
          </table:table-cell>
          <table:table-cell office:value-type="float" office:value="1.03898" calcext:value-type="float">
            <text:p>1,03898</text:p>
          </table:table-cell>
          <table:table-cell office:value-type="float" office:value="1.20933" calcext:value-type="float">
            <text:p>1,20933</text:p>
          </table:table-cell>
          <table:table-cell office:value-type="float" office:value="1.15325" calcext:value-type="float">
            <text:p>1,15325</text:p>
          </table:table-cell>
          <table:table-cell office:value-type="float" office:value="1.2572" calcext:value-type="float">
            <text:p>1,2572</text:p>
          </table:table-cell>
          <table:table-cell office:value-type="float" office:value="1.1478" calcext:value-type="float">
            <text:p>1,1478</text:p>
          </table:table-cell>
          <table:table-cell table:number-columns-repeated="2"/>
          <table:table-cell table:formula="of:=AVERAGE([.B5:.BI5])" office:value-type="float" office:value="1.14213888333333" calcext:value-type="float">
            <text:p>1,1421388833</text:p>
          </table:table-cell>
          <table:table-cell table:formula="of:=STDEV([.B5:.BI5])/2" office:value-type="float" office:value="0.0472409723686945" calcext:value-type="float">
            <text:p>0,04724097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9828" calcext:value-type="float">
            <text:p>1,49828</text:p>
          </table:table-cell>
          <table:table-cell office:value-type="float" office:value="1.24035" calcext:value-type="float">
            <text:p>1,24035</text:p>
          </table:table-cell>
          <table:table-cell office:value-type="float" office:value="1.39222" calcext:value-type="float">
            <text:p>1,39222</text:p>
          </table:table-cell>
          <table:table-cell office:value-type="float" office:value="1.36648" calcext:value-type="float">
            <text:p>1,36648</text:p>
          </table:table-cell>
          <table:table-cell office:value-type="float" office:value="1.19032" calcext:value-type="float">
            <text:p>1,19032</text:p>
          </table:table-cell>
          <table:table-cell office:value-type="float" office:value="1.2146" calcext:value-type="float">
            <text:p>1,2146</text:p>
          </table:table-cell>
          <table:table-cell office:value-type="float" office:value="1.34913" calcext:value-type="float">
            <text:p>1,34913</text:p>
          </table:table-cell>
          <table:table-cell office:value-type="float" office:value="1.34419" calcext:value-type="float">
            <text:p>1,34419</text:p>
          </table:table-cell>
          <table:table-cell office:value-type="float" office:value="1.22967" calcext:value-type="float">
            <text:p>1,22967</text:p>
          </table:table-cell>
          <table:table-cell office:value-type="float" office:value="1.27496" calcext:value-type="float">
            <text:p>1,27496</text:p>
          </table:table-cell>
          <table:table-cell office:value-type="float" office:value="1.48319" calcext:value-type="float">
            <text:p>1,48319</text:p>
          </table:table-cell>
          <table:table-cell office:value-type="float" office:value="1.56348" calcext:value-type="float">
            <text:p>1,56348</text:p>
          </table:table-cell>
          <table:table-cell office:value-type="float" office:value="1.30752" calcext:value-type="float">
            <text:p>1,30752</text:p>
          </table:table-cell>
          <table:table-cell office:value-type="float" office:value="1.58128" calcext:value-type="float">
            <text:p>1,58128</text:p>
          </table:table-cell>
          <table:table-cell office:value-type="float" office:value="1.45176" calcext:value-type="float">
            <text:p>1,45176</text:p>
          </table:table-cell>
          <table:table-cell office:value-type="float" office:value="1.41102" calcext:value-type="float">
            <text:p>1,41102</text:p>
          </table:table-cell>
          <table:table-cell office:value-type="float" office:value="1.15004" calcext:value-type="float">
            <text:p>1,15004</text:p>
          </table:table-cell>
          <table:table-cell office:value-type="float" office:value="1.3364" calcext:value-type="float">
            <text:p>1,3364</text:p>
          </table:table-cell>
          <table:table-cell office:value-type="float" office:value="1.19667" calcext:value-type="float">
            <text:p>1,19667</text:p>
          </table:table-cell>
          <table:table-cell office:value-type="float" office:value="1.27875" calcext:value-type="float">
            <text:p>1,27875</text:p>
          </table:table-cell>
          <table:table-cell office:value-type="float" office:value="1.21918" calcext:value-type="float">
            <text:p>1,21918</text:p>
          </table:table-cell>
          <table:table-cell office:value-type="float" office:value="1.39472" calcext:value-type="float">
            <text:p>1,39472</text:p>
          </table:table-cell>
          <table:table-cell office:value-type="float" office:value="1.3678" calcext:value-type="float">
            <text:p>1,3678</text:p>
          </table:table-cell>
          <table:table-cell office:value-type="float" office:value="1.25572" calcext:value-type="float">
            <text:p>1,25572</text:p>
          </table:table-cell>
          <table:table-cell office:value-type="float" office:value="1.37053" calcext:value-type="float">
            <text:p>1,37053</text:p>
          </table:table-cell>
          <table:table-cell office:value-type="float" office:value="1.28224" calcext:value-type="float">
            <text:p>1,28224</text:p>
          </table:table-cell>
          <table:table-cell office:value-type="float" office:value="1.42205" calcext:value-type="float">
            <text:p>1,42205</text:p>
          </table:table-cell>
          <table:table-cell office:value-type="float" office:value="1.15901" calcext:value-type="float">
            <text:p>1,15901</text:p>
          </table:table-cell>
          <table:table-cell office:value-type="float" office:value="1.51328" calcext:value-type="float">
            <text:p>1,51328</text:p>
          </table:table-cell>
          <table:table-cell office:value-type="float" office:value="1.14368" calcext:value-type="float">
            <text:p>1,14368</text:p>
          </table:table-cell>
          <table:table-cell office:value-type="float" office:value="1.13036" calcext:value-type="float">
            <text:p>1,13036</text:p>
          </table:table-cell>
          <table:table-cell office:value-type="float" office:value="1.30091" calcext:value-type="float">
            <text:p>1,30091</text:p>
          </table:table-cell>
          <table:table-cell office:value-type="float" office:value="1.2888" calcext:value-type="float">
            <text:p>1,2888</text:p>
          </table:table-cell>
          <table:table-cell office:value-type="float" office:value="1.29235" calcext:value-type="float">
            <text:p>1,29235</text:p>
          </table:table-cell>
          <table:table-cell office:value-type="float" office:value="1.20539" calcext:value-type="float">
            <text:p>1,20539</text:p>
          </table:table-cell>
          <table:table-cell office:value-type="float" office:value="1.40543" calcext:value-type="float">
            <text:p>1,40543</text:p>
          </table:table-cell>
          <table:table-cell office:value-type="float" office:value="1.31518" calcext:value-type="float">
            <text:p>1,31518</text:p>
          </table:table-cell>
          <table:table-cell office:value-type="float" office:value="1.42055" calcext:value-type="float">
            <text:p>1,42055</text:p>
          </table:table-cell>
          <table:table-cell office:value-type="float" office:value="1.3278" calcext:value-type="float">
            <text:p>1,3278</text:p>
          </table:table-cell>
          <table:table-cell office:value-type="float" office:value="1.60753" calcext:value-type="float">
            <text:p>1,60753</text:p>
          </table:table-cell>
          <table:table-cell office:value-type="float" office:value="1.15861" calcext:value-type="float">
            <text:p>1,15861</text:p>
          </table:table-cell>
          <table:table-cell office:value-type="float" office:value="1.31908" calcext:value-type="float">
            <text:p>1,31908</text:p>
          </table:table-cell>
          <table:table-cell office:value-type="float" office:value="1.36475" calcext:value-type="float">
            <text:p>1,36475</text:p>
          </table:table-cell>
          <table:table-cell office:value-type="float" office:value="1.63462" calcext:value-type="float">
            <text:p>1,63462</text:p>
          </table:table-cell>
          <table:table-cell office:value-type="float" office:value="1.55298" calcext:value-type="float">
            <text:p>1,55298</text:p>
          </table:table-cell>
          <table:table-cell office:value-type="float" office:value="1.33776" calcext:value-type="float">
            <text:p>1,33776</text:p>
          </table:table-cell>
          <table:table-cell office:value-type="float" office:value="1.30363" calcext:value-type="float">
            <text:p>1,30363</text:p>
          </table:table-cell>
          <table:table-cell office:value-type="float" office:value="1.18892" calcext:value-type="float">
            <text:p>1,18892</text:p>
          </table:table-cell>
          <table:table-cell office:value-type="float" office:value="1.21298" calcext:value-type="float">
            <text:p>1,21298</text:p>
          </table:table-cell>
          <table:table-cell office:value-type="float" office:value="1.47648" calcext:value-type="float">
            <text:p>1,47648</text:p>
          </table:table-cell>
          <table:table-cell office:value-type="float" office:value="1.45273" calcext:value-type="float">
            <text:p>1,45273</text:p>
          </table:table-cell>
          <table:table-cell office:value-type="float" office:value="1.29441" calcext:value-type="float">
            <text:p>1,29441</text:p>
          </table:table-cell>
          <table:table-cell office:value-type="float" office:value="1.41293" calcext:value-type="float">
            <text:p>1,41293</text:p>
          </table:table-cell>
          <table:table-cell office:value-type="float" office:value="1.28345" calcext:value-type="float">
            <text:p>1,28345</text:p>
          </table:table-cell>
          <table:table-cell office:value-type="float" office:value="1.47256" calcext:value-type="float">
            <text:p>1,47256</text:p>
          </table:table-cell>
          <table:table-cell office:value-type="float" office:value="1.18192" calcext:value-type="float">
            <text:p>1,18192</text:p>
          </table:table-cell>
          <table:table-cell office:value-type="float" office:value="1.24766" calcext:value-type="float">
            <text:p>1,24766</text:p>
          </table:table-cell>
          <table:table-cell office:value-type="float" office:value="1.56759" calcext:value-type="float">
            <text:p>1,56759</text:p>
          </table:table-cell>
          <table:table-cell office:value-type="float" office:value="1.47258" calcext:value-type="float">
            <text:p>1,47258</text:p>
          </table:table-cell>
          <table:table-cell office:value-type="float" office:value="1.23364" calcext:value-type="float">
            <text:p>1,23364</text:p>
          </table:table-cell>
          <table:table-cell table:number-columns-repeated="2"/>
          <table:table-cell table:formula="of:=AVERAGE([.B6:.BI6])" office:value-type="float" office:value="1.34086833333333" calcext:value-type="float">
            <text:p>1,3408683333</text:p>
          </table:table-cell>
          <table:table-cell table:formula="of:=STDEV([.B6:.BI6])/2" office:value-type="float" office:value="0.0641151609372202" calcext:value-type="float">
            <text:p>0,06411516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4824" calcext:value-type="float">
            <text:p>2,04824</text:p>
          </table:table-cell>
          <table:table-cell office:value-type="float" office:value="2.0654" calcext:value-type="float">
            <text:p>2,0654</text:p>
          </table:table-cell>
          <table:table-cell office:value-type="float" office:value="1.98186" calcext:value-type="float">
            <text:p>1,98186</text:p>
          </table:table-cell>
          <table:table-cell office:value-type="float" office:value="1.96558" calcext:value-type="float">
            <text:p>1,96558</text:p>
          </table:table-cell>
          <table:table-cell office:value-type="float" office:value="2.05567" calcext:value-type="float">
            <text:p>2,05567</text:p>
          </table:table-cell>
          <table:table-cell office:value-type="float" office:value="1.89477" calcext:value-type="float">
            <text:p>1,89477</text:p>
          </table:table-cell>
          <table:table-cell office:value-type="float" office:value="2.02352" calcext:value-type="float">
            <text:p>2,02352</text:p>
          </table:table-cell>
          <table:table-cell office:value-type="float" office:value="2.04736" calcext:value-type="float">
            <text:p>2,04736</text:p>
          </table:table-cell>
          <table:table-cell office:value-type="float" office:value="2.04149" calcext:value-type="float">
            <text:p>2,04149</text:p>
          </table:table-cell>
          <table:table-cell office:value-type="float" office:value="2.07176" calcext:value-type="float">
            <text:p>2,07176</text:p>
          </table:table-cell>
          <table:table-cell office:value-type="float" office:value="1.94616" calcext:value-type="float">
            <text:p>1,94616</text:p>
          </table:table-cell>
          <table:table-cell office:value-type="float" office:value="2.03225" calcext:value-type="float">
            <text:p>2,03225</text:p>
          </table:table-cell>
          <table:table-cell office:value-type="float" office:value="1.9729" calcext:value-type="float">
            <text:p>1,9729</text:p>
          </table:table-cell>
          <table:table-cell office:value-type="float" office:value="1.92956" calcext:value-type="float">
            <text:p>1,92956</text:p>
          </table:table-cell>
          <table:table-cell office:value-type="float" office:value="1.91623" calcext:value-type="float">
            <text:p>1,91623</text:p>
          </table:table-cell>
          <table:table-cell office:value-type="float" office:value="1.92564" calcext:value-type="float">
            <text:p>1,92564</text:p>
          </table:table-cell>
          <table:table-cell office:value-type="float" office:value="2.06468" calcext:value-type="float">
            <text:p>2,06468</text:p>
          </table:table-cell>
          <table:table-cell office:value-type="float" office:value="1.90908" calcext:value-type="float">
            <text:p>1,90908</text:p>
          </table:table-cell>
          <table:table-cell office:value-type="float" office:value="2.0989" calcext:value-type="float">
            <text:p>2,0989</text:p>
          </table:table-cell>
          <table:table-cell office:value-type="float" office:value="2.10468" calcext:value-type="float">
            <text:p>2,10468</text:p>
          </table:table-cell>
          <table:table-cell office:value-type="float" office:value="2.01963" calcext:value-type="float">
            <text:p>2,01963</text:p>
          </table:table-cell>
          <table:table-cell office:value-type="float" office:value="1.92317" calcext:value-type="float">
            <text:p>1,92317</text:p>
          </table:table-cell>
          <table:table-cell office:value-type="float" office:value="2.02693" calcext:value-type="float">
            <text:p>2,02693</text:p>
          </table:table-cell>
          <table:table-cell office:value-type="float" office:value="2.05572" calcext:value-type="float">
            <text:p>2,05572</text:p>
          </table:table-cell>
          <table:table-cell office:value-type="float" office:value="2.01589" calcext:value-type="float">
            <text:p>2,01589</text:p>
          </table:table-cell>
          <table:table-cell office:value-type="float" office:value="1.98696" calcext:value-type="float">
            <text:p>1,98696</text:p>
          </table:table-cell>
          <table:table-cell office:value-type="float" office:value="2.04823" calcext:value-type="float">
            <text:p>2,04823</text:p>
          </table:table-cell>
          <table:table-cell office:value-type="float" office:value="2.07602" calcext:value-type="float">
            <text:p>2,07602</text:p>
          </table:table-cell>
          <table:table-cell office:value-type="float" office:value="2.03599" calcext:value-type="float">
            <text:p>2,03599</text:p>
          </table:table-cell>
          <table:table-cell office:value-type="float" office:value="2.0656" calcext:value-type="float">
            <text:p>2,0656</text:p>
          </table:table-cell>
          <table:table-cell office:value-type="float" office:value="2.00389" calcext:value-type="float">
            <text:p>2,00389</text:p>
          </table:table-cell>
          <table:table-cell office:value-type="float" office:value="2.03483" calcext:value-type="float">
            <text:p>2,03483</text:p>
          </table:table-cell>
          <table:table-cell office:value-type="float" office:value="1.97669" calcext:value-type="float">
            <text:p>1,97669</text:p>
          </table:table-cell>
          <table:table-cell office:value-type="float" office:value="2.10206" calcext:value-type="float">
            <text:p>2,10206</text:p>
          </table:table-cell>
          <table:table-cell office:value-type="float" office:value="1.95659" calcext:value-type="float">
            <text:p>1,95659</text:p>
          </table:table-cell>
          <table:table-cell office:value-type="float" office:value="2.05038" calcext:value-type="float">
            <text:p>2,05038</text:p>
          </table:table-cell>
          <table:table-cell office:value-type="float" office:value="2.07119" calcext:value-type="float">
            <text:p>2,07119</text:p>
          </table:table-cell>
          <table:table-cell office:value-type="float" office:value="2.061" calcext:value-type="float">
            <text:p>2,061</text:p>
          </table:table-cell>
          <table:table-cell office:value-type="float" office:value="2.04036" calcext:value-type="float">
            <text:p>2,04036</text:p>
          </table:table-cell>
          <table:table-cell office:value-type="float" office:value="1.90367" calcext:value-type="float">
            <text:p>1,90367</text:p>
          </table:table-cell>
          <table:table-cell office:value-type="float" office:value="2.06623" calcext:value-type="float">
            <text:p>2,06623</text:p>
          </table:table-cell>
          <table:table-cell office:value-type="float" office:value="1.98889" calcext:value-type="float">
            <text:p>1,98889</text:p>
          </table:table-cell>
          <table:table-cell office:value-type="float" office:value="1.99149" calcext:value-type="float">
            <text:p>1,99149</text:p>
          </table:table-cell>
          <table:table-cell office:value-type="float" office:value="2.04699" calcext:value-type="float">
            <text:p>2,04699</text:p>
          </table:table-cell>
          <table:table-cell office:value-type="float" office:value="1.82579" calcext:value-type="float">
            <text:p>1,82579</text:p>
          </table:table-cell>
          <table:table-cell office:value-type="float" office:value="1.96127" calcext:value-type="float">
            <text:p>1,96127</text:p>
          </table:table-cell>
          <table:table-cell office:value-type="float" office:value="2.04852" calcext:value-type="float">
            <text:p>2,04852</text:p>
          </table:table-cell>
          <table:table-cell office:value-type="float" office:value="2.03474" calcext:value-type="float">
            <text:p>2,03474</text:p>
          </table:table-cell>
          <table:table-cell office:value-type="float" office:value="1.99211" calcext:value-type="float">
            <text:p>1,99211</text:p>
          </table:table-cell>
          <table:table-cell office:value-type="float" office:value="2.05725" calcext:value-type="float">
            <text:p>2,05725</text:p>
          </table:table-cell>
          <table:table-cell office:value-type="float" office:value="2.03204" calcext:value-type="float">
            <text:p>2,03204</text:p>
          </table:table-cell>
          <table:table-cell office:value-type="float" office:value="2.06649" calcext:value-type="float">
            <text:p>2,06649</text:p>
          </table:table-cell>
          <table:table-cell office:value-type="float" office:value="2.03043" calcext:value-type="float">
            <text:p>2,03043</text:p>
          </table:table-cell>
          <table:table-cell office:value-type="float" office:value="1.95917" calcext:value-type="float">
            <text:p>1,95917</text:p>
          </table:table-cell>
          <table:table-cell office:value-type="float" office:value="1.99593" calcext:value-type="float">
            <text:p>1,99593</text:p>
          </table:table-cell>
          <table:table-cell office:value-type="float" office:value="2.07176" calcext:value-type="float">
            <text:p>2,07176</text:p>
          </table:table-cell>
          <table:table-cell office:value-type="float" office:value="1.90822" calcext:value-type="float">
            <text:p>1,90822</text:p>
          </table:table-cell>
          <table:table-cell office:value-type="float" office:value="2.0644" calcext:value-type="float">
            <text:p>2,0644</text:p>
          </table:table-cell>
          <table:table-cell office:value-type="float" office:value="1.96919" calcext:value-type="float">
            <text:p>1,96919</text:p>
          </table:table-cell>
          <table:table-cell office:value-type="float" office:value="2.02349" calcext:value-type="float">
            <text:p>2,02349</text:p>
          </table:table-cell>
          <table:table-cell table:number-columns-repeated="2"/>
          <table:table-cell table:formula="of:=AVERAGE([.B7:.BI7])" office:value-type="float" office:value="2.0114155" calcext:value-type="float">
            <text:p>2,0114155</text:p>
          </table:table-cell>
          <table:table-cell table:formula="of:=STDEV([.B7:.BI7])/2" office:value-type="float" office:value="0.0300339462945046" calcext:value-type="float">
            <text:p>0,03003394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09302" calcext:value-type="float">
            <text:p>2,09302</text:p>
          </table:table-cell>
          <table:table-cell office:value-type="float" office:value="2.02124" calcext:value-type="float">
            <text:p>2,02124</text:p>
          </table:table-cell>
          <table:table-cell office:value-type="float" office:value="1.94252" calcext:value-type="float">
            <text:p>1,94252</text:p>
          </table:table-cell>
          <table:table-cell office:value-type="float" office:value="2.09487" calcext:value-type="float">
            <text:p>2,09487</text:p>
          </table:table-cell>
          <table:table-cell office:value-type="float" office:value="2.06747" calcext:value-type="float">
            <text:p>2,06747</text:p>
          </table:table-cell>
          <table:table-cell office:value-type="float" office:value="2.02227" calcext:value-type="float">
            <text:p>2,02227</text:p>
          </table:table-cell>
          <table:table-cell office:value-type="float" office:value="2.06823" calcext:value-type="float">
            <text:p>2,06823</text:p>
          </table:table-cell>
          <table:table-cell office:value-type="float" office:value="2.15662" calcext:value-type="float">
            <text:p>2,15662</text:p>
          </table:table-cell>
          <table:table-cell office:value-type="float" office:value="2.11549" calcext:value-type="float">
            <text:p>2,11549</text:p>
          </table:table-cell>
          <table:table-cell office:value-type="float" office:value="2.09501" calcext:value-type="float">
            <text:p>2,09501</text:p>
          </table:table-cell>
          <table:table-cell office:value-type="float" office:value="2.10249" calcext:value-type="float">
            <text:p>2,10249</text:p>
          </table:table-cell>
          <table:table-cell office:value-type="float" office:value="2.07464" calcext:value-type="float">
            <text:p>2,07464</text:p>
          </table:table-cell>
          <table:table-cell office:value-type="float" office:value="2.07422" calcext:value-type="float">
            <text:p>2,07422</text:p>
          </table:table-cell>
          <table:table-cell office:value-type="float" office:value="2.15258" calcext:value-type="float">
            <text:p>2,15258</text:p>
          </table:table-cell>
          <table:table-cell office:value-type="float" office:value="2.03092" calcext:value-type="float">
            <text:p>2,03092</text:p>
          </table:table-cell>
          <table:table-cell office:value-type="float" office:value="2.00981" calcext:value-type="float">
            <text:p>2,00981</text:p>
          </table:table-cell>
          <table:table-cell office:value-type="float" office:value="2.06992" calcext:value-type="float">
            <text:p>2,06992</text:p>
          </table:table-cell>
          <table:table-cell office:value-type="float" office:value="2.18379" calcext:value-type="float">
            <text:p>2,18379</text:p>
          </table:table-cell>
          <table:table-cell office:value-type="float" office:value="1.89398" calcext:value-type="float">
            <text:p>1,89398</text:p>
          </table:table-cell>
          <table:table-cell office:value-type="float" office:value="2.141" calcext:value-type="float">
            <text:p>2,141</text:p>
          </table:table-cell>
          <table:table-cell office:value-type="float" office:value="2.15539" calcext:value-type="float">
            <text:p>2,15539</text:p>
          </table:table-cell>
          <table:table-cell office:value-type="float" office:value="2.15917" calcext:value-type="float">
            <text:p>2,15917</text:p>
          </table:table-cell>
          <table:table-cell office:value-type="float" office:value="2.11549" calcext:value-type="float">
            <text:p>2,11549</text:p>
          </table:table-cell>
          <table:table-cell office:value-type="float" office:value="2.1348" calcext:value-type="float">
            <text:p>2,1348</text:p>
          </table:table-cell>
          <table:table-cell office:value-type="float" office:value="2.16953" calcext:value-type="float">
            <text:p>2,16953</text:p>
          </table:table-cell>
          <table:table-cell office:value-type="float" office:value="2.04448" calcext:value-type="float">
            <text:p>2,04448</text:p>
          </table:table-cell>
          <table:table-cell office:value-type="float" office:value="1.93211" calcext:value-type="float">
            <text:p>1,93211</text:p>
          </table:table-cell>
          <table:table-cell office:value-type="float" office:value="1.95561" calcext:value-type="float">
            <text:p>1,95561</text:p>
          </table:table-cell>
          <table:table-cell office:value-type="float" office:value="2.16232" calcext:value-type="float">
            <text:p>2,16232</text:p>
          </table:table-cell>
          <table:table-cell office:value-type="float" office:value="1.93194" calcext:value-type="float">
            <text:p>1,93194</text:p>
          </table:table-cell>
          <table:table-cell office:value-type="float" office:value="2.15039" calcext:value-type="float">
            <text:p>2,15039</text:p>
          </table:table-cell>
          <table:table-cell office:value-type="float" office:value="2.0336" calcext:value-type="float">
            <text:p>2,0336</text:p>
          </table:table-cell>
          <table:table-cell office:value-type="float" office:value="2.05891" calcext:value-type="float">
            <text:p>2,05891</text:p>
          </table:table-cell>
          <table:table-cell office:value-type="float" office:value="1.89831" calcext:value-type="float">
            <text:p>1,89831</text:p>
          </table:table-cell>
          <table:table-cell office:value-type="float" office:value="2.07388" calcext:value-type="float">
            <text:p>2,07388</text:p>
          </table:table-cell>
          <table:table-cell office:value-type="float" office:value="2.07536" calcext:value-type="float">
            <text:p>2,07536</text:p>
          </table:table-cell>
          <table:table-cell office:value-type="float" office:value="2.07687" calcext:value-type="float">
            <text:p>2,07687</text:p>
          </table:table-cell>
          <table:table-cell office:value-type="float" office:value="2.07125" calcext:value-type="float">
            <text:p>2,07125</text:p>
          </table:table-cell>
          <table:table-cell office:value-type="float" office:value="2.02552" calcext:value-type="float">
            <text:p>2,02552</text:p>
          </table:table-cell>
          <table:table-cell office:value-type="float" office:value="1.94881" calcext:value-type="float">
            <text:p>1,94881</text:p>
          </table:table-cell>
          <table:table-cell office:value-type="float" office:value="2.15989" calcext:value-type="float">
            <text:p>2,15989</text:p>
          </table:table-cell>
          <table:table-cell office:value-type="float" office:value="1.92896" calcext:value-type="float">
            <text:p>1,92896</text:p>
          </table:table-cell>
          <table:table-cell office:value-type="float" office:value="2.11687" calcext:value-type="float">
            <text:p>2,11687</text:p>
          </table:table-cell>
          <table:table-cell office:value-type="float" office:value="2.09814" calcext:value-type="float">
            <text:p>2,09814</text:p>
          </table:table-cell>
          <table:table-cell office:value-type="float" office:value="2.15408" calcext:value-type="float">
            <text:p>2,15408</text:p>
          </table:table-cell>
          <table:table-cell office:value-type="float" office:value="2.12885" calcext:value-type="float">
            <text:p>2,12885</text:p>
          </table:table-cell>
          <table:table-cell office:value-type="float" office:value="2.15179" calcext:value-type="float">
            <text:p>2,15179</text:p>
          </table:table-cell>
          <table:table-cell office:value-type="float" office:value="1.95902" calcext:value-type="float">
            <text:p>1,95902</text:p>
          </table:table-cell>
          <table:table-cell office:value-type="float" office:value="1.91621" calcext:value-type="float">
            <text:p>1,91621</text:p>
          </table:table-cell>
          <table:table-cell office:value-type="float" office:value="2.14436" calcext:value-type="float">
            <text:p>2,14436</text:p>
          </table:table-cell>
          <table:table-cell office:value-type="float" office:value="2.14308" calcext:value-type="float">
            <text:p>2,14308</text:p>
          </table:table-cell>
          <table:table-cell office:value-type="float" office:value="2.11232" calcext:value-type="float">
            <text:p>2,11232</text:p>
          </table:table-cell>
          <table:table-cell office:value-type="float" office:value="2.00944" calcext:value-type="float">
            <text:p>2,00944</text:p>
          </table:table-cell>
          <table:table-cell office:value-type="float" office:value="2.03308" calcext:value-type="float">
            <text:p>2,03308</text:p>
          </table:table-cell>
          <table:table-cell office:value-type="float" office:value="2.12944" calcext:value-type="float">
            <text:p>2,12944</text:p>
          </table:table-cell>
          <table:table-cell office:value-type="float" office:value="2.10692" calcext:value-type="float">
            <text:p>2,10692</text:p>
          </table:table-cell>
          <table:table-cell office:value-type="float" office:value="2.0695" calcext:value-type="float">
            <text:p>2,0695</text:p>
          </table:table-cell>
          <table:table-cell office:value-type="float" office:value="2.10797" calcext:value-type="float">
            <text:p>2,10797</text:p>
          </table:table-cell>
          <table:table-cell office:value-type="float" office:value="2.14216" calcext:value-type="float">
            <text:p>2,14216</text:p>
          </table:table-cell>
          <table:table-cell office:value-type="float" office:value="2.09196" calcext:value-type="float">
            <text:p>2,09196</text:p>
          </table:table-cell>
          <table:table-cell table:number-columns-repeated="2"/>
          <table:table-cell table:formula="of:=AVERAGE([.B8:.BI8])" office:value-type="float" office:value="2.0714645" calcext:value-type="float">
            <text:p>2,0714645</text:p>
          </table:table-cell>
          <table:table-cell table:formula="of:=STDEV([.B8:.BI8])/2" office:value-type="float" office:value="0.0387264500272889" calcext:value-type="float">
            <text:p>0,038726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12932" calcext:value-type="float">
            <text:p>2,12932</text:p>
          </table:table-cell>
          <table:table-cell office:value-type="float" office:value="2.12236" calcext:value-type="float">
            <text:p>2,12236</text:p>
          </table:table-cell>
          <table:table-cell office:value-type="float" office:value="2.06888" calcext:value-type="float">
            <text:p>2,06888</text:p>
          </table:table-cell>
          <table:table-cell office:value-type="float" office:value="2.04715" calcext:value-type="float">
            <text:p>2,04715</text:p>
          </table:table-cell>
          <table:table-cell office:value-type="float" office:value="2.05192" calcext:value-type="float">
            <text:p>2,05192</text:p>
          </table:table-cell>
          <table:table-cell office:value-type="float" office:value="2.09308" calcext:value-type="float">
            <text:p>2,09308</text:p>
          </table:table-cell>
          <table:table-cell office:value-type="float" office:value="1.97688" calcext:value-type="float">
            <text:p>1,97688</text:p>
          </table:table-cell>
          <table:table-cell office:value-type="float" office:value="2.08481" calcext:value-type="float">
            <text:p>2,08481</text:p>
          </table:table-cell>
          <table:table-cell office:value-type="float" office:value="2.0529" calcext:value-type="float">
            <text:p>2,0529</text:p>
          </table:table-cell>
          <table:table-cell office:value-type="float" office:value="1.94888" calcext:value-type="float">
            <text:p>1,94888</text:p>
          </table:table-cell>
          <table:table-cell office:value-type="float" office:value="2.06143" calcext:value-type="float">
            <text:p>2,06143</text:p>
          </table:table-cell>
          <table:table-cell office:value-type="float" office:value="2.08747" calcext:value-type="float">
            <text:p>2,08747</text:p>
          </table:table-cell>
          <table:table-cell office:value-type="float" office:value="2.09175" calcext:value-type="float">
            <text:p>2,09175</text:p>
          </table:table-cell>
          <table:table-cell office:value-type="float" office:value="2.04542" calcext:value-type="float">
            <text:p>2,04542</text:p>
          </table:table-cell>
          <table:table-cell office:value-type="float" office:value="2.02434" calcext:value-type="float">
            <text:p>2,02434</text:p>
          </table:table-cell>
          <table:table-cell office:value-type="float" office:value="2.14296" calcext:value-type="float">
            <text:p>2,14296</text:p>
          </table:table-cell>
          <table:table-cell office:value-type="float" office:value="2.05633" calcext:value-type="float">
            <text:p>2,05633</text:p>
          </table:table-cell>
          <table:table-cell office:value-type="float" office:value="2.12931" calcext:value-type="float">
            <text:p>2,12931</text:p>
          </table:table-cell>
          <table:table-cell office:value-type="float" office:value="2.15554" calcext:value-type="float">
            <text:p>2,15554</text:p>
          </table:table-cell>
          <table:table-cell office:value-type="float" office:value="2.10321" calcext:value-type="float">
            <text:p>2,10321</text:p>
          </table:table-cell>
          <table:table-cell office:value-type="float" office:value="2.10341" calcext:value-type="float">
            <text:p>2,10341</text:p>
          </table:table-cell>
          <table:table-cell office:value-type="float" office:value="2.1344" calcext:value-type="float">
            <text:p>2,1344</text:p>
          </table:table-cell>
          <table:table-cell office:value-type="float" office:value="2.06044" calcext:value-type="float">
            <text:p>2,06044</text:p>
          </table:table-cell>
          <table:table-cell office:value-type="float" office:value="2.06119" calcext:value-type="float">
            <text:p>2,06119</text:p>
          </table:table-cell>
          <table:table-cell office:value-type="float" office:value="2.04964" calcext:value-type="float">
            <text:p>2,04964</text:p>
          </table:table-cell>
          <table:table-cell office:value-type="float" office:value="2.13579" calcext:value-type="float">
            <text:p>2,13579</text:p>
          </table:table-cell>
          <table:table-cell office:value-type="float" office:value="2.01086" calcext:value-type="float">
            <text:p>2,01086</text:p>
          </table:table-cell>
          <table:table-cell office:value-type="float" office:value="2.1158" calcext:value-type="float">
            <text:p>2,1158</text:p>
          </table:table-cell>
          <table:table-cell office:value-type="float" office:value="2.01797" calcext:value-type="float">
            <text:p>2,01797</text:p>
          </table:table-cell>
          <table:table-cell office:value-type="float" office:value="2.05574" calcext:value-type="float">
            <text:p>2,05574</text:p>
          </table:table-cell>
          <table:table-cell office:value-type="float" office:value="2.06053" calcext:value-type="float">
            <text:p>2,06053</text:p>
          </table:table-cell>
          <table:table-cell office:value-type="float" office:value="2.06394" calcext:value-type="float">
            <text:p>2,06394</text:p>
          </table:table-cell>
          <table:table-cell office:value-type="float" office:value="2.13571" calcext:value-type="float">
            <text:p>2,13571</text:p>
          </table:table-cell>
          <table:table-cell office:value-type="float" office:value="2.08654" calcext:value-type="float">
            <text:p>2,08654</text:p>
          </table:table-cell>
          <table:table-cell office:value-type="float" office:value="2.01678" calcext:value-type="float">
            <text:p>2,01678</text:p>
          </table:table-cell>
          <table:table-cell office:value-type="float" office:value="2.06121" calcext:value-type="float">
            <text:p>2,06121</text:p>
          </table:table-cell>
          <table:table-cell office:value-type="float" office:value="2.05577" calcext:value-type="float">
            <text:p>2,05577</text:p>
          </table:table-cell>
          <table:table-cell office:value-type="float" office:value="2.1202" calcext:value-type="float">
            <text:p>2,1202</text:p>
          </table:table-cell>
          <table:table-cell office:value-type="float" office:value="1.9506" calcext:value-type="float">
            <text:p>1,9506</text:p>
          </table:table-cell>
          <table:table-cell office:value-type="float" office:value="2.06268" calcext:value-type="float">
            <text:p>2,06268</text:p>
          </table:table-cell>
          <table:table-cell office:value-type="float" office:value="2.05014" calcext:value-type="float">
            <text:p>2,05014</text:p>
          </table:table-cell>
          <table:table-cell office:value-type="float" office:value="2.04402" calcext:value-type="float">
            <text:p>2,04402</text:p>
          </table:table-cell>
          <table:table-cell office:value-type="float" office:value="2.06231" calcext:value-type="float">
            <text:p>2,06231</text:p>
          </table:table-cell>
          <table:table-cell office:value-type="float" office:value="2.09051" calcext:value-type="float">
            <text:p>2,09051</text:p>
          </table:table-cell>
          <table:table-cell office:value-type="float" office:value="2.02216" calcext:value-type="float">
            <text:p>2,02216</text:p>
          </table:table-cell>
          <table:table-cell office:value-type="float" office:value="2.08593" calcext:value-type="float">
            <text:p>2,08593</text:p>
          </table:table-cell>
          <table:table-cell office:value-type="float" office:value="1.92569" calcext:value-type="float">
            <text:p>1,92569</text:p>
          </table:table-cell>
          <table:table-cell office:value-type="float" office:value="2.10159" calcext:value-type="float">
            <text:p>2,10159</text:p>
          </table:table-cell>
          <table:table-cell office:value-type="float" office:value="2.09951" calcext:value-type="float">
            <text:p>2,09951</text:p>
          </table:table-cell>
          <table:table-cell office:value-type="float" office:value="2.1154" calcext:value-type="float">
            <text:p>2,1154</text:p>
          </table:table-cell>
          <table:table-cell office:value-type="float" office:value="1.95423" calcext:value-type="float">
            <text:p>1,95423</text:p>
          </table:table-cell>
          <table:table-cell office:value-type="float" office:value="2.26713" calcext:value-type="float">
            <text:p>2,26713</text:p>
          </table:table-cell>
          <table:table-cell office:value-type="float" office:value="2.33349" calcext:value-type="float">
            <text:p>2,33349</text:p>
          </table:table-cell>
          <table:table-cell office:value-type="float" office:value="2.26135" calcext:value-type="float">
            <text:p>2,26135</text:p>
          </table:table-cell>
          <table:table-cell office:value-type="float" office:value="2.06272" calcext:value-type="float">
            <text:p>2,06272</text:p>
          </table:table-cell>
          <table:table-cell office:value-type="float" office:value="2.12676" calcext:value-type="float">
            <text:p>2,12676</text:p>
          </table:table-cell>
          <table:table-cell office:value-type="float" office:value="2.10853" calcext:value-type="float">
            <text:p>2,10853</text:p>
          </table:table-cell>
          <table:table-cell office:value-type="float" office:value="2.1299" calcext:value-type="float">
            <text:p>2,1299</text:p>
          </table:table-cell>
          <table:table-cell office:value-type="float" office:value="2.13982" calcext:value-type="float">
            <text:p>2,13982</text:p>
          </table:table-cell>
          <table:table-cell office:value-type="float" office:value="2.09976" calcext:value-type="float">
            <text:p>2,09976</text:p>
          </table:table-cell>
          <table:table-cell table:number-columns-repeated="2"/>
          <table:table-cell table:formula="of:=AVERAGE([.B9:.BI9])" office:value-type="float" office:value="2.0819015" calcext:value-type="float">
            <text:p>2,0819015</text:p>
          </table:table-cell>
          <table:table-cell table:formula="of:=STDEV([.B9:.BI9])/2" office:value-type="float" office:value="0.0349689077976931" calcext:value-type="float">
            <text:p>0,03496890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12906" calcext:value-type="float">
            <text:p>2,12906</text:p>
          </table:table-cell>
          <table:table-cell office:value-type="float" office:value="2.09528" calcext:value-type="float">
            <text:p>2,09528</text:p>
          </table:table-cell>
          <table:table-cell office:value-type="float" office:value="2.13056" calcext:value-type="float">
            <text:p>2,13056</text:p>
          </table:table-cell>
          <table:table-cell office:value-type="float" office:value="2.15807" calcext:value-type="float">
            <text:p>2,15807</text:p>
          </table:table-cell>
          <table:table-cell office:value-type="float" office:value="2.09444" calcext:value-type="float">
            <text:p>2,09444</text:p>
          </table:table-cell>
          <table:table-cell office:value-type="float" office:value="2.11406" calcext:value-type="float">
            <text:p>2,11406</text:p>
          </table:table-cell>
          <table:table-cell office:value-type="float" office:value="2.164" calcext:value-type="float">
            <text:p>2,164</text:p>
          </table:table-cell>
          <table:table-cell office:value-type="float" office:value="2.06859" calcext:value-type="float">
            <text:p>2,06859</text:p>
          </table:table-cell>
          <table:table-cell office:value-type="float" office:value="2.07826" calcext:value-type="float">
            <text:p>2,07826</text:p>
          </table:table-cell>
          <table:table-cell office:value-type="float" office:value="1.94672" calcext:value-type="float">
            <text:p>1,94672</text:p>
          </table:table-cell>
          <table:table-cell office:value-type="float" office:value="2.07328" calcext:value-type="float">
            <text:p>2,07328</text:p>
          </table:table-cell>
          <table:table-cell office:value-type="float" office:value="2.07163" calcext:value-type="float">
            <text:p>2,07163</text:p>
          </table:table-cell>
          <table:table-cell office:value-type="float" office:value="2.05389" calcext:value-type="float">
            <text:p>2,05389</text:p>
          </table:table-cell>
          <table:table-cell office:value-type="float" office:value="2.06071" calcext:value-type="float">
            <text:p>2,06071</text:p>
          </table:table-cell>
          <table:table-cell office:value-type="float" office:value="2.11673" calcext:value-type="float">
            <text:p>2,11673</text:p>
          </table:table-cell>
          <table:table-cell office:value-type="float" office:value="2.19047" calcext:value-type="float">
            <text:p>2,19047</text:p>
          </table:table-cell>
          <table:table-cell office:value-type="float" office:value="2.11415" calcext:value-type="float">
            <text:p>2,11415</text:p>
          </table:table-cell>
          <table:table-cell office:value-type="float" office:value="2.09586" calcext:value-type="float">
            <text:p>2,09586</text:p>
          </table:table-cell>
          <table:table-cell office:value-type="float" office:value="2.10351" calcext:value-type="float">
            <text:p>2,10351</text:p>
          </table:table-cell>
          <table:table-cell office:value-type="float" office:value="2.07828" calcext:value-type="float">
            <text:p>2,07828</text:p>
          </table:table-cell>
          <table:table-cell office:value-type="float" office:value="2.07477" calcext:value-type="float">
            <text:p>2,07477</text:p>
          </table:table-cell>
          <table:table-cell office:value-type="float" office:value="1.95192" calcext:value-type="float">
            <text:p>1,95192</text:p>
          </table:table-cell>
          <table:table-cell office:value-type="float" office:value="2.03275" calcext:value-type="float">
            <text:p>2,03275</text:p>
          </table:table-cell>
          <table:table-cell office:value-type="float" office:value="2.07745" calcext:value-type="float">
            <text:p>2,07745</text:p>
          </table:table-cell>
          <table:table-cell office:value-type="float" office:value="2.0896" calcext:value-type="float">
            <text:p>2,0896</text:p>
          </table:table-cell>
          <table:table-cell office:value-type="float" office:value="2.10862" calcext:value-type="float">
            <text:p>2,10862</text:p>
          </table:table-cell>
          <table:table-cell office:value-type="float" office:value="2.08731" calcext:value-type="float">
            <text:p>2,08731</text:p>
          </table:table-cell>
          <table:table-cell office:value-type="float" office:value="2.10301" calcext:value-type="float">
            <text:p>2,10301</text:p>
          </table:table-cell>
          <table:table-cell office:value-type="float" office:value="2.0694" calcext:value-type="float">
            <text:p>2,0694</text:p>
          </table:table-cell>
          <table:table-cell office:value-type="float" office:value="2.04326" calcext:value-type="float">
            <text:p>2,04326</text:p>
          </table:table-cell>
          <table:table-cell office:value-type="float" office:value="2.18497" calcext:value-type="float">
            <text:p>2,18497</text:p>
          </table:table-cell>
          <table:table-cell office:value-type="float" office:value="2.1019" calcext:value-type="float">
            <text:p>2,1019</text:p>
          </table:table-cell>
          <table:table-cell office:value-type="float" office:value="1.96932" calcext:value-type="float">
            <text:p>1,96932</text:p>
          </table:table-cell>
          <table:table-cell office:value-type="float" office:value="2.05169" calcext:value-type="float">
            <text:p>2,05169</text:p>
          </table:table-cell>
          <table:table-cell office:value-type="float" office:value="2.05085" calcext:value-type="float">
            <text:p>2,05085</text:p>
          </table:table-cell>
          <table:table-cell office:value-type="float" office:value="2.06812" calcext:value-type="float">
            <text:p>2,06812</text:p>
          </table:table-cell>
          <table:table-cell office:value-type="float" office:value="2.18247" calcext:value-type="float">
            <text:p>2,18247</text:p>
          </table:table-cell>
          <table:table-cell office:value-type="float" office:value="2.05884" calcext:value-type="float">
            <text:p>2,05884</text:p>
          </table:table-cell>
          <table:table-cell office:value-type="float" office:value="2.13132" calcext:value-type="float">
            <text:p>2,13132</text:p>
          </table:table-cell>
          <table:table-cell office:value-type="float" office:value="2.0821" calcext:value-type="float">
            <text:p>2,0821</text:p>
          </table:table-cell>
          <table:table-cell office:value-type="float" office:value="2.08546" calcext:value-type="float">
            <text:p>2,08546</text:p>
          </table:table-cell>
          <table:table-cell office:value-type="float" office:value="2.07645" calcext:value-type="float">
            <text:p>2,07645</text:p>
          </table:table-cell>
          <table:table-cell office:value-type="float" office:value="1.95233" calcext:value-type="float">
            <text:p>1,95233</text:p>
          </table:table-cell>
          <table:table-cell office:value-type="float" office:value="2.17" calcext:value-type="float">
            <text:p>2,17</text:p>
          </table:table-cell>
          <table:table-cell office:value-type="float" office:value="2.07603" calcext:value-type="float">
            <text:p>2,07603</text:p>
          </table:table-cell>
          <table:table-cell office:value-type="float" office:value="2.10817" calcext:value-type="float">
            <text:p>2,10817</text:p>
          </table:table-cell>
          <table:table-cell office:value-type="float" office:value="2.12159" calcext:value-type="float">
            <text:p>2,12159</text:p>
          </table:table-cell>
          <table:table-cell office:value-type="float" office:value="1.94743" calcext:value-type="float">
            <text:p>1,94743</text:p>
          </table:table-cell>
          <table:table-cell office:value-type="float" office:value="2.0213" calcext:value-type="float">
            <text:p>2,0213</text:p>
          </table:table-cell>
          <table:table-cell office:value-type="float" office:value="2.06053" calcext:value-type="float">
            <text:p>2,06053</text:p>
          </table:table-cell>
          <table:table-cell office:value-type="float" office:value="2.13313" calcext:value-type="float">
            <text:p>2,13313</text:p>
          </table:table-cell>
          <table:table-cell office:value-type="float" office:value="1.97131" calcext:value-type="float">
            <text:p>1,97131</text:p>
          </table:table-cell>
          <table:table-cell office:value-type="float" office:value="2.04119" calcext:value-type="float">
            <text:p>2,04119</text:p>
          </table:table-cell>
          <table:table-cell office:value-type="float" office:value="2.06685" calcext:value-type="float">
            <text:p>2,06685</text:p>
          </table:table-cell>
          <table:table-cell office:value-type="float" office:value="2.13954" calcext:value-type="float">
            <text:p>2,13954</text:p>
          </table:table-cell>
          <table:table-cell office:value-type="float" office:value="2.04547" calcext:value-type="float">
            <text:p>2,04547</text:p>
          </table:table-cell>
          <table:table-cell office:value-type="float" office:value="2.0647" calcext:value-type="float">
            <text:p>2,0647</text:p>
          </table:table-cell>
          <table:table-cell office:value-type="float" office:value="2.07211" calcext:value-type="float">
            <text:p>2,07211</text:p>
          </table:table-cell>
          <table:table-cell office:value-type="float" office:value="2.10728" calcext:value-type="float">
            <text:p>2,10728</text:p>
          </table:table-cell>
          <table:table-cell office:value-type="float" office:value="2.03051" calcext:value-type="float">
            <text:p>2,03051</text:p>
          </table:table-cell>
          <table:table-cell table:number-columns-repeated="2"/>
          <table:table-cell table:formula="of:=AVERAGE([.B10:.BI10])" office:value-type="float" office:value="2.07914333333333" calcext:value-type="float">
            <text:p>2,0791433333</text:p>
          </table:table-cell>
          <table:table-cell table:formula="of:=STDEV([.B10:.BI10])/2" office:value-type="float" office:value="0.0282198785067876" calcext:value-type="float">
            <text:p>0,02821987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0914" calcext:value-type="float">
            <text:p>2,0914</text:p>
          </table:table-cell>
          <table:table-cell office:value-type="float" office:value="2.06282" calcext:value-type="float">
            <text:p>2,06282</text:p>
          </table:table-cell>
          <table:table-cell office:value-type="float" office:value="2.10281" calcext:value-type="float">
            <text:p>2,10281</text:p>
          </table:table-cell>
          <table:table-cell office:value-type="float" office:value="2.08617" calcext:value-type="float">
            <text:p>2,08617</text:p>
          </table:table-cell>
          <table:table-cell office:value-type="float" office:value="2.07376" calcext:value-type="float">
            <text:p>2,07376</text:p>
          </table:table-cell>
          <table:table-cell office:value-type="float" office:value="2.09558" calcext:value-type="float">
            <text:p>2,09558</text:p>
          </table:table-cell>
          <table:table-cell office:value-type="float" office:value="2.18864" calcext:value-type="float">
            <text:p>2,18864</text:p>
          </table:table-cell>
          <table:table-cell office:value-type="float" office:value="2.07597" calcext:value-type="float">
            <text:p>2,07597</text:p>
          </table:table-cell>
          <table:table-cell office:value-type="float" office:value="2.10479" calcext:value-type="float">
            <text:p>2,10479</text:p>
          </table:table-cell>
          <table:table-cell office:value-type="float" office:value="2.10874" calcext:value-type="float">
            <text:p>2,10874</text:p>
          </table:table-cell>
          <table:table-cell office:value-type="float" office:value="2.09751" calcext:value-type="float">
            <text:p>2,09751</text:p>
          </table:table-cell>
          <table:table-cell office:value-type="float" office:value="2.08096" calcext:value-type="float">
            <text:p>2,08096</text:p>
          </table:table-cell>
          <table:table-cell office:value-type="float" office:value="2.10327" calcext:value-type="float">
            <text:p>2,10327</text:p>
          </table:table-cell>
          <table:table-cell office:value-type="float" office:value="2.05912" calcext:value-type="float">
            <text:p>2,05912</text:p>
          </table:table-cell>
          <table:table-cell office:value-type="float" office:value="2.07949" calcext:value-type="float">
            <text:p>2,07949</text:p>
          </table:table-cell>
          <table:table-cell office:value-type="float" office:value="2.11757" calcext:value-type="float">
            <text:p>2,11757</text:p>
          </table:table-cell>
          <table:table-cell office:value-type="float" office:value="2.11089" calcext:value-type="float">
            <text:p>2,11089</text:p>
          </table:table-cell>
          <table:table-cell office:value-type="float" office:value="2.09633" calcext:value-type="float">
            <text:p>2,09633</text:p>
          </table:table-cell>
          <table:table-cell office:value-type="float" office:value="2.20733" calcext:value-type="float">
            <text:p>2,20733</text:p>
          </table:table-cell>
          <table:table-cell office:value-type="float" office:value="2.08038" calcext:value-type="float">
            <text:p>2,08038</text:p>
          </table:table-cell>
          <table:table-cell office:value-type="float" office:value="2.09137" calcext:value-type="float">
            <text:p>2,09137</text:p>
          </table:table-cell>
          <table:table-cell office:value-type="float" office:value="2.16114" calcext:value-type="float">
            <text:p>2,16114</text:p>
          </table:table-cell>
          <table:table-cell office:value-type="float" office:value="2.19948" calcext:value-type="float">
            <text:p>2,19948</text:p>
          </table:table-cell>
          <table:table-cell office:value-type="float" office:value="2.08846" calcext:value-type="float">
            <text:p>2,08846</text:p>
          </table:table-cell>
          <table:table-cell office:value-type="float" office:value="2.20159" calcext:value-type="float">
            <text:p>2,20159</text:p>
          </table:table-cell>
          <table:table-cell office:value-type="float" office:value="2.0666" calcext:value-type="float">
            <text:p>2,0666</text:p>
          </table:table-cell>
          <table:table-cell office:value-type="float" office:value="2.14019" calcext:value-type="float">
            <text:p>2,14019</text:p>
          </table:table-cell>
          <table:table-cell office:value-type="float" office:value="2.09259" calcext:value-type="float">
            <text:p>2,09259</text:p>
          </table:table-cell>
          <table:table-cell office:value-type="float" office:value="1.93212" calcext:value-type="float">
            <text:p>1,93212</text:p>
          </table:table-cell>
          <table:table-cell office:value-type="float" office:value="2.10426" calcext:value-type="float">
            <text:p>2,10426</text:p>
          </table:table-cell>
          <table:table-cell office:value-type="float" office:value="2.07946" calcext:value-type="float">
            <text:p>2,07946</text:p>
          </table:table-cell>
          <table:table-cell office:value-type="float" office:value="2.08442" calcext:value-type="float">
            <text:p>2,08442</text:p>
          </table:table-cell>
          <table:table-cell office:value-type="float" office:value="2.1359" calcext:value-type="float">
            <text:p>2,1359</text:p>
          </table:table-cell>
          <table:table-cell office:value-type="float" office:value="2.0962" calcext:value-type="float">
            <text:p>2,0962</text:p>
          </table:table-cell>
          <table:table-cell office:value-type="float" office:value="2.10397" calcext:value-type="float">
            <text:p>2,10397</text:p>
          </table:table-cell>
          <table:table-cell office:value-type="float" office:value="2.17437" calcext:value-type="float">
            <text:p>2,17437</text:p>
          </table:table-cell>
          <table:table-cell office:value-type="float" office:value="2.08699" calcext:value-type="float">
            <text:p>2,08699</text:p>
          </table:table-cell>
          <table:table-cell office:value-type="float" office:value="2.08364" calcext:value-type="float">
            <text:p>2,08364</text:p>
          </table:table-cell>
          <table:table-cell office:value-type="float" office:value="2.12242" calcext:value-type="float">
            <text:p>2,12242</text:p>
          </table:table-cell>
          <table:table-cell office:value-type="float" office:value="2.12925" calcext:value-type="float">
            <text:p>2,12925</text:p>
          </table:table-cell>
          <table:table-cell office:value-type="float" office:value="2.10899" calcext:value-type="float">
            <text:p>2,10899</text:p>
          </table:table-cell>
          <table:table-cell office:value-type="float" office:value="2.147" calcext:value-type="float">
            <text:p>2,147</text:p>
          </table:table-cell>
          <table:table-cell office:value-type="float" office:value="2.10315" calcext:value-type="float">
            <text:p>2,10315</text:p>
          </table:table-cell>
          <table:table-cell office:value-type="float" office:value="2.10467" calcext:value-type="float">
            <text:p>2,10467</text:p>
          </table:table-cell>
          <table:table-cell office:value-type="float" office:value="2.05141" calcext:value-type="float">
            <text:p>2,05141</text:p>
          </table:table-cell>
          <table:table-cell office:value-type="float" office:value="2.11644" calcext:value-type="float">
            <text:p>2,11644</text:p>
          </table:table-cell>
          <table:table-cell office:value-type="float" office:value="2.08731" calcext:value-type="float">
            <text:p>2,08731</text:p>
          </table:table-cell>
          <table:table-cell office:value-type="float" office:value="2.0398" calcext:value-type="float">
            <text:p>2,0398</text:p>
          </table:table-cell>
          <table:table-cell office:value-type="float" office:value="2.15367" calcext:value-type="float">
            <text:p>2,15367</text:p>
          </table:table-cell>
          <table:table-cell office:value-type="float" office:value="2.15449" calcext:value-type="float">
            <text:p>2,15449</text:p>
          </table:table-cell>
          <table:table-cell office:value-type="float" office:value="2.13043" calcext:value-type="float">
            <text:p>2,13043</text:p>
          </table:table-cell>
          <table:table-cell office:value-type="float" office:value="2.11394" calcext:value-type="float">
            <text:p>2,11394</text:p>
          </table:table-cell>
          <table:table-cell office:value-type="float" office:value="2.13829" calcext:value-type="float">
            <text:p>2,13829</text:p>
          </table:table-cell>
          <table:table-cell office:value-type="float" office:value="2.11786" calcext:value-type="float">
            <text:p>2,11786</text:p>
          </table:table-cell>
          <table:table-cell office:value-type="float" office:value="2.06458" calcext:value-type="float">
            <text:p>2,06458</text:p>
          </table:table-cell>
          <table:table-cell office:value-type="float" office:value="2.16572" calcext:value-type="float">
            <text:p>2,16572</text:p>
          </table:table-cell>
          <table:table-cell office:value-type="float" office:value="1.96455" calcext:value-type="float">
            <text:p>1,96455</text:p>
          </table:table-cell>
          <table:table-cell office:value-type="float" office:value="2.10397" calcext:value-type="float">
            <text:p>2,10397</text:p>
          </table:table-cell>
          <table:table-cell office:value-type="float" office:value="2.19284" calcext:value-type="float">
            <text:p>2,19284</text:p>
          </table:table-cell>
          <table:table-cell office:value-type="float" office:value="2.08793" calcext:value-type="float">
            <text:p>2,08793</text:p>
          </table:table-cell>
          <table:table-cell table:number-columns-repeated="2"/>
          <table:table-cell table:formula="of:=AVERAGE([.B11:.BI11])" office:value-type="float" office:value="2.10574983333333" calcext:value-type="float">
            <text:p>2,1057498333</text:p>
          </table:table-cell>
          <table:table-cell table:formula="of:=STDEV([.B11:.BI11])/2" office:value-type="float" office:value="0.0242151569793654" calcext:value-type="float">
            <text:p>0,0242151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10648" calcext:value-type="float">
            <text:p>2,10648</text:p>
          </table:table-cell>
          <table:table-cell office:value-type="float" office:value="2.19357" calcext:value-type="float">
            <text:p>2,19357</text:p>
          </table:table-cell>
          <table:table-cell office:value-type="float" office:value="2.11858" calcext:value-type="float">
            <text:p>2,11858</text:p>
          </table:table-cell>
          <table:table-cell office:value-type="float" office:value="2.17783" calcext:value-type="float">
            <text:p>2,17783</text:p>
          </table:table-cell>
          <table:table-cell office:value-type="float" office:value="2.11652" calcext:value-type="float">
            <text:p>2,11652</text:p>
          </table:table-cell>
          <table:table-cell office:value-type="float" office:value="2.09947" calcext:value-type="float">
            <text:p>2,09947</text:p>
          </table:table-cell>
          <table:table-cell office:value-type="float" office:value="2.10473" calcext:value-type="float">
            <text:p>2,10473</text:p>
          </table:table-cell>
          <table:table-cell office:value-type="float" office:value="2.18371" calcext:value-type="float">
            <text:p>2,18371</text:p>
          </table:table-cell>
          <table:table-cell office:value-type="float" office:value="2.19152" calcext:value-type="float">
            <text:p>2,19152</text:p>
          </table:table-cell>
          <table:table-cell office:value-type="float" office:value="2.13906" calcext:value-type="float">
            <text:p>2,13906</text:p>
          </table:table-cell>
          <table:table-cell office:value-type="float" office:value="2.09902" calcext:value-type="float">
            <text:p>2,09902</text:p>
          </table:table-cell>
          <table:table-cell office:value-type="float" office:value="2.12445" calcext:value-type="float">
            <text:p>2,12445</text:p>
          </table:table-cell>
          <table:table-cell office:value-type="float" office:value="2.14692" calcext:value-type="float">
            <text:p>2,14692</text:p>
          </table:table-cell>
          <table:table-cell office:value-type="float" office:value="2.08083" calcext:value-type="float">
            <text:p>2,08083</text:p>
          </table:table-cell>
          <table:table-cell office:value-type="float" office:value="2.11095" calcext:value-type="float">
            <text:p>2,11095</text:p>
          </table:table-cell>
          <table:table-cell office:value-type="float" office:value="2.09191" calcext:value-type="float">
            <text:p>2,09191</text:p>
          </table:table-cell>
          <table:table-cell office:value-type="float" office:value="2.07883" calcext:value-type="float">
            <text:p>2,07883</text:p>
          </table:table-cell>
          <table:table-cell office:value-type="float" office:value="2.07526" calcext:value-type="float">
            <text:p>2,07526</text:p>
          </table:table-cell>
          <table:table-cell office:value-type="float" office:value="2.07007" calcext:value-type="float">
            <text:p>2,07007</text:p>
          </table:table-cell>
          <table:table-cell office:value-type="float" office:value="2.1802" calcext:value-type="float">
            <text:p>2,1802</text:p>
          </table:table-cell>
          <table:table-cell office:value-type="float" office:value="2.1523" calcext:value-type="float">
            <text:p>2,1523</text:p>
          </table:table-cell>
          <table:table-cell office:value-type="float" office:value="2.15522" calcext:value-type="float">
            <text:p>2,15522</text:p>
          </table:table-cell>
          <table:table-cell office:value-type="float" office:value="2.15544" calcext:value-type="float">
            <text:p>2,15544</text:p>
          </table:table-cell>
          <table:table-cell office:value-type="float" office:value="2.07522" calcext:value-type="float">
            <text:p>2,07522</text:p>
          </table:table-cell>
          <table:table-cell office:value-type="float" office:value="2.14962" calcext:value-type="float">
            <text:p>2,14962</text:p>
          </table:table-cell>
          <table:table-cell office:value-type="float" office:value="2.06584" calcext:value-type="float">
            <text:p>2,06584</text:p>
          </table:table-cell>
          <table:table-cell office:value-type="float" office:value="2.13545" calcext:value-type="float">
            <text:p>2,13545</text:p>
          </table:table-cell>
          <table:table-cell office:value-type="float" office:value="2.15639" calcext:value-type="float">
            <text:p>2,15639</text:p>
          </table:table-cell>
          <table:table-cell office:value-type="float" office:value="2.10087" calcext:value-type="float">
            <text:p>2,10087</text:p>
          </table:table-cell>
          <table:table-cell office:value-type="float" office:value="2.16264" calcext:value-type="float">
            <text:p>2,16264</text:p>
          </table:table-cell>
          <table:table-cell office:value-type="float" office:value="2.1098" calcext:value-type="float">
            <text:p>2,1098</text:p>
          </table:table-cell>
          <table:table-cell office:value-type="float" office:value="2.14408" calcext:value-type="float">
            <text:p>2,14408</text:p>
          </table:table-cell>
          <table:table-cell office:value-type="float" office:value="2.16713" calcext:value-type="float">
            <text:p>2,16713</text:p>
          </table:table-cell>
          <table:table-cell office:value-type="float" office:value="2.0902" calcext:value-type="float">
            <text:p>2,0902</text:p>
          </table:table-cell>
          <table:table-cell office:value-type="float" office:value="2.2183" calcext:value-type="float">
            <text:p>2,2183</text:p>
          </table:table-cell>
          <table:table-cell office:value-type="float" office:value="2.02245" calcext:value-type="float">
            <text:p>2,02245</text:p>
          </table:table-cell>
          <table:table-cell office:value-type="float" office:value="2.13378" calcext:value-type="float">
            <text:p>2,13378</text:p>
          </table:table-cell>
          <table:table-cell office:value-type="float" office:value="2.12797" calcext:value-type="float">
            <text:p>2,12797</text:p>
          </table:table-cell>
          <table:table-cell office:value-type="float" office:value="2.17372" calcext:value-type="float">
            <text:p>2,17372</text:p>
          </table:table-cell>
          <table:table-cell office:value-type="float" office:value="2.1242" calcext:value-type="float">
            <text:p>2,1242</text:p>
          </table:table-cell>
          <table:table-cell office:value-type="float" office:value="2.0994" calcext:value-type="float">
            <text:p>2,0994</text:p>
          </table:table-cell>
          <table:table-cell office:value-type="float" office:value="2.10106" calcext:value-type="float">
            <text:p>2,10106</text:p>
          </table:table-cell>
          <table:table-cell office:value-type="float" office:value="2.11145" calcext:value-type="float">
            <text:p>2,11145</text:p>
          </table:table-cell>
          <table:table-cell office:value-type="float" office:value="2.10214" calcext:value-type="float">
            <text:p>2,10214</text:p>
          </table:table-cell>
          <table:table-cell office:value-type="float" office:value="2.13266" calcext:value-type="float">
            <text:p>2,13266</text:p>
          </table:table-cell>
          <table:table-cell office:value-type="float" office:value="2.12218" calcext:value-type="float">
            <text:p>2,12218</text:p>
          </table:table-cell>
          <table:table-cell office:value-type="float" office:value="2.09604" calcext:value-type="float">
            <text:p>2,09604</text:p>
          </table:table-cell>
          <table:table-cell office:value-type="float" office:value="2.12047" calcext:value-type="float">
            <text:p>2,12047</text:p>
          </table:table-cell>
          <table:table-cell office:value-type="float" office:value="2.16751" calcext:value-type="float">
            <text:p>2,16751</text:p>
          </table:table-cell>
          <table:table-cell office:value-type="float" office:value="2.07123" calcext:value-type="float">
            <text:p>2,07123</text:p>
          </table:table-cell>
          <table:table-cell office:value-type="float" office:value="2.12366" calcext:value-type="float">
            <text:p>2,12366</text:p>
          </table:table-cell>
          <table:table-cell office:value-type="float" office:value="2.18226" calcext:value-type="float">
            <text:p>2,18226</text:p>
          </table:table-cell>
          <table:table-cell office:value-type="float" office:value="2.20392" calcext:value-type="float">
            <text:p>2,20392</text:p>
          </table:table-cell>
          <table:table-cell office:value-type="float" office:value="2.15131" calcext:value-type="float">
            <text:p>2,15131</text:p>
          </table:table-cell>
          <table:table-cell office:value-type="float" office:value="2.09063" calcext:value-type="float">
            <text:p>2,09063</text:p>
          </table:table-cell>
          <table:table-cell office:value-type="float" office:value="2.08667" calcext:value-type="float">
            <text:p>2,08667</text:p>
          </table:table-cell>
          <table:table-cell office:value-type="float" office:value="2.13456" calcext:value-type="float">
            <text:p>2,13456</text:p>
          </table:table-cell>
          <table:table-cell office:value-type="float" office:value="2.08127" calcext:value-type="float">
            <text:p>2,08127</text:p>
          </table:table-cell>
          <table:table-cell office:value-type="float" office:value="2.12477" calcext:value-type="float">
            <text:p>2,12477</text:p>
          </table:table-cell>
          <table:table-cell office:value-type="float" office:value="2.18081" calcext:value-type="float">
            <text:p>2,18081</text:p>
          </table:table-cell>
          <table:table-cell table:number-columns-repeated="2"/>
          <table:table-cell table:formula="of:=AVERAGE([.B12:.BI12])" office:value-type="float" office:value="2.1265755" calcext:value-type="float">
            <text:p>2,1265755</text:p>
          </table:table-cell>
          <table:table-cell table:formula="of:=STDEV([.B12:.BI12])/2" office:value-type="float" office:value="0.020069334509353" calcext:value-type="float">
            <text:p>0,02006933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24179" calcext:value-type="float">
            <text:p>2,24179</text:p>
          </table:table-cell>
          <table:table-cell office:value-type="float" office:value="2.28462" calcext:value-type="float">
            <text:p>2,28462</text:p>
          </table:table-cell>
          <table:table-cell office:value-type="float" office:value="2.25232" calcext:value-type="float">
            <text:p>2,25232</text:p>
          </table:table-cell>
          <table:table-cell office:value-type="float" office:value="2.31614" calcext:value-type="float">
            <text:p>2,31614</text:p>
          </table:table-cell>
          <table:table-cell office:value-type="float" office:value="2.28153" calcext:value-type="float">
            <text:p>2,28153</text:p>
          </table:table-cell>
          <table:table-cell office:value-type="float" office:value="2.32583" calcext:value-type="float">
            <text:p>2,32583</text:p>
          </table:table-cell>
          <table:table-cell office:value-type="float" office:value="2.23273" calcext:value-type="float">
            <text:p>2,23273</text:p>
          </table:table-cell>
          <table:table-cell office:value-type="float" office:value="2.29677" calcext:value-type="float">
            <text:p>2,29677</text:p>
          </table:table-cell>
          <table:table-cell office:value-type="float" office:value="2.28054" calcext:value-type="float">
            <text:p>2,28054</text:p>
          </table:table-cell>
          <table:table-cell office:value-type="float" office:value="2.28892" calcext:value-type="float">
            <text:p>2,28892</text:p>
          </table:table-cell>
          <table:table-cell office:value-type="float" office:value="2.29454" calcext:value-type="float">
            <text:p>2,29454</text:p>
          </table:table-cell>
          <table:table-cell office:value-type="float" office:value="2.2403" calcext:value-type="float">
            <text:p>2,2403</text:p>
          </table:table-cell>
          <table:table-cell office:value-type="float" office:value="2.26182" calcext:value-type="float">
            <text:p>2,26182</text:p>
          </table:table-cell>
          <table:table-cell office:value-type="float" office:value="2.27442" calcext:value-type="float">
            <text:p>2,27442</text:p>
          </table:table-cell>
          <table:table-cell office:value-type="float" office:value="2.27658" calcext:value-type="float">
            <text:p>2,27658</text:p>
          </table:table-cell>
          <table:table-cell office:value-type="float" office:value="2.26271" calcext:value-type="float">
            <text:p>2,26271</text:p>
          </table:table-cell>
          <table:table-cell office:value-type="float" office:value="2.31341" calcext:value-type="float">
            <text:p>2,31341</text:p>
          </table:table-cell>
          <table:table-cell office:value-type="float" office:value="2.25047" calcext:value-type="float">
            <text:p>2,25047</text:p>
          </table:table-cell>
          <table:table-cell office:value-type="float" office:value="2.22896" calcext:value-type="float">
            <text:p>2,22896</text:p>
          </table:table-cell>
          <table:table-cell office:value-type="float" office:value="2.18262" calcext:value-type="float">
            <text:p>2,18262</text:p>
          </table:table-cell>
          <table:table-cell office:value-type="float" office:value="2.23346" calcext:value-type="float">
            <text:p>2,23346</text:p>
          </table:table-cell>
          <table:table-cell office:value-type="float" office:value="2.26644" calcext:value-type="float">
            <text:p>2,26644</text:p>
          </table:table-cell>
          <table:table-cell office:value-type="float" office:value="2.25134" calcext:value-type="float">
            <text:p>2,25134</text:p>
          </table:table-cell>
          <table:table-cell office:value-type="float" office:value="2.29923" calcext:value-type="float">
            <text:p>2,29923</text:p>
          </table:table-cell>
          <table:table-cell office:value-type="float" office:value="2.29504" calcext:value-type="float">
            <text:p>2,29504</text:p>
          </table:table-cell>
          <table:table-cell office:value-type="float" office:value="2.30107" calcext:value-type="float">
            <text:p>2,30107</text:p>
          </table:table-cell>
          <table:table-cell office:value-type="float" office:value="2.313" calcext:value-type="float">
            <text:p>2,313</text:p>
          </table:table-cell>
          <table:table-cell office:value-type="float" office:value="2.26215" calcext:value-type="float">
            <text:p>2,26215</text:p>
          </table:table-cell>
          <table:table-cell office:value-type="float" office:value="2.31653" calcext:value-type="float">
            <text:p>2,31653</text:p>
          </table:table-cell>
          <table:table-cell office:value-type="float" office:value="2.28486" calcext:value-type="float">
            <text:p>2,28486</text:p>
          </table:table-cell>
          <table:table-cell office:value-type="float" office:value="2.26805" calcext:value-type="float">
            <text:p>2,26805</text:p>
          </table:table-cell>
          <table:table-cell office:value-type="float" office:value="2.23702" calcext:value-type="float">
            <text:p>2,23702</text:p>
          </table:table-cell>
          <table:table-cell office:value-type="float" office:value="2.2498" calcext:value-type="float">
            <text:p>2,2498</text:p>
          </table:table-cell>
          <table:table-cell office:value-type="float" office:value="2.2944" calcext:value-type="float">
            <text:p>2,2944</text:p>
          </table:table-cell>
          <table:table-cell office:value-type="float" office:value="2.31201" calcext:value-type="float">
            <text:p>2,31201</text:p>
          </table:table-cell>
          <table:table-cell office:value-type="float" office:value="2.26746" calcext:value-type="float">
            <text:p>2,26746</text:p>
          </table:table-cell>
          <table:table-cell office:value-type="float" office:value="2.25735" calcext:value-type="float">
            <text:p>2,25735</text:p>
          </table:table-cell>
          <table:table-cell office:value-type="float" office:value="2.23865" calcext:value-type="float">
            <text:p>2,23865</text:p>
          </table:table-cell>
          <table:table-cell office:value-type="float" office:value="2.2575" calcext:value-type="float">
            <text:p>2,2575</text:p>
          </table:table-cell>
          <table:table-cell office:value-type="float" office:value="2.33004" calcext:value-type="float">
            <text:p>2,33004</text:p>
          </table:table-cell>
          <table:table-cell office:value-type="float" office:value="2.29255" calcext:value-type="float">
            <text:p>2,29255</text:p>
          </table:table-cell>
          <table:table-cell office:value-type="float" office:value="2.23726" calcext:value-type="float">
            <text:p>2,23726</text:p>
          </table:table-cell>
          <table:table-cell office:value-type="float" office:value="2.30122" calcext:value-type="float">
            <text:p>2,30122</text:p>
          </table:table-cell>
          <table:table-cell office:value-type="float" office:value="2.32367" calcext:value-type="float">
            <text:p>2,32367</text:p>
          </table:table-cell>
          <table:table-cell office:value-type="float" office:value="2.29538" calcext:value-type="float">
            <text:p>2,29538</text:p>
          </table:table-cell>
          <table:table-cell office:value-type="float" office:value="2.30997" calcext:value-type="float">
            <text:p>2,30997</text:p>
          </table:table-cell>
          <table:table-cell office:value-type="float" office:value="2.32721" calcext:value-type="float">
            <text:p>2,32721</text:p>
          </table:table-cell>
          <table:table-cell office:value-type="float" office:value="2.2799" calcext:value-type="float">
            <text:p>2,2799</text:p>
          </table:table-cell>
          <table:table-cell office:value-type="float" office:value="2.32938" calcext:value-type="float">
            <text:p>2,32938</text:p>
          </table:table-cell>
          <table:table-cell office:value-type="float" office:value="2.30508" calcext:value-type="float">
            <text:p>2,30508</text:p>
          </table:table-cell>
          <table:table-cell office:value-type="float" office:value="2.26836" calcext:value-type="float">
            <text:p>2,26836</text:p>
          </table:table-cell>
          <table:table-cell office:value-type="float" office:value="2.24314" calcext:value-type="float">
            <text:p>2,24314</text:p>
          </table:table-cell>
          <table:table-cell office:value-type="float" office:value="2.26549" calcext:value-type="float">
            <text:p>2,26549</text:p>
          </table:table-cell>
          <table:table-cell office:value-type="float" office:value="2.25571" calcext:value-type="float">
            <text:p>2,25571</text:p>
          </table:table-cell>
          <table:table-cell office:value-type="float" office:value="2.31932" calcext:value-type="float">
            <text:p>2,31932</text:p>
          </table:table-cell>
          <table:table-cell office:value-type="float" office:value="2.32133" calcext:value-type="float">
            <text:p>2,32133</text:p>
          </table:table-cell>
          <table:table-cell office:value-type="float" office:value="2.26382" calcext:value-type="float">
            <text:p>2,26382</text:p>
          </table:table-cell>
          <table:table-cell office:value-type="float" office:value="2.30273" calcext:value-type="float">
            <text:p>2,30273</text:p>
          </table:table-cell>
          <table:table-cell office:value-type="float" office:value="2.11955" calcext:value-type="float">
            <text:p>2,11955</text:p>
          </table:table-cell>
          <table:table-cell office:value-type="float" office:value="2.27621" calcext:value-type="float">
            <text:p>2,27621</text:p>
          </table:table-cell>
          <table:table-cell table:number-columns-repeated="2"/>
          <table:table-cell table:formula="of:=AVERAGE([.B13:.BI13])" office:value-type="float" office:value="2.275995" calcext:value-type="float">
            <text:p>2,275995</text:p>
          </table:table-cell>
          <table:table-cell table:formula="of:=STDEV([.B13:.BI13])/2" office:value-type="float" office:value="0.0187744481401212" calcext:value-type="float">
            <text:p>0,0187744481</text:p>
          </table:table-cell>
        </table:table-row>
      </table:table>
      <table:table table:name="Sergio" table:style-name="ta1">
        <table:table-column table:style-name="co1" table:number-columns-repeated="65" table:default-cell-style-name="Default"/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UDP_times,csv</text:p>
          </table:table-cell>
          <table:table-cell table:number-columns-repeated="62"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3759" calcext:value-type="float">
            <text:p>7,83759</text:p>
          </table:table-cell>
          <table:table-cell office:value-type="float" office:value="8.01294" calcext:value-type="float">
            <text:p>8,01294</text:p>
          </table:table-cell>
          <table:table-cell office:value-type="float" office:value="7.34821" calcext:value-type="float">
            <text:p>7,34821</text:p>
          </table:table-cell>
          <table:table-cell office:value-type="float" office:value="6.882" calcext:value-type="float">
            <text:p>6,882</text:p>
          </table:table-cell>
          <table:table-cell office:value-type="float" office:value="7.17901" calcext:value-type="float">
            <text:p>7,17901</text:p>
          </table:table-cell>
          <table:table-cell office:value-type="float" office:value="7.16023" calcext:value-type="float">
            <text:p>7,16023</text:p>
          </table:table-cell>
          <table:table-cell office:value-type="float" office:value="7.21269" calcext:value-type="float">
            <text:p>7,21269</text:p>
          </table:table-cell>
          <table:table-cell office:value-type="float" office:value="7.69259" calcext:value-type="float">
            <text:p>7,69259</text:p>
          </table:table-cell>
          <table:table-cell office:value-type="float" office:value="7.43473" calcext:value-type="float">
            <text:p>7,43473</text:p>
          </table:table-cell>
          <table:table-cell office:value-type="float" office:value="6.91885" calcext:value-type="float">
            <text:p>6,91885</text:p>
          </table:table-cell>
          <table:table-cell office:value-type="float" office:value="7.60464" calcext:value-type="float">
            <text:p>7,60464</text:p>
          </table:table-cell>
          <table:table-cell office:value-type="float" office:value="7.63249" calcext:value-type="float">
            <text:p>7,63249</text:p>
          </table:table-cell>
          <table:table-cell office:value-type="float" office:value="7.22798" calcext:value-type="float">
            <text:p>7,22798</text:p>
          </table:table-cell>
          <table:table-cell office:value-type="float" office:value="7.96555" calcext:value-type="float">
            <text:p>7,96555</text:p>
          </table:table-cell>
          <table:table-cell office:value-type="float" office:value="6.91985" calcext:value-type="float">
            <text:p>6,91985</text:p>
          </table:table-cell>
          <table:table-cell office:value-type="float" office:value="7.19513" calcext:value-type="float">
            <text:p>7,19513</text:p>
          </table:table-cell>
          <table:table-cell office:value-type="float" office:value="7.26485" calcext:value-type="float">
            <text:p>7,26485</text:p>
          </table:table-cell>
          <table:table-cell office:value-type="float" office:value="7.44281" calcext:value-type="float">
            <text:p>7,44281</text:p>
          </table:table-cell>
          <table:table-cell office:value-type="float" office:value="7.61226" calcext:value-type="float">
            <text:p>7,61226</text:p>
          </table:table-cell>
          <table:table-cell office:value-type="float" office:value="6.93347" calcext:value-type="float">
            <text:p>6,93347</text:p>
          </table:table-cell>
          <table:table-cell office:value-type="float" office:value="7.66466" calcext:value-type="float">
            <text:p>7,66466</text:p>
          </table:table-cell>
          <table:table-cell office:value-type="float" office:value="7.5264" calcext:value-type="float">
            <text:p>7,5264</text:p>
          </table:table-cell>
          <table:table-cell office:value-type="float" office:value="6.79278" calcext:value-type="float">
            <text:p>6,79278</text:p>
          </table:table-cell>
          <table:table-cell office:value-type="float" office:value="7.6609" calcext:value-type="float">
            <text:p>7,6609</text:p>
          </table:table-cell>
          <table:table-cell office:value-type="float" office:value="7.14729" calcext:value-type="float">
            <text:p>7,14729</text:p>
          </table:table-cell>
          <table:table-cell office:value-type="float" office:value="6.72063" calcext:value-type="float">
            <text:p>6,72063</text:p>
          </table:table-cell>
          <table:table-cell office:value-type="float" office:value="7.26822" calcext:value-type="float">
            <text:p>7,26822</text:p>
          </table:table-cell>
          <table:table-cell office:value-type="float" office:value="6.881" calcext:value-type="float">
            <text:p>6,881</text:p>
          </table:table-cell>
          <table:table-cell office:value-type="float" office:value="7.05784" calcext:value-type="float">
            <text:p>7,05784</text:p>
          </table:table-cell>
          <table:table-cell office:value-type="float" office:value="6.93163" calcext:value-type="float">
            <text:p>6,93163</text:p>
          </table:table-cell>
          <table:table-cell office:value-type="float" office:value="7.12512" calcext:value-type="float">
            <text:p>7,12512</text:p>
          </table:table-cell>
          <table:table-cell office:value-type="float" office:value="7.43951" calcext:value-type="float">
            <text:p>7,43951</text:p>
          </table:table-cell>
          <table:table-cell office:value-type="float" office:value="7.79648" calcext:value-type="float">
            <text:p>7,79648</text:p>
          </table:table-cell>
          <table:table-cell office:value-type="float" office:value="7.1454" calcext:value-type="float">
            <text:p>7,1454</text:p>
          </table:table-cell>
          <table:table-cell office:value-type="float" office:value="7.01957" calcext:value-type="float">
            <text:p>7,01957</text:p>
          </table:table-cell>
          <table:table-cell office:value-type="float" office:value="6.96178" calcext:value-type="float">
            <text:p>6,96178</text:p>
          </table:table-cell>
          <table:table-cell office:value-type="float" office:value="7.56197" calcext:value-type="float">
            <text:p>7,56197</text:p>
          </table:table-cell>
          <table:table-cell office:value-type="float" office:value="6.86239" calcext:value-type="float">
            <text:p>6,86239</text:p>
          </table:table-cell>
          <table:table-cell office:value-type="float" office:value="7.22968" calcext:value-type="float">
            <text:p>7,22968</text:p>
          </table:table-cell>
          <table:table-cell office:value-type="float" office:value="7.87869" calcext:value-type="float">
            <text:p>7,87869</text:p>
          </table:table-cell>
          <table:table-cell office:value-type="float" office:value="6.61128" calcext:value-type="float">
            <text:p>6,61128</text:p>
          </table:table-cell>
          <table:table-cell office:value-type="float" office:value="7.64061" calcext:value-type="float">
            <text:p>7,64061</text:p>
          </table:table-cell>
          <table:table-cell office:value-type="float" office:value="7.06245" calcext:value-type="float">
            <text:p>7,06245</text:p>
          </table:table-cell>
          <table:table-cell office:value-type="float" office:value="6.78212" calcext:value-type="float">
            <text:p>6,78212</text:p>
          </table:table-cell>
          <table:table-cell office:value-type="float" office:value="6.80909" calcext:value-type="float">
            <text:p>6,80909</text:p>
          </table:table-cell>
          <table:table-cell office:value-type="float" office:value="7.18412" calcext:value-type="float">
            <text:p>7,18412</text:p>
          </table:table-cell>
          <table:table-cell office:value-type="float" office:value="7.29817" calcext:value-type="float">
            <text:p>7,29817</text:p>
          </table:table-cell>
          <table:table-cell office:value-type="float" office:value="6.81577" calcext:value-type="float">
            <text:p>6,81577</text:p>
          </table:table-cell>
          <table:table-cell office:value-type="float" office:value="6.65111" calcext:value-type="float">
            <text:p>6,65111</text:p>
          </table:table-cell>
          <table:table-cell office:value-type="float" office:value="7.32987" calcext:value-type="float">
            <text:p>7,32987</text:p>
          </table:table-cell>
          <table:table-cell office:value-type="float" office:value="7.06822" calcext:value-type="float">
            <text:p>7,06822</text:p>
          </table:table-cell>
          <table:table-cell office:value-type="float" office:value="7.44343" calcext:value-type="float">
            <text:p>7,44343</text:p>
          </table:table-cell>
          <table:table-cell office:value-type="float" office:value="6.75424" calcext:value-type="float">
            <text:p>6,75424</text:p>
          </table:table-cell>
          <table:table-cell office:value-type="float" office:value="7.49392" calcext:value-type="float">
            <text:p>7,49392</text:p>
          </table:table-cell>
          <table:table-cell office:value-type="float" office:value="7.34873" calcext:value-type="float">
            <text:p>7,34873</text:p>
          </table:table-cell>
          <table:table-cell office:value-type="float" office:value="7.42527" calcext:value-type="float">
            <text:p>7,42527</text:p>
          </table:table-cell>
          <table:table-cell office:value-type="float" office:value="7.53642" calcext:value-type="float">
            <text:p>7,53642</text:p>
          </table:table-cell>
          <table:table-cell office:value-type="float" office:value="6.81761" calcext:value-type="float">
            <text:p>6,81761</text:p>
          </table:table-cell>
          <table:table-cell office:value-type="float" office:value="7.43747" calcext:value-type="float">
            <text:p>7,43747</text:p>
          </table:table-cell>
          <table:table-cell office:value-type="float" office:value="7.26139" calcext:value-type="float">
            <text:p>7,26139</text:p>
          </table:table-cell>
          <table:table-cell table:number-columns-repeated="2"/>
          <table:table-cell table:formula="of:=AVERAGE([.B4:.BI4])" office:value-type="float" office:value="7.248685" calcext:value-type="float">
            <text:p>7,248685</text:p>
          </table:table-cell>
          <table:table-cell table:formula="of:=STDEV([.B4:.BI4])/2" office:value-type="float" office:value="0.174835341844979" calcext:value-type="float">
            <text:p>0,1748353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35346" calcext:value-type="float">
            <text:p>7,35346</text:p>
          </table:table-cell>
          <table:table-cell office:value-type="float" office:value="5.67595" calcext:value-type="float">
            <text:p>5,67595</text:p>
          </table:table-cell>
          <table:table-cell office:value-type="float" office:value="6.59483" calcext:value-type="float">
            <text:p>6,59483</text:p>
          </table:table-cell>
          <table:table-cell office:value-type="float" office:value="6.18112" calcext:value-type="float">
            <text:p>6,18112</text:p>
          </table:table-cell>
          <table:table-cell office:value-type="float" office:value="6.29712" calcext:value-type="float">
            <text:p>6,29712</text:p>
          </table:table-cell>
          <table:table-cell office:value-type="float" office:value="6.53986" calcext:value-type="float">
            <text:p>6,53986</text:p>
          </table:table-cell>
          <table:table-cell office:value-type="float" office:value="7.0338" calcext:value-type="float">
            <text:p>7,0338</text:p>
          </table:table-cell>
          <table:table-cell office:value-type="float" office:value="5.94846" calcext:value-type="float">
            <text:p>5,94846</text:p>
          </table:table-cell>
          <table:table-cell office:value-type="float" office:value="6.20406" calcext:value-type="float">
            <text:p>6,20406</text:p>
          </table:table-cell>
          <table:table-cell office:value-type="float" office:value="7.20399" calcext:value-type="float">
            <text:p>7,20399</text:p>
          </table:table-cell>
          <table:table-cell office:value-type="float" office:value="6.54547" calcext:value-type="float">
            <text:p>6,54547</text:p>
          </table:table-cell>
          <table:table-cell office:value-type="float" office:value="6.56924" calcext:value-type="float">
            <text:p>6,56924</text:p>
          </table:table-cell>
          <table:table-cell office:value-type="float" office:value="6.40168" calcext:value-type="float">
            <text:p>6,40168</text:p>
          </table:table-cell>
          <table:table-cell office:value-type="float" office:value="5.83021" calcext:value-type="float">
            <text:p>5,83021</text:p>
          </table:table-cell>
          <table:table-cell office:value-type="float" office:value="5.80507" calcext:value-type="float">
            <text:p>5,80507</text:p>
          </table:table-cell>
          <table:table-cell office:value-type="float" office:value="5.86068" calcext:value-type="float">
            <text:p>5,86068</text:p>
          </table:table-cell>
          <table:table-cell office:value-type="float" office:value="5.59096" calcext:value-type="float">
            <text:p>5,59096</text:p>
          </table:table-cell>
          <table:table-cell office:value-type="float" office:value="6.13925" calcext:value-type="float">
            <text:p>6,13925</text:p>
          </table:table-cell>
          <table:table-cell office:value-type="float" office:value="5.49954" calcext:value-type="float">
            <text:p>5,49954</text:p>
          </table:table-cell>
          <table:table-cell office:value-type="float" office:value="6.63183" calcext:value-type="float">
            <text:p>6,63183</text:p>
          </table:table-cell>
          <table:table-cell office:value-type="float" office:value="6.75129" calcext:value-type="float">
            <text:p>6,75129</text:p>
          </table:table-cell>
          <table:table-cell office:value-type="float" office:value="6.15385" calcext:value-type="float">
            <text:p>6,15385</text:p>
          </table:table-cell>
          <table:table-cell office:value-type="float" office:value="6.49645" calcext:value-type="float">
            <text:p>6,49645</text:p>
          </table:table-cell>
          <table:table-cell office:value-type="float" office:value="5.99064" calcext:value-type="float">
            <text:p>5,99064</text:p>
          </table:table-cell>
          <table:table-cell office:value-type="float" office:value="7.0003" calcext:value-type="float">
            <text:p>7,0003</text:p>
          </table:table-cell>
          <table:table-cell office:value-type="float" office:value="6.34004" calcext:value-type="float">
            <text:p>6,34004</text:p>
          </table:table-cell>
          <table:table-cell office:value-type="float" office:value="6.36709" calcext:value-type="float">
            <text:p>6,36709</text:p>
          </table:table-cell>
          <table:table-cell office:value-type="float" office:value="6.7067" calcext:value-type="float">
            <text:p>6,7067</text:p>
          </table:table-cell>
          <table:table-cell office:value-type="float" office:value="6.52769" calcext:value-type="float">
            <text:p>6,52769</text:p>
          </table:table-cell>
          <table:table-cell office:value-type="float" office:value="6.02042" calcext:value-type="float">
            <text:p>6,02042</text:p>
          </table:table-cell>
          <table:table-cell office:value-type="float" office:value="6.42375" calcext:value-type="float">
            <text:p>6,42375</text:p>
          </table:table-cell>
          <table:table-cell office:value-type="float" office:value="6.73919" calcext:value-type="float">
            <text:p>6,73919</text:p>
          </table:table-cell>
          <table:table-cell office:value-type="float" office:value="5.63298" calcext:value-type="float">
            <text:p>5,63298</text:p>
          </table:table-cell>
          <table:table-cell office:value-type="float" office:value="6.90895" calcext:value-type="float">
            <text:p>6,90895</text:p>
          </table:table-cell>
          <table:table-cell office:value-type="float" office:value="6.01954" calcext:value-type="float">
            <text:p>6,01954</text:p>
          </table:table-cell>
          <table:table-cell office:value-type="float" office:value="6.91928" calcext:value-type="float">
            <text:p>6,91928</text:p>
          </table:table-cell>
          <table:table-cell office:value-type="float" office:value="7.13231" calcext:value-type="float">
            <text:p>7,13231</text:p>
          </table:table-cell>
          <table:table-cell office:value-type="float" office:value="6.19433" calcext:value-type="float">
            <text:p>6,19433</text:p>
          </table:table-cell>
          <table:table-cell office:value-type="float" office:value="6.29533" calcext:value-type="float">
            <text:p>6,29533</text:p>
          </table:table-cell>
          <table:table-cell office:value-type="float" office:value="6.3849" calcext:value-type="float">
            <text:p>6,3849</text:p>
          </table:table-cell>
          <table:table-cell office:value-type="float" office:value="5.69009" calcext:value-type="float">
            <text:p>5,69009</text:p>
          </table:table-cell>
          <table:table-cell office:value-type="float" office:value="6.32239" calcext:value-type="float">
            <text:p>6,32239</text:p>
          </table:table-cell>
          <table:table-cell office:value-type="float" office:value="7.32169" calcext:value-type="float">
            <text:p>7,32169</text:p>
          </table:table-cell>
          <table:table-cell office:value-type="float" office:value="6.67826" calcext:value-type="float">
            <text:p>6,67826</text:p>
          </table:table-cell>
          <table:table-cell office:value-type="float" office:value="6.45451" calcext:value-type="float">
            <text:p>6,45451</text:p>
          </table:table-cell>
          <table:table-cell office:value-type="float" office:value="7.3153" calcext:value-type="float">
            <text:p>7,3153</text:p>
          </table:table-cell>
          <table:table-cell office:value-type="float" office:value="7.7413" calcext:value-type="float">
            <text:p>7,7413</text:p>
          </table:table-cell>
          <table:table-cell office:value-type="float" office:value="6.46248" calcext:value-type="float">
            <text:p>6,46248</text:p>
          </table:table-cell>
          <table:table-cell office:value-type="float" office:value="7.23366" calcext:value-type="float">
            <text:p>7,23366</text:p>
          </table:table-cell>
          <table:table-cell office:value-type="float" office:value="6.4059" calcext:value-type="float">
            <text:p>6,4059</text:p>
          </table:table-cell>
          <table:table-cell office:value-type="float" office:value="5.9784" calcext:value-type="float">
            <text:p>5,9784</text:p>
          </table:table-cell>
          <table:table-cell office:value-type="float" office:value="5.68308" calcext:value-type="float">
            <text:p>5,68308</text:p>
          </table:table-cell>
          <table:table-cell office:value-type="float" office:value="5.69709" calcext:value-type="float">
            <text:p>5,69709</text:p>
          </table:table-cell>
          <table:table-cell office:value-type="float" office:value="5.60512" calcext:value-type="float">
            <text:p>5,60512</text:p>
          </table:table-cell>
          <table:table-cell office:value-type="float" office:value="5.83847" calcext:value-type="float">
            <text:p>5,83847</text:p>
          </table:table-cell>
          <table:table-cell office:value-type="float" office:value="6.53433" calcext:value-type="float">
            <text:p>6,53433</text:p>
          </table:table-cell>
          <table:table-cell office:value-type="float" office:value="6.45188" calcext:value-type="float">
            <text:p>6,45188</text:p>
          </table:table-cell>
          <table:table-cell office:value-type="float" office:value="5.87292" calcext:value-type="float">
            <text:p>5,87292</text:p>
          </table:table-cell>
          <table:table-cell office:value-type="float" office:value="6.78758" calcext:value-type="float">
            <text:p>6,78758</text:p>
          </table:table-cell>
          <table:table-cell office:value-type="float" office:value="5.49144" calcext:value-type="float">
            <text:p>5,49144</text:p>
          </table:table-cell>
          <table:table-cell table:number-columns-repeated="2"/>
          <table:table-cell table:formula="of:=AVERAGE([.B5:.BI5])" office:value-type="float" office:value="6.374625" calcext:value-type="float">
            <text:p>6,374625</text:p>
          </table:table-cell>
          <table:table-cell table:formula="of:=STDEV([.B5:.BI5])/2" office:value-type="float" office:value="0.26471817050627" calcext:value-type="float">
            <text:p>0,2647181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853" calcext:value-type="float">
            <text:p>12,853</text:p>
          </table:table-cell>
          <table:table-cell office:value-type="float" office:value="12.3579" calcext:value-type="float">
            <text:p>12,3579</text:p>
          </table:table-cell>
          <table:table-cell office:value-type="float" office:value="10.8218" calcext:value-type="float">
            <text:p>10,8218</text:p>
          </table:table-cell>
          <table:table-cell office:value-type="float" office:value="11.8746" calcext:value-type="float">
            <text:p>11,8746</text:p>
          </table:table-cell>
          <table:table-cell office:value-type="float" office:value="11.7338" calcext:value-type="float">
            <text:p>11,7338</text:p>
          </table:table-cell>
          <table:table-cell office:value-type="float" office:value="11.6322" calcext:value-type="float">
            <text:p>11,6322</text:p>
          </table:table-cell>
          <table:table-cell office:value-type="float" office:value="12.1191" calcext:value-type="float">
            <text:p>12,1191</text:p>
          </table:table-cell>
          <table:table-cell office:value-type="float" office:value="12.6462" calcext:value-type="float">
            <text:p>12,6462</text:p>
          </table:table-cell>
          <table:table-cell office:value-type="float" office:value="11.3042" calcext:value-type="float">
            <text:p>11,3042</text:p>
          </table:table-cell>
          <table:table-cell office:value-type="float" office:value="12.6128" calcext:value-type="float">
            <text:p>12,6128</text:p>
          </table:table-cell>
          <table:table-cell office:value-type="float" office:value="12.24" calcext:value-type="float">
            <text:p>12,24</text:p>
          </table:table-cell>
          <table:table-cell office:value-type="float" office:value="12.3986" calcext:value-type="float">
            <text:p>12,3986</text:p>
          </table:table-cell>
          <table:table-cell office:value-type="float" office:value="10.889" calcext:value-type="float">
            <text:p>10,889</text:p>
          </table:table-cell>
          <table:table-cell office:value-type="float" office:value="11.5558" calcext:value-type="float">
            <text:p>11,5558</text:p>
          </table:table-cell>
          <table:table-cell office:value-type="float" office:value="12.6" calcext:value-type="float">
            <text:p>12,6</text:p>
          </table:table-cell>
          <table:table-cell office:value-type="float" office:value="11.9318" calcext:value-type="float">
            <text:p>11,9318</text:p>
          </table:table-cell>
          <table:table-cell office:value-type="float" office:value="11.9486" calcext:value-type="float">
            <text:p>11,9486</text:p>
          </table:table-cell>
          <table:table-cell office:value-type="float" office:value="11.2848" calcext:value-type="float">
            <text:p>11,2848</text:p>
          </table:table-cell>
          <table:table-cell office:value-type="float" office:value="11.5171" calcext:value-type="float">
            <text:p>11,5171</text:p>
          </table:table-cell>
          <table:table-cell office:value-type="float" office:value="11.7019" calcext:value-type="float">
            <text:p>11,7019</text:p>
          </table:table-cell>
          <table:table-cell office:value-type="float" office:value="13.1466" calcext:value-type="float">
            <text:p>13,1466</text:p>
          </table:table-cell>
          <table:table-cell office:value-type="float" office:value="11.4651" calcext:value-type="float">
            <text:p>11,4651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2.5845" calcext:value-type="float">
            <text:p>12,5845</text:p>
          </table:table-cell>
          <table:table-cell office:value-type="float" office:value="12.6423" calcext:value-type="float">
            <text:p>12,6423</text:p>
          </table:table-cell>
          <table:table-cell office:value-type="float" office:value="12.2647" calcext:value-type="float">
            <text:p>12,2647</text:p>
          </table:table-cell>
          <table:table-cell office:value-type="float" office:value="12.6763" calcext:value-type="float">
            <text:p>12,6763</text:p>
          </table:table-cell>
          <table:table-cell office:value-type="float" office:value="12.6211" calcext:value-type="float">
            <text:p>12,6211</text:p>
          </table:table-cell>
          <table:table-cell office:value-type="float" office:value="12.6517" calcext:value-type="float">
            <text:p>12,6517</text:p>
          </table:table-cell>
          <table:table-cell office:value-type="float" office:value="11.2939" calcext:value-type="float">
            <text:p>11,2939</text:p>
          </table:table-cell>
          <table:table-cell office:value-type="float" office:value="12.434" calcext:value-type="float">
            <text:p>12,434</text:p>
          </table:table-cell>
          <table:table-cell office:value-type="float" office:value="11.1867" calcext:value-type="float">
            <text:p>11,1867</text:p>
          </table:table-cell>
          <table:table-cell office:value-type="float" office:value="12.629" calcext:value-type="float">
            <text:p>12,629</text:p>
          </table:table-cell>
          <table:table-cell office:value-type="float" office:value="11.6096" calcext:value-type="float">
            <text:p>11,6096</text:p>
          </table:table-cell>
          <table:table-cell office:value-type="float" office:value="11.6145" calcext:value-type="float">
            <text:p>11,6145</text:p>
          </table:table-cell>
          <table:table-cell office:value-type="float" office:value="12.2019" calcext:value-type="float">
            <text:p>12,2019</text:p>
          </table:table-cell>
          <table:table-cell office:value-type="float" office:value="12.7568" calcext:value-type="float">
            <text:p>12,7568</text:p>
          </table:table-cell>
          <table:table-cell office:value-type="float" office:value="11.0661" calcext:value-type="float">
            <text:p>11,0661</text:p>
          </table:table-cell>
          <table:table-cell office:value-type="float" office:value="10.8249" calcext:value-type="float">
            <text:p>10,8249</text:p>
          </table:table-cell>
          <table:table-cell office:value-type="float" office:value="11.7485" calcext:value-type="float">
            <text:p>11,7485</text:p>
          </table:table-cell>
          <table:table-cell office:value-type="float" office:value="12.5459" calcext:value-type="float">
            <text:p>12,5459</text:p>
          </table:table-cell>
          <table:table-cell office:value-type="float" office:value="12.1188" calcext:value-type="float">
            <text:p>12,1188</text:p>
          </table:table-cell>
          <table:table-cell office:value-type="float" office:value="12.1808" calcext:value-type="float">
            <text:p>12,1808</text:p>
          </table:table-cell>
          <table:table-cell office:value-type="float" office:value="12.3137" calcext:value-type="float">
            <text:p>12,3137</text:p>
          </table:table-cell>
          <table:table-cell office:value-type="float" office:value="12.6873" calcext:value-type="float">
            <text:p>12,6873</text:p>
          </table:table-cell>
          <table:table-cell office:value-type="float" office:value="12.3457" calcext:value-type="float">
            <text:p>12,3457</text:p>
          </table:table-cell>
          <table:table-cell office:value-type="float" office:value="12.6889" calcext:value-type="float">
            <text:p>12,6889</text:p>
          </table:table-cell>
          <table:table-cell office:value-type="float" office:value="12.556" calcext:value-type="float">
            <text:p>12,556</text:p>
          </table:table-cell>
          <table:table-cell office:value-type="float" office:value="12.8151" calcext:value-type="float">
            <text:p>12,8151</text:p>
          </table:table-cell>
          <table:table-cell office:value-type="float" office:value="12.6868" calcext:value-type="float">
            <text:p>12,6868</text:p>
          </table:table-cell>
          <table:table-cell office:value-type="float" office:value="11.3781" calcext:value-type="float">
            <text:p>11,3781</text:p>
          </table:table-cell>
          <table:table-cell office:value-type="float" office:value="12.3974" calcext:value-type="float">
            <text:p>12,3974</text:p>
          </table:table-cell>
          <table:table-cell office:value-type="float" office:value="12.3752" calcext:value-type="float">
            <text:p>12,3752</text:p>
          </table:table-cell>
          <table:table-cell office:value-type="float" office:value="12.4043" calcext:value-type="float">
            <text:p>12,4043</text:p>
          </table:table-cell>
          <table:table-cell office:value-type="float" office:value="12.4791" calcext:value-type="float">
            <text:p>12,4791</text:p>
          </table:table-cell>
          <table:table-cell office:value-type="float" office:value="11.4972" calcext:value-type="float">
            <text:p>11,4972</text:p>
          </table:table-cell>
          <table:table-cell office:value-type="float" office:value="11.9019" calcext:value-type="float">
            <text:p>11,9019</text:p>
          </table:table-cell>
          <table:table-cell office:value-type="float" office:value="12.5369" calcext:value-type="float">
            <text:p>12,5369</text:p>
          </table:table-cell>
          <table:table-cell office:value-type="float" office:value="11.9889" calcext:value-type="float">
            <text:p>11,9889</text:p>
          </table:table-cell>
          <table:table-cell office:value-type="float" office:value="11.6467" calcext:value-type="float">
            <text:p>11,6467</text:p>
          </table:table-cell>
          <table:table-cell table:number-columns-repeated="2"/>
          <table:table-cell table:formula="of:=AVERAGE([.B6:.BI6])" office:value-type="float" office:value="12.0786666666667" calcext:value-type="float">
            <text:p>12,0786666667</text:p>
          </table:table-cell>
          <table:table-cell table:formula="of:=STDEV([.B6:.BI6])/2" office:value-type="float" office:value="0.28879052825368" calcext:value-type="float">
            <text:p>0,28879052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5225" calcext:value-type="float">
            <text:p>13,5225</text:p>
          </table:table-cell>
          <table:table-cell office:value-type="float" office:value="13.0839" calcext:value-type="float">
            <text:p>13,0839</text:p>
          </table:table-cell>
          <table:table-cell office:value-type="float" office:value="14.0069" calcext:value-type="float">
            <text:p>14,0069</text:p>
          </table:table-cell>
          <table:table-cell office:value-type="float" office:value="13.8506" calcext:value-type="float">
            <text:p>13,8506</text:p>
          </table:table-cell>
          <table:table-cell office:value-type="float" office:value="13.568" calcext:value-type="float">
            <text:p>13,568</text:p>
          </table:table-cell>
          <table:table-cell office:value-type="float" office:value="13.5693" calcext:value-type="float">
            <text:p>13,5693</text:p>
          </table:table-cell>
          <table:table-cell office:value-type="float" office:value="14.0552" calcext:value-type="float">
            <text:p>14,0552</text:p>
          </table:table-cell>
          <table:table-cell office:value-type="float" office:value="13.4587" calcext:value-type="float">
            <text:p>13,4587</text:p>
          </table:table-cell>
          <table:table-cell office:value-type="float" office:value="13.4774" calcext:value-type="float">
            <text:p>13,4774</text:p>
          </table:table-cell>
          <table:table-cell office:value-type="float" office:value="13.7237" calcext:value-type="float">
            <text:p>13,7237</text:p>
          </table:table-cell>
          <table:table-cell office:value-type="float" office:value="13.4698" calcext:value-type="float">
            <text:p>13,4698</text:p>
          </table:table-cell>
          <table:table-cell office:value-type="float" office:value="13.8256" calcext:value-type="float">
            <text:p>13,8256</text:p>
          </table:table-cell>
          <table:table-cell office:value-type="float" office:value="13.666" calcext:value-type="float">
            <text:p>13,666</text:p>
          </table:table-cell>
          <table:table-cell office:value-type="float" office:value="13.1757" calcext:value-type="float">
            <text:p>13,1757</text:p>
          </table:table-cell>
          <table:table-cell office:value-type="float" office:value="13.7438" calcext:value-type="float">
            <text:p>13,7438</text:p>
          </table:table-cell>
          <table:table-cell office:value-type="float" office:value="13.3316" calcext:value-type="float">
            <text:p>13,3316</text:p>
          </table:table-cell>
          <table:table-cell office:value-type="float" office:value="13.3627" calcext:value-type="float">
            <text:p>13,3627</text:p>
          </table:table-cell>
          <table:table-cell office:value-type="float" office:value="13.199" calcext:value-type="float">
            <text:p>13,199</text:p>
          </table:table-cell>
          <table:table-cell office:value-type="float" office:value="13.6077" calcext:value-type="float">
            <text:p>13,6077</text:p>
          </table:table-cell>
          <table:table-cell office:value-type="float" office:value="13.5642" calcext:value-type="float">
            <text:p>13,5642</text:p>
          </table:table-cell>
          <table:table-cell office:value-type="float" office:value="13.9304" calcext:value-type="float">
            <text:p>13,9304</text:p>
          </table:table-cell>
          <table:table-cell office:value-type="float" office:value="13.2998" calcext:value-type="float">
            <text:p>13,2998</text:p>
          </table:table-cell>
          <table:table-cell office:value-type="float" office:value="13.0751" calcext:value-type="float">
            <text:p>13,0751</text:p>
          </table:table-cell>
          <table:table-cell office:value-type="float" office:value="13.5305" calcext:value-type="float">
            <text:p>13,5305</text:p>
          </table:table-cell>
          <table:table-cell office:value-type="float" office:value="13.8331" calcext:value-type="float">
            <text:p>13,8331</text:p>
          </table:table-cell>
          <table:table-cell office:value-type="float" office:value="13.6955" calcext:value-type="float">
            <text:p>13,6955</text:p>
          </table:table-cell>
          <table:table-cell office:value-type="float" office:value="13.5356" calcext:value-type="float">
            <text:p>13,5356</text:p>
          </table:table-cell>
          <table:table-cell office:value-type="float" office:value="13.0541" calcext:value-type="float">
            <text:p>13,0541</text:p>
          </table:table-cell>
          <table:table-cell office:value-type="float" office:value="13.5408" calcext:value-type="float">
            <text:p>13,5408</text:p>
          </table:table-cell>
          <table:table-cell office:value-type="float" office:value="13.282" calcext:value-type="float">
            <text:p>13,282</text:p>
          </table:table-cell>
          <table:table-cell office:value-type="float" office:value="13.9236" calcext:value-type="float">
            <text:p>13,9236</text:p>
          </table:table-cell>
          <table:table-cell office:value-type="float" office:value="13.6684" calcext:value-type="float">
            <text:p>13,6684</text:p>
          </table:table-cell>
          <table:table-cell office:value-type="float" office:value="13.6379" calcext:value-type="float">
            <text:p>13,6379</text:p>
          </table:table-cell>
          <table:table-cell office:value-type="float" office:value="13.7113" calcext:value-type="float">
            <text:p>13,7113</text:p>
          </table:table-cell>
          <table:table-cell office:value-type="float" office:value="13.6148" calcext:value-type="float">
            <text:p>13,6148</text:p>
          </table:table-cell>
          <table:table-cell office:value-type="float" office:value="13.399" calcext:value-type="float">
            <text:p>13,399</text:p>
          </table:table-cell>
          <table:table-cell office:value-type="float" office:value="13.7132" calcext:value-type="float">
            <text:p>13,7132</text:p>
          </table:table-cell>
          <table:table-cell office:value-type="float" office:value="13.7418" calcext:value-type="float">
            <text:p>13,7418</text:p>
          </table:table-cell>
          <table:table-cell office:value-type="float" office:value="13.3558" calcext:value-type="float">
            <text:p>13,3558</text:p>
          </table:table-cell>
          <table:table-cell office:value-type="float" office:value="13.8053" calcext:value-type="float">
            <text:p>13,8053</text:p>
          </table:table-cell>
          <table:table-cell office:value-type="float" office:value="13.2848" calcext:value-type="float">
            <text:p>13,2848</text:p>
          </table:table-cell>
          <table:table-cell office:value-type="float" office:value="14.1992" calcext:value-type="float">
            <text:p>14,1992</text:p>
          </table:table-cell>
          <table:table-cell office:value-type="float" office:value="13.0235" calcext:value-type="float">
            <text:p>13,0235</text:p>
          </table:table-cell>
          <table:table-cell office:value-type="float" office:value="13.3725" calcext:value-type="float">
            <text:p>13,3725</text:p>
          </table:table-cell>
          <table:table-cell office:value-type="float" office:value="13.785" calcext:value-type="float">
            <text:p>13,785</text:p>
          </table:table-cell>
          <table:table-cell office:value-type="float" office:value="14.0929" calcext:value-type="float">
            <text:p>14,0929</text:p>
          </table:table-cell>
          <table:table-cell office:value-type="float" office:value="13.4639" calcext:value-type="float">
            <text:p>13,4639</text:p>
          </table:table-cell>
          <table:table-cell office:value-type="float" office:value="13.9386" calcext:value-type="float">
            <text:p>13,9386</text:p>
          </table:table-cell>
          <table:table-cell office:value-type="float" office:value="13.8839" calcext:value-type="float">
            <text:p>13,8839</text:p>
          </table:table-cell>
          <table:table-cell office:value-type="float" office:value="13.8419" calcext:value-type="float">
            <text:p>13,8419</text:p>
          </table:table-cell>
          <table:table-cell office:value-type="float" office:value="13.5595" calcext:value-type="float">
            <text:p>13,5595</text:p>
          </table:table-cell>
          <table:table-cell office:value-type="float" office:value="13.5161" calcext:value-type="float">
            <text:p>13,5161</text:p>
          </table:table-cell>
          <table:table-cell office:value-type="float" office:value="13.8411" calcext:value-type="float">
            <text:p>13,8411</text:p>
          </table:table-cell>
          <table:table-cell office:value-type="float" office:value="13.6478" calcext:value-type="float">
            <text:p>13,6478</text:p>
          </table:table-cell>
          <table:table-cell office:value-type="float" office:value="13.5017" calcext:value-type="float">
            <text:p>13,5017</text:p>
          </table:table-cell>
          <table:table-cell office:value-type="float" office:value="13.3675" calcext:value-type="float">
            <text:p>13,3675</text:p>
          </table:table-cell>
          <table:table-cell office:value-type="float" office:value="13.941" calcext:value-type="float">
            <text:p>13,941</text:p>
          </table:table-cell>
          <table:table-cell office:value-type="float" office:value="13.311" calcext:value-type="float">
            <text:p>13,311</text:p>
          </table:table-cell>
          <table:table-cell office:value-type="float" office:value="13.7237" calcext:value-type="float">
            <text:p>13,7237</text:p>
          </table:table-cell>
          <table:table-cell office:value-type="float" office:value="14.001" calcext:value-type="float">
            <text:p>14,001</text:p>
          </table:table-cell>
          <table:table-cell table:number-columns-repeated="2"/>
          <table:table-cell table:formula="of:=AVERAGE([.B7:.BI7])" office:value-type="float" office:value="13.5984483333333" calcext:value-type="float">
            <text:p>13,5984483333</text:p>
          </table:table-cell>
          <table:table-cell table:formula="of:=STDEV([.B7:.BI7])/2" office:value-type="float" office:value="0.137664565154922" calcext:value-type="float">
            <text:p>0,13766456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047" calcext:value-type="float">
            <text:p>14,047</text:p>
          </table:table-cell>
          <table:table-cell office:value-type="float" office:value="13.9854" calcext:value-type="float">
            <text:p>13,9854</text:p>
          </table:table-cell>
          <table:table-cell office:value-type="float" office:value="13.8412" calcext:value-type="float">
            <text:p>13,8412</text:p>
          </table:table-cell>
          <table:table-cell office:value-type="float" office:value="13.5566" calcext:value-type="float">
            <text:p>13,5566</text:p>
          </table:table-cell>
          <table:table-cell office:value-type="float" office:value="13.983" calcext:value-type="float">
            <text:p>13,983</text:p>
          </table:table-cell>
          <table:table-cell office:value-type="float" office:value="14.143" calcext:value-type="float">
            <text:p>14,143</text:p>
          </table:table-cell>
          <table:table-cell office:value-type="float" office:value="14.1222" calcext:value-type="float">
            <text:p>14,1222</text:p>
          </table:table-cell>
          <table:table-cell office:value-type="float" office:value="14.1394" calcext:value-type="float">
            <text:p>14,1394</text:p>
          </table:table-cell>
          <table:table-cell office:value-type="float" office:value="14.0505" calcext:value-type="float">
            <text:p>14,0505</text:p>
          </table:table-cell>
          <table:table-cell office:value-type="float" office:value="13.672" calcext:value-type="float">
            <text:p>13,672</text:p>
          </table:table-cell>
          <table:table-cell office:value-type="float" office:value="13.6383" calcext:value-type="float">
            <text:p>13,6383</text:p>
          </table:table-cell>
          <table:table-cell office:value-type="float" office:value="14.0142" calcext:value-type="float">
            <text:p>14,0142</text:p>
          </table:table-cell>
          <table:table-cell office:value-type="float" office:value="13.5286" calcext:value-type="float">
            <text:p>13,5286</text:p>
          </table:table-cell>
          <table:table-cell office:value-type="float" office:value="13.789" calcext:value-type="float">
            <text:p>13,789</text:p>
          </table:table-cell>
          <table:table-cell office:value-type="float" office:value="14.0425" calcext:value-type="float">
            <text:p>14,0425</text:p>
          </table:table-cell>
          <table:table-cell office:value-type="float" office:value="13.9385" calcext:value-type="float">
            <text:p>13,9385</text:p>
          </table:table-cell>
          <table:table-cell office:value-type="float" office:value="14.1373" calcext:value-type="float">
            <text:p>14,1373</text:p>
          </table:table-cell>
          <table:table-cell office:value-type="float" office:value="14.1282" calcext:value-type="float">
            <text:p>14,1282</text:p>
          </table:table-cell>
          <table:table-cell office:value-type="float" office:value="14.0049" calcext:value-type="float">
            <text:p>14,0049</text:p>
          </table:table-cell>
          <table:table-cell office:value-type="float" office:value="14.0777" calcext:value-type="float">
            <text:p>14,0777</text:p>
          </table:table-cell>
          <table:table-cell office:value-type="float" office:value="13.6432" calcext:value-type="float">
            <text:p>13,6432</text:p>
          </table:table-cell>
          <table:table-cell office:value-type="float" office:value="13.7929" calcext:value-type="float">
            <text:p>13,7929</text:p>
          </table:table-cell>
          <table:table-cell office:value-type="float" office:value="14.1631" calcext:value-type="float">
            <text:p>14,1631</text:p>
          </table:table-cell>
          <table:table-cell office:value-type="float" office:value="14.1161" calcext:value-type="float">
            <text:p>14,1161</text:p>
          </table:table-cell>
          <table:table-cell office:value-type="float" office:value="14.0046" calcext:value-type="float">
            <text:p>14,0046</text:p>
          </table:table-cell>
          <table:table-cell office:value-type="float" office:value="13.917" calcext:value-type="float">
            <text:p>13,917</text:p>
          </table:table-cell>
          <table:table-cell office:value-type="float" office:value="14.2745" calcext:value-type="float">
            <text:p>14,2745</text:p>
          </table:table-cell>
          <table:table-cell office:value-type="float" office:value="13.4935" calcext:value-type="float">
            <text:p>13,4935</text:p>
          </table:table-cell>
          <table:table-cell office:value-type="float" office:value="14.0769" calcext:value-type="float">
            <text:p>14,0769</text:p>
          </table:table-cell>
          <table:table-cell office:value-type="float" office:value="13.9973" calcext:value-type="float">
            <text:p>13,9973</text:p>
          </table:table-cell>
          <table:table-cell office:value-type="float" office:value="14.1821" calcext:value-type="float">
            <text:p>14,1821</text:p>
          </table:table-cell>
          <table:table-cell office:value-type="float" office:value="14.151" calcext:value-type="float">
            <text:p>14,151</text:p>
          </table:table-cell>
          <table:table-cell office:value-type="float" office:value="14.0882" calcext:value-type="float">
            <text:p>14,0882</text:p>
          </table:table-cell>
          <table:table-cell office:value-type="float" office:value="14.0496" calcext:value-type="float">
            <text:p>14,0496</text:p>
          </table:table-cell>
          <table:table-cell office:value-type="float" office:value="14.0706" calcext:value-type="float">
            <text:p>14,0706</text:p>
          </table:table-cell>
          <table:table-cell office:value-type="float" office:value="13.5911" calcext:value-type="float">
            <text:p>13,5911</text:p>
          </table:table-cell>
          <table:table-cell office:value-type="float" office:value="14.0221" calcext:value-type="float">
            <text:p>14,0221</text:p>
          </table:table-cell>
          <table:table-cell office:value-type="float" office:value="14.0549" calcext:value-type="float">
            <text:p>14,0549</text:p>
          </table:table-cell>
          <table:table-cell office:value-type="float" office:value="13.9822" calcext:value-type="float">
            <text:p>13,9822</text:p>
          </table:table-cell>
          <table:table-cell office:value-type="float" office:value="14.1167" calcext:value-type="float">
            <text:p>14,1167</text:p>
          </table:table-cell>
          <table:table-cell office:value-type="float" office:value="13.5889" calcext:value-type="float">
            <text:p>13,5889</text:p>
          </table:table-cell>
          <table:table-cell office:value-type="float" office:value="14.1384" calcext:value-type="float">
            <text:p>14,1384</text:p>
          </table:table-cell>
          <table:table-cell office:value-type="float" office:value="13.9794" calcext:value-type="float">
            <text:p>13,9794</text:p>
          </table:table-cell>
          <table:table-cell office:value-type="float" office:value="14.1233" calcext:value-type="float">
            <text:p>14,1233</text:p>
          </table:table-cell>
          <table:table-cell office:value-type="float" office:value="13.6488" calcext:value-type="float">
            <text:p>13,6488</text:p>
          </table:table-cell>
          <table:table-cell office:value-type="float" office:value="13.8615" calcext:value-type="float">
            <text:p>13,8615</text:p>
          </table:table-cell>
          <table:table-cell office:value-type="float" office:value="13.984" calcext:value-type="float">
            <text:p>13,984</text:p>
          </table:table-cell>
          <table:table-cell office:value-type="float" office:value="14.0774" calcext:value-type="float">
            <text:p>14,0774</text:p>
          </table:table-cell>
          <table:table-cell office:value-type="float" office:value="13.5199" calcext:value-type="float">
            <text:p>13,5199</text:p>
          </table:table-cell>
          <table:table-cell office:value-type="float" office:value="13.5569" calcext:value-type="float">
            <text:p>13,5569</text:p>
          </table:table-cell>
          <table:table-cell office:value-type="float" office:value="13.9021" calcext:value-type="float">
            <text:p>13,9021</text:p>
          </table:table-cell>
          <table:table-cell office:value-type="float" office:value="14.0948" calcext:value-type="float">
            <text:p>14,0948</text:p>
          </table:table-cell>
          <table:table-cell office:value-type="float" office:value="13.8941" calcext:value-type="float">
            <text:p>13,8941</text:p>
          </table:table-cell>
          <table:table-cell office:value-type="float" office:value="13.2914" calcext:value-type="float">
            <text:p>13,2914</text:p>
          </table:table-cell>
          <table:table-cell office:value-type="float" office:value="14.2395" calcext:value-type="float">
            <text:p>14,2395</text:p>
          </table:table-cell>
          <table:table-cell office:value-type="float" office:value="13.9726" calcext:value-type="float">
            <text:p>13,9726</text:p>
          </table:table-cell>
          <table:table-cell office:value-type="float" office:value="14.1996" calcext:value-type="float">
            <text:p>14,1996</text:p>
          </table:table-cell>
          <table:table-cell office:value-type="float" office:value="13.9007" calcext:value-type="float">
            <text:p>13,9007</text:p>
          </table:table-cell>
          <table:table-cell office:value-type="float" office:value="14.1068" calcext:value-type="float">
            <text:p>14,1068</text:p>
          </table:table-cell>
          <table:table-cell office:value-type="float" office:value="14.0408" calcext:value-type="float">
            <text:p>14,0408</text:p>
          </table:table-cell>
          <table:table-cell table:number-columns-repeated="2"/>
          <table:table-cell table:formula="of:=AVERAGE([.B8:.BI8])" office:value-type="float" office:value="13.9458" calcext:value-type="float">
            <text:p>13,9458</text:p>
          </table:table-cell>
          <table:table-cell table:formula="of:=STDEV([.B8:.BI8])/2" office:value-type="float" office:value="0.110869472804736" calcext:value-type="float">
            <text:p>0,11086947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1831" calcext:value-type="float">
            <text:p>14,1831</text:p>
          </table:table-cell>
          <table:table-cell office:value-type="float" office:value="14.0435" calcext:value-type="float">
            <text:p>14,0435</text:p>
          </table:table-cell>
          <table:table-cell office:value-type="float" office:value="14.3535" calcext:value-type="float">
            <text:p>14,3535</text:p>
          </table:table-cell>
          <table:table-cell office:value-type="float" office:value="13.6272" calcext:value-type="float">
            <text:p>13,6272</text:p>
          </table:table-cell>
          <table:table-cell office:value-type="float" office:value="13.9187" calcext:value-type="float">
            <text:p>13,9187</text:p>
          </table:table-cell>
          <table:table-cell office:value-type="float" office:value="14.3694" calcext:value-type="float">
            <text:p>14,3694</text:p>
          </table:table-cell>
          <table:table-cell office:value-type="float" office:value="14.1562" calcext:value-type="float">
            <text:p>14,1562</text:p>
          </table:table-cell>
          <table:table-cell office:value-type="float" office:value="14.304" calcext:value-type="float">
            <text:p>14,304</text:p>
          </table:table-cell>
          <table:table-cell office:value-type="float" office:value="14.5736" calcext:value-type="float">
            <text:p>14,5736</text:p>
          </table:table-cell>
          <table:table-cell office:value-type="float" office:value="14.3734" calcext:value-type="float">
            <text:p>14,3734</text:p>
          </table:table-cell>
          <table:table-cell office:value-type="float" office:value="13.4076" calcext:value-type="float">
            <text:p>13,4076</text:p>
          </table:table-cell>
          <table:table-cell office:value-type="float" office:value="14.0684" calcext:value-type="float">
            <text:p>14,0684</text:p>
          </table:table-cell>
          <table:table-cell office:value-type="float" office:value="14.3105" calcext:value-type="float">
            <text:p>14,3105</text:p>
          </table:table-cell>
          <table:table-cell office:value-type="float" office:value="14.3763" calcext:value-type="float">
            <text:p>14,3763</text:p>
          </table:table-cell>
          <table:table-cell office:value-type="float" office:value="14.1133" calcext:value-type="float">
            <text:p>14,1133</text:p>
          </table:table-cell>
          <table:table-cell office:value-type="float" office:value="13.5556" calcext:value-type="float">
            <text:p>13,5556</text:p>
          </table:table-cell>
          <table:table-cell office:value-type="float" office:value="14.036" calcext:value-type="float">
            <text:p>14,036</text:p>
          </table:table-cell>
          <table:table-cell office:value-type="float" office:value="13.8025" calcext:value-type="float">
            <text:p>13,8025</text:p>
          </table:table-cell>
          <table:table-cell office:value-type="float" office:value="14.1472" calcext:value-type="float">
            <text:p>14,1472</text:p>
          </table:table-cell>
          <table:table-cell office:value-type="float" office:value="14.1449" calcext:value-type="float">
            <text:p>14,1449</text:p>
          </table:table-cell>
          <table:table-cell office:value-type="float" office:value="14.046" calcext:value-type="float">
            <text:p>14,046</text:p>
          </table:table-cell>
          <table:table-cell office:value-type="float" office:value="14.1228" calcext:value-type="float">
            <text:p>14,1228</text:p>
          </table:table-cell>
          <table:table-cell office:value-type="float" office:value="14.4558" calcext:value-type="float">
            <text:p>14,4558</text:p>
          </table:table-cell>
          <table:table-cell office:value-type="float" office:value="14.3274" calcext:value-type="float">
            <text:p>14,3274</text:p>
          </table:table-cell>
          <table:table-cell office:value-type="float" office:value="14.3627" calcext:value-type="float">
            <text:p>14,3627</text:p>
          </table:table-cell>
          <table:table-cell office:value-type="float" office:value="14.326" calcext:value-type="float">
            <text:p>14,326</text:p>
          </table:table-cell>
          <table:table-cell office:value-type="float" office:value="14.2358" calcext:value-type="float">
            <text:p>14,2358</text:p>
          </table:table-cell>
          <table:table-cell office:value-type="float" office:value="13.554" calcext:value-type="float">
            <text:p>13,554</text:p>
          </table:table-cell>
          <table:table-cell office:value-type="float" office:value="14.3998" calcext:value-type="float">
            <text:p>14,3998</text:p>
          </table:table-cell>
          <table:table-cell office:value-type="float" office:value="14.3093" calcext:value-type="float">
            <text:p>14,3093</text:p>
          </table:table-cell>
          <table:table-cell office:value-type="float" office:value="14.3066" calcext:value-type="float">
            <text:p>14,3066</text:p>
          </table:table-cell>
          <table:table-cell office:value-type="float" office:value="14.3482" calcext:value-type="float">
            <text:p>14,3482</text:p>
          </table:table-cell>
          <table:table-cell office:value-type="float" office:value="14.1003" calcext:value-type="float">
            <text:p>14,1003</text:p>
          </table:table-cell>
          <table:table-cell office:value-type="float" office:value="14.1956" calcext:value-type="float">
            <text:p>14,1956</text:p>
          </table:table-cell>
          <table:table-cell office:value-type="float" office:value="14.1658" calcext:value-type="float">
            <text:p>14,1658</text:p>
          </table:table-cell>
          <table:table-cell office:value-type="float" office:value="14.2112" calcext:value-type="float">
            <text:p>14,2112</text:p>
          </table:table-cell>
          <table:table-cell office:value-type="float" office:value="14.3273" calcext:value-type="float">
            <text:p>14,3273</text:p>
          </table:table-cell>
          <table:table-cell office:value-type="float" office:value="14.1451" calcext:value-type="float">
            <text:p>14,1451</text:p>
          </table:table-cell>
          <table:table-cell office:value-type="float" office:value="14.0247" calcext:value-type="float">
            <text:p>14,0247</text:p>
          </table:table-cell>
          <table:table-cell office:value-type="float" office:value="13.5293" calcext:value-type="float">
            <text:p>13,5293</text:p>
          </table:table-cell>
          <table:table-cell office:value-type="float" office:value="14.1446" calcext:value-type="float">
            <text:p>14,1446</text:p>
          </table:table-cell>
          <table:table-cell office:value-type="float" office:value="14.4116" calcext:value-type="float">
            <text:p>14,4116</text:p>
          </table:table-cell>
          <table:table-cell office:value-type="float" office:value="13.5619" calcext:value-type="float">
            <text:p>13,5619</text:p>
          </table:table-cell>
          <table:table-cell office:value-type="float" office:value="14.2462" calcext:value-type="float">
            <text:p>14,2462</text:p>
          </table:table-cell>
          <table:table-cell office:value-type="float" office:value="13.8723" calcext:value-type="float">
            <text:p>13,8723</text:p>
          </table:table-cell>
          <table:table-cell office:value-type="float" office:value="14.3493" calcext:value-type="float">
            <text:p>14,3493</text:p>
          </table:table-cell>
          <table:table-cell office:value-type="float" office:value="13.7333" calcext:value-type="float">
            <text:p>13,7333</text:p>
          </table:table-cell>
          <table:table-cell office:value-type="float" office:value="14.3533" calcext:value-type="float">
            <text:p>14,3533</text:p>
          </table:table-cell>
          <table:table-cell office:value-type="float" office:value="14.3608" calcext:value-type="float">
            <text:p>14,3608</text:p>
          </table:table-cell>
          <table:table-cell office:value-type="float" office:value="13.711" calcext:value-type="float">
            <text:p>13,711</text:p>
          </table:table-cell>
          <table:table-cell office:value-type="float" office:value="13.7552" calcext:value-type="float">
            <text:p>13,7552</text:p>
          </table:table-cell>
          <table:table-cell office:value-type="float" office:value="14.2235" calcext:value-type="float">
            <text:p>14,2235</text:p>
          </table:table-cell>
          <table:table-cell office:value-type="float" office:value="14.2455" calcext:value-type="float">
            <text:p>14,2455</text:p>
          </table:table-cell>
          <table:table-cell office:value-type="float" office:value="13.9584" calcext:value-type="float">
            <text:p>13,9584</text:p>
          </table:table-cell>
          <table:table-cell office:value-type="float" office:value="14.4226" calcext:value-type="float">
            <text:p>14,4226</text:p>
          </table:table-cell>
          <table:table-cell office:value-type="float" office:value="14.4222" calcext:value-type="float">
            <text:p>14,4222</text:p>
          </table:table-cell>
          <table:table-cell office:value-type="float" office:value="14.3882" calcext:value-type="float">
            <text:p>14,3882</text:p>
          </table:table-cell>
          <table:table-cell office:value-type="float" office:value="14.4243" calcext:value-type="float">
            <text:p>14,4243</text:p>
          </table:table-cell>
          <table:table-cell office:value-type="float" office:value="14.2738" calcext:value-type="float">
            <text:p>14,2738</text:p>
          </table:table-cell>
          <table:table-cell office:value-type="float" office:value="14.1719" calcext:value-type="float">
            <text:p>14,1719</text:p>
          </table:table-cell>
          <table:table-cell table:number-columns-repeated="2"/>
          <table:table-cell table:formula="of:=AVERAGE([.B9:.BI9])" office:value-type="float" office:value="14.1398083333333" calcext:value-type="float">
            <text:p>14,1398083333</text:p>
          </table:table-cell>
          <table:table-cell table:formula="of:=STDEV([.B9:.BI9])/2" office:value-type="float" office:value="0.137511643972819" calcext:value-type="float">
            <text:p>0,1375116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6196" calcext:value-type="float">
            <text:p>13,6196</text:p>
          </table:table-cell>
          <table:table-cell office:value-type="float" office:value="14.4086" calcext:value-type="float">
            <text:p>14,4086</text:p>
          </table:table-cell>
          <table:table-cell office:value-type="float" office:value="14.2807" calcext:value-type="float">
            <text:p>14,2807</text:p>
          </table:table-cell>
          <table:table-cell office:value-type="float" office:value="14.4452" calcext:value-type="float">
            <text:p>14,4452</text:p>
          </table:table-cell>
          <table:table-cell office:value-type="float" office:value="14.1427" calcext:value-type="float">
            <text:p>14,1427</text:p>
          </table:table-cell>
          <table:table-cell office:value-type="float" office:value="14.3019" calcext:value-type="float">
            <text:p>14,3019</text:p>
          </table:table-cell>
          <table:table-cell office:value-type="float" office:value="14.4064" calcext:value-type="float">
            <text:p>14,4064</text:p>
          </table:table-cell>
          <table:table-cell office:value-type="float" office:value="14.4296" calcext:value-type="float">
            <text:p>14,4296</text:p>
          </table:table-cell>
          <table:table-cell office:value-type="float" office:value="14.2116" calcext:value-type="float">
            <text:p>14,2116</text:p>
          </table:table-cell>
          <table:table-cell office:value-type="float" office:value="14.4076" calcext:value-type="float">
            <text:p>14,4076</text:p>
          </table:table-cell>
          <table:table-cell office:value-type="float" office:value="14.3077" calcext:value-type="float">
            <text:p>14,3077</text:p>
          </table:table-cell>
          <table:table-cell office:value-type="float" office:value="14.3352" calcext:value-type="float">
            <text:p>14,3352</text:p>
          </table:table-cell>
          <table:table-cell office:value-type="float" office:value="13.6075" calcext:value-type="float">
            <text:p>13,6075</text:p>
          </table:table-cell>
          <table:table-cell office:value-type="float" office:value="14.3755" calcext:value-type="float">
            <text:p>14,3755</text:p>
          </table:table-cell>
          <table:table-cell office:value-type="float" office:value="14.5246" calcext:value-type="float">
            <text:p>14,5246</text:p>
          </table:table-cell>
          <table:table-cell office:value-type="float" office:value="14.551" calcext:value-type="float">
            <text:p>14,551</text:p>
          </table:table-cell>
          <table:table-cell office:value-type="float" office:value="14.341" calcext:value-type="float">
            <text:p>14,341</text:p>
          </table:table-cell>
          <table:table-cell office:value-type="float" office:value="14.3263" calcext:value-type="float">
            <text:p>14,3263</text:p>
          </table:table-cell>
          <table:table-cell office:value-type="float" office:value="14.5431" calcext:value-type="float">
            <text:p>14,5431</text:p>
          </table:table-cell>
          <table:table-cell office:value-type="float" office:value="13.6829" calcext:value-type="float">
            <text:p>13,6829</text:p>
          </table:table-cell>
          <table:table-cell office:value-type="float" office:value="14.3816" calcext:value-type="float">
            <text:p>14,3816</text:p>
          </table:table-cell>
          <table:table-cell office:value-type="float" office:value="14.436" calcext:value-type="float">
            <text:p>14,436</text:p>
          </table:table-cell>
          <table:table-cell office:value-type="float" office:value="13.679" calcext:value-type="float">
            <text:p>13,679</text:p>
          </table:table-cell>
          <table:table-cell office:value-type="float" office:value="14.4564" calcext:value-type="float">
            <text:p>14,4564</text:p>
          </table:table-cell>
          <table:table-cell office:value-type="float" office:value="14.2633" calcext:value-type="float">
            <text:p>14,2633</text:p>
          </table:table-cell>
          <table:table-cell office:value-type="float" office:value="14.4531" calcext:value-type="float">
            <text:p>14,4531</text:p>
          </table:table-cell>
          <table:table-cell office:value-type="float" office:value="14.2348" calcext:value-type="float">
            <text:p>14,2348</text:p>
          </table:table-cell>
          <table:table-cell office:value-type="float" office:value="14.4165" calcext:value-type="float">
            <text:p>14,4165</text:p>
          </table:table-cell>
          <table:table-cell office:value-type="float" office:value="14.1406" calcext:value-type="float">
            <text:p>14,1406</text:p>
          </table:table-cell>
          <table:table-cell office:value-type="float" office:value="14.3225" calcext:value-type="float">
            <text:p>14,3225</text:p>
          </table:table-cell>
          <table:table-cell office:value-type="float" office:value="14.2642" calcext:value-type="float">
            <text:p>14,2642</text:p>
          </table:table-cell>
          <table:table-cell office:value-type="float" office:value="14.4986" calcext:value-type="float">
            <text:p>14,4986</text:p>
          </table:table-cell>
          <table:table-cell office:value-type="float" office:value="14.3437" calcext:value-type="float">
            <text:p>14,3437</text:p>
          </table:table-cell>
          <table:table-cell office:value-type="float" office:value="13.6863" calcext:value-type="float">
            <text:p>13,6863</text:p>
          </table:table-cell>
          <table:table-cell office:value-type="float" office:value="14.2492" calcext:value-type="float">
            <text:p>14,2492</text:p>
          </table:table-cell>
          <table:table-cell office:value-type="float" office:value="14.3427" calcext:value-type="float">
            <text:p>14,3427</text:p>
          </table:table-cell>
          <table:table-cell office:value-type="float" office:value="14.3794" calcext:value-type="float">
            <text:p>14,3794</text:p>
          </table:table-cell>
          <table:table-cell office:value-type="float" office:value="14.3795" calcext:value-type="float">
            <text:p>14,3795</text:p>
          </table:table-cell>
          <table:table-cell office:value-type="float" office:value="14.3106" calcext:value-type="float">
            <text:p>14,3106</text:p>
          </table:table-cell>
          <table:table-cell office:value-type="float" office:value="14.2072" calcext:value-type="float">
            <text:p>14,2072</text:p>
          </table:table-cell>
          <table:table-cell office:value-type="float" office:value="14.4693" calcext:value-type="float">
            <text:p>14,4693</text:p>
          </table:table-cell>
          <table:table-cell office:value-type="float" office:value="14.1712" calcext:value-type="float">
            <text:p>14,1712</text:p>
          </table:table-cell>
          <table:table-cell office:value-type="float" office:value="14.4176" calcext:value-type="float">
            <text:p>14,4176</text:p>
          </table:table-cell>
          <table:table-cell office:value-type="float" office:value="14.3863" calcext:value-type="float">
            <text:p>14,3863</text:p>
          </table:table-cell>
          <table:table-cell office:value-type="float" office:value="14.4364" calcext:value-type="float">
            <text:p>14,4364</text:p>
          </table:table-cell>
          <table:table-cell office:value-type="float" office:value="14.5229" calcext:value-type="float">
            <text:p>14,5229</text:p>
          </table:table-cell>
          <table:table-cell office:value-type="float" office:value="14.3043" calcext:value-type="float">
            <text:p>14,3043</text:p>
          </table:table-cell>
          <table:table-cell office:value-type="float" office:value="13.5592" calcext:value-type="float">
            <text:p>13,5592</text:p>
          </table:table-cell>
          <table:table-cell office:value-type="float" office:value="14.5826" calcext:value-type="float">
            <text:p>14,5826</text:p>
          </table:table-cell>
          <table:table-cell office:value-type="float" office:value="14.4164" calcext:value-type="float">
            <text:p>14,4164</text:p>
          </table:table-cell>
          <table:table-cell office:value-type="float" office:value="14.5641" calcext:value-type="float">
            <text:p>14,5641</text:p>
          </table:table-cell>
          <table:table-cell office:value-type="float" office:value="14.4309" calcext:value-type="float">
            <text:p>14,4309</text:p>
          </table:table-cell>
          <table:table-cell office:value-type="float" office:value="14.4103" calcext:value-type="float">
            <text:p>14,4103</text:p>
          </table:table-cell>
          <table:table-cell office:value-type="float" office:value="14.1786" calcext:value-type="float">
            <text:p>14,1786</text:p>
          </table:table-cell>
          <table:table-cell office:value-type="float" office:value="14.3582" calcext:value-type="float">
            <text:p>14,3582</text:p>
          </table:table-cell>
          <table:table-cell office:value-type="float" office:value="14.4253" calcext:value-type="float">
            <text:p>14,4253</text:p>
          </table:table-cell>
          <table:table-cell office:value-type="float" office:value="14.3746" calcext:value-type="float">
            <text:p>14,3746</text:p>
          </table:table-cell>
          <table:table-cell office:value-type="float" office:value="14.3873" calcext:value-type="float">
            <text:p>14,3873</text:p>
          </table:table-cell>
          <table:table-cell office:value-type="float" office:value="13.7552" calcext:value-type="float">
            <text:p>13,7552</text:p>
          </table:table-cell>
          <table:table-cell office:value-type="float" office:value="14.3805" calcext:value-type="float">
            <text:p>14,3805</text:p>
          </table:table-cell>
          <table:table-cell table:number-columns-repeated="2"/>
          <table:table-cell table:formula="of:=AVERAGE([.B10:.BI10])" office:value-type="float" office:value="14.287085" calcext:value-type="float">
            <text:p>14,287085</text:p>
          </table:table-cell>
          <table:table-cell table:formula="of:=STDEV([.B10:.BI10])/2" office:value-type="float" office:value="0.126489478970601" calcext:value-type="float">
            <text:p>0,1264894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5585" calcext:value-type="float">
            <text:p>14,5585</text:p>
          </table:table-cell>
          <table:table-cell office:value-type="float" office:value="14.5217" calcext:value-type="float">
            <text:p>14,5217</text:p>
          </table:table-cell>
          <table:table-cell office:value-type="float" office:value="14.631" calcext:value-type="float">
            <text:p>14,631</text:p>
          </table:table-cell>
          <table:table-cell office:value-type="float" office:value="14.5664" calcext:value-type="float">
            <text:p>14,5664</text:p>
          </table:table-cell>
          <table:table-cell office:value-type="float" office:value="14.55" calcext:value-type="float">
            <text:p>14,55</text:p>
          </table:table-cell>
          <table:table-cell office:value-type="float" office:value="14.5372" calcext:value-type="float">
            <text:p>14,5372</text:p>
          </table:table-cell>
          <table:table-cell office:value-type="float" office:value="14.5292" calcext:value-type="float">
            <text:p>14,5292</text:p>
          </table:table-cell>
          <table:table-cell office:value-type="float" office:value="14.5667" calcext:value-type="float">
            <text:p>14,5667</text:p>
          </table:table-cell>
          <table:table-cell office:value-type="float" office:value="14.5373" calcext:value-type="float">
            <text:p>14,5373</text:p>
          </table:table-cell>
          <table:table-cell office:value-type="float" office:value="14.505" calcext:value-type="float">
            <text:p>14,505</text:p>
          </table:table-cell>
          <table:table-cell office:value-type="float" office:value="14.6124" calcext:value-type="float">
            <text:p>14,6124</text:p>
          </table:table-cell>
          <table:table-cell office:value-type="float" office:value="14.6555" calcext:value-type="float">
            <text:p>14,6555</text:p>
          </table:table-cell>
          <table:table-cell office:value-type="float" office:value="14.6546" calcext:value-type="float">
            <text:p>14,6546</text:p>
          </table:table-cell>
          <table:table-cell office:value-type="float" office:value="14.4402" calcext:value-type="float">
            <text:p>14,4402</text:p>
          </table:table-cell>
          <table:table-cell office:value-type="float" office:value="13.2757" calcext:value-type="float">
            <text:p>13,2757</text:p>
          </table:table-cell>
          <table:table-cell office:value-type="float" office:value="14.6247" calcext:value-type="float">
            <text:p>14,6247</text:p>
          </table:table-cell>
          <table:table-cell office:value-type="float" office:value="14.7499" calcext:value-type="float">
            <text:p>14,7499</text:p>
          </table:table-cell>
          <table:table-cell office:value-type="float" office:value="13.4741" calcext:value-type="float">
            <text:p>13,4741</text:p>
          </table:table-cell>
          <table:table-cell office:value-type="float" office:value="14.6652" calcext:value-type="float">
            <text:p>14,6652</text:p>
          </table:table-cell>
          <table:table-cell office:value-type="float" office:value="14.5101" calcext:value-type="float">
            <text:p>14,5101</text:p>
          </table:table-cell>
          <table:table-cell office:value-type="float" office:value="14.5495" calcext:value-type="float">
            <text:p>14,5495</text:p>
          </table:table-cell>
          <table:table-cell office:value-type="float" office:value="13.2256" calcext:value-type="float">
            <text:p>13,2256</text:p>
          </table:table-cell>
          <table:table-cell office:value-type="float" office:value="14.4909" calcext:value-type="float">
            <text:p>14,4909</text:p>
          </table:table-cell>
          <table:table-cell office:value-type="float" office:value="14.3576" calcext:value-type="float">
            <text:p>14,3576</text:p>
          </table:table-cell>
          <table:table-cell office:value-type="float" office:value="13.2587" calcext:value-type="float">
            <text:p>13,2587</text:p>
          </table:table-cell>
          <table:table-cell office:value-type="float" office:value="13.1693" calcext:value-type="float">
            <text:p>13,1693</text:p>
          </table:table-cell>
          <table:table-cell office:value-type="float" office:value="14.5626" calcext:value-type="float">
            <text:p>14,5626</text:p>
          </table:table-cell>
          <table:table-cell office:value-type="float" office:value="14.4913" calcext:value-type="float">
            <text:p>14,4913</text:p>
          </table:table-cell>
          <table:table-cell office:value-type="float" office:value="14.437" calcext:value-type="float">
            <text:p>14,437</text:p>
          </table:table-cell>
          <table:table-cell office:value-type="float" office:value="14.5151" calcext:value-type="float">
            <text:p>14,5151</text:p>
          </table:table-cell>
          <table:table-cell office:value-type="float" office:value="14.6028" calcext:value-type="float">
            <text:p>14,6028</text:p>
          </table:table-cell>
          <table:table-cell office:value-type="float" office:value="14.5187" calcext:value-type="float">
            <text:p>14,5187</text:p>
          </table:table-cell>
          <table:table-cell office:value-type="float" office:value="13.2999" calcext:value-type="float">
            <text:p>13,2999</text:p>
          </table:table-cell>
          <table:table-cell office:value-type="float" office:value="14.5513" calcext:value-type="float">
            <text:p>14,5513</text:p>
          </table:table-cell>
          <table:table-cell office:value-type="float" office:value="14.6564" calcext:value-type="float">
            <text:p>14,6564</text:p>
          </table:table-cell>
          <table:table-cell office:value-type="float" office:value="13.2587" calcext:value-type="float">
            <text:p>13,2587</text:p>
          </table:table-cell>
          <table:table-cell office:value-type="float" office:value="14.4792" calcext:value-type="float">
            <text:p>14,4792</text:p>
          </table:table-cell>
          <table:table-cell office:value-type="float" office:value="14.4584" calcext:value-type="float">
            <text:p>14,4584</text:p>
          </table:table-cell>
          <table:table-cell office:value-type="float" office:value="14.5546" calcext:value-type="float">
            <text:p>14,5546</text:p>
          </table:table-cell>
          <table:table-cell office:value-type="float" office:value="13.8796" calcext:value-type="float">
            <text:p>13,8796</text:p>
          </table:table-cell>
          <table:table-cell office:value-type="float" office:value="14.4691" calcext:value-type="float">
            <text:p>14,4691</text:p>
          </table:table-cell>
          <table:table-cell office:value-type="float" office:value="14.5892" calcext:value-type="float">
            <text:p>14,5892</text:p>
          </table:table-cell>
          <table:table-cell office:value-type="float" office:value="14.597" calcext:value-type="float">
            <text:p>14,597</text:p>
          </table:table-cell>
          <table:table-cell office:value-type="float" office:value="14.5318" calcext:value-type="float">
            <text:p>14,5318</text:p>
          </table:table-cell>
          <table:table-cell office:value-type="float" office:value="14.4744" calcext:value-type="float">
            <text:p>14,4744</text:p>
          </table:table-cell>
          <table:table-cell office:value-type="float" office:value="13.363" calcext:value-type="float">
            <text:p>13,363</text:p>
          </table:table-cell>
          <table:table-cell office:value-type="float" office:value="14.5693" calcext:value-type="float">
            <text:p>14,5693</text:p>
          </table:table-cell>
          <table:table-cell office:value-type="float" office:value="14.5189" calcext:value-type="float">
            <text:p>14,5189</text:p>
          </table:table-cell>
          <table:table-cell office:value-type="float" office:value="14.4065" calcext:value-type="float">
            <text:p>14,4065</text:p>
          </table:table-cell>
          <table:table-cell office:value-type="float" office:value="14.4631" calcext:value-type="float">
            <text:p>14,4631</text:p>
          </table:table-cell>
          <table:table-cell office:value-type="float" office:value="14.5959" calcext:value-type="float">
            <text:p>14,5959</text:p>
          </table:table-cell>
          <table:table-cell office:value-type="float" office:value="14.4634" calcext:value-type="float">
            <text:p>14,4634</text:p>
          </table:table-cell>
          <table:table-cell office:value-type="float" office:value="14.7304" calcext:value-type="float">
            <text:p>14,7304</text:p>
          </table:table-cell>
          <table:table-cell office:value-type="float" office:value="14.5295" calcext:value-type="float">
            <text:p>14,5295</text:p>
          </table:table-cell>
          <table:table-cell office:value-type="float" office:value="14.7369" calcext:value-type="float">
            <text:p>14,7369</text:p>
          </table:table-cell>
          <table:table-cell office:value-type="float" office:value="14.3995" calcext:value-type="float">
            <text:p>14,3995</text:p>
          </table:table-cell>
          <table:table-cell office:value-type="float" office:value="14.4414" calcext:value-type="float">
            <text:p>14,4414</text:p>
          </table:table-cell>
          <table:table-cell office:value-type="float" office:value="14.5565" calcext:value-type="float">
            <text:p>14,5565</text:p>
          </table:table-cell>
          <table:table-cell office:value-type="float" office:value="14.5269" calcext:value-type="float">
            <text:p>14,5269</text:p>
          </table:table-cell>
          <table:table-cell office:value-type="float" office:value="14.4701" calcext:value-type="float">
            <text:p>14,4701</text:p>
          </table:table-cell>
          <table:table-cell table:number-columns-repeated="2"/>
          <table:table-cell table:formula="of:=AVERAGE([.B11:.BI11])" office:value-type="float" office:value="14.3652566666667" calcext:value-type="float">
            <text:p>14,3652566667</text:p>
          </table:table-cell>
          <table:table-cell table:formula="of:=STDEV([.B11:.BI11])/2" office:value-type="float" office:value="0.220847393120278" calcext:value-type="float">
            <text:p>0,22084739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7647" calcext:value-type="float">
            <text:p>14,7647</text:p>
          </table:table-cell>
          <table:table-cell office:value-type="float" office:value="14.5445" calcext:value-type="float">
            <text:p>14,5445</text:p>
          </table:table-cell>
          <table:table-cell office:value-type="float" office:value="14.6619" calcext:value-type="float">
            <text:p>14,6619</text:p>
          </table:table-cell>
          <table:table-cell office:value-type="float" office:value="14.6537" calcext:value-type="float">
            <text:p>14,6537</text:p>
          </table:table-cell>
          <table:table-cell office:value-type="float" office:value="14.7169" calcext:value-type="float">
            <text:p>14,7169</text:p>
          </table:table-cell>
          <table:table-cell office:value-type="float" office:value="14.8344" calcext:value-type="float">
            <text:p>14,8344</text:p>
          </table:table-cell>
          <table:table-cell office:value-type="float" office:value="14.7765" calcext:value-type="float">
            <text:p>14,7765</text:p>
          </table:table-cell>
          <table:table-cell office:value-type="float" office:value="14.7771" calcext:value-type="float">
            <text:p>14,7771</text:p>
          </table:table-cell>
          <table:table-cell office:value-type="float" office:value="13.0468" calcext:value-type="float">
            <text:p>13,0468</text:p>
          </table:table-cell>
          <table:table-cell office:value-type="float" office:value="14.6328" calcext:value-type="float">
            <text:p>14,6328</text:p>
          </table:table-cell>
          <table:table-cell office:value-type="float" office:value="12.7904" calcext:value-type="float">
            <text:p>12,7904</text:p>
          </table:table-cell>
          <table:table-cell office:value-type="float" office:value="14.5884" calcext:value-type="float">
            <text:p>14,5884</text:p>
          </table:table-cell>
          <table:table-cell office:value-type="float" office:value="14.5915" calcext:value-type="float">
            <text:p>14,5915</text:p>
          </table:table-cell>
          <table:table-cell office:value-type="float" office:value="14.5801" calcext:value-type="float">
            <text:p>14,5801</text:p>
          </table:table-cell>
          <table:table-cell office:value-type="float" office:value="14.73" calcext:value-type="float">
            <text:p>14,73</text:p>
          </table:table-cell>
          <table:table-cell office:value-type="float" office:value="14.6235" calcext:value-type="float">
            <text:p>14,6235</text:p>
          </table:table-cell>
          <table:table-cell office:value-type="float" office:value="14.6066" calcext:value-type="float">
            <text:p>14,6066</text:p>
          </table:table-cell>
          <table:table-cell office:value-type="float" office:value="14.8849" calcext:value-type="float">
            <text:p>14,8849</text:p>
          </table:table-cell>
          <table:table-cell office:value-type="float" office:value="14.6263" calcext:value-type="float">
            <text:p>14,6263</text:p>
          </table:table-cell>
          <table:table-cell office:value-type="float" office:value="14.6243" calcext:value-type="float">
            <text:p>14,6243</text:p>
          </table:table-cell>
          <table:table-cell office:value-type="float" office:value="14.8138" calcext:value-type="float">
            <text:p>14,8138</text:p>
          </table:table-cell>
          <table:table-cell office:value-type="float" office:value="14.7529" calcext:value-type="float">
            <text:p>14,7529</text:p>
          </table:table-cell>
          <table:table-cell office:value-type="float" office:value="14.7141" calcext:value-type="float">
            <text:p>14,7141</text:p>
          </table:table-cell>
          <table:table-cell office:value-type="float" office:value="14.5862" calcext:value-type="float">
            <text:p>14,5862</text:p>
          </table:table-cell>
          <table:table-cell office:value-type="float" office:value="14.7496" calcext:value-type="float">
            <text:p>14,7496</text:p>
          </table:table-cell>
          <table:table-cell office:value-type="float" office:value="13.272" calcext:value-type="float">
            <text:p>13,272</text:p>
          </table:table-cell>
          <table:table-cell office:value-type="float" office:value="14.6581" calcext:value-type="float">
            <text:p>14,6581</text:p>
          </table:table-cell>
          <table:table-cell office:value-type="float" office:value="14.5791" calcext:value-type="float">
            <text:p>14,5791</text:p>
          </table:table-cell>
          <table:table-cell office:value-type="float" office:value="13.2131" calcext:value-type="float">
            <text:p>13,2131</text:p>
          </table:table-cell>
          <table:table-cell office:value-type="float" office:value="14.6746" calcext:value-type="float">
            <text:p>14,6746</text:p>
          </table:table-cell>
          <table:table-cell office:value-type="float" office:value="13.1963" calcext:value-type="float">
            <text:p>13,1963</text:p>
          </table:table-cell>
          <table:table-cell office:value-type="float" office:value="14.6802" calcext:value-type="float">
            <text:p>14,6802</text:p>
          </table:table-cell>
          <table:table-cell office:value-type="float" office:value="14.6957" calcext:value-type="float">
            <text:p>14,6957</text:p>
          </table:table-cell>
          <table:table-cell office:value-type="float" office:value="14.6839" calcext:value-type="float">
            <text:p>14,6839</text:p>
          </table:table-cell>
          <table:table-cell office:value-type="float" office:value="14.6239" calcext:value-type="float">
            <text:p>14,6239</text:p>
          </table:table-cell>
          <table:table-cell office:value-type="float" office:value="14.6374" calcext:value-type="float">
            <text:p>14,6374</text:p>
          </table:table-cell>
          <table:table-cell office:value-type="float" office:value="14.175" calcext:value-type="float">
            <text:p>14,175</text:p>
          </table:table-cell>
          <table:table-cell office:value-type="float" office:value="14.7322" calcext:value-type="float">
            <text:p>14,7322</text:p>
          </table:table-cell>
          <table:table-cell office:value-type="float" office:value="13.0173" calcext:value-type="float">
            <text:p>13,0173</text:p>
          </table:table-cell>
          <table:table-cell office:value-type="float" office:value="14.5875" calcext:value-type="float">
            <text:p>14,5875</text:p>
          </table:table-cell>
          <table:table-cell office:value-type="float" office:value="14.6568" calcext:value-type="float">
            <text:p>14,6568</text:p>
          </table:table-cell>
          <table:table-cell office:value-type="float" office:value="13.1657" calcext:value-type="float">
            <text:p>13,1657</text:p>
          </table:table-cell>
          <table:table-cell office:value-type="float" office:value="14.6105" calcext:value-type="float">
            <text:p>14,6105</text:p>
          </table:table-cell>
          <table:table-cell office:value-type="float" office:value="13.3712" calcext:value-type="float">
            <text:p>13,3712</text:p>
          </table:table-cell>
          <table:table-cell office:value-type="float" office:value="13.2505" calcext:value-type="float">
            <text:p>13,2505</text:p>
          </table:table-cell>
          <table:table-cell office:value-type="float" office:value="14.6816" calcext:value-type="float">
            <text:p>14,6816</text:p>
          </table:table-cell>
          <table:table-cell office:value-type="float" office:value="13.2555" calcext:value-type="float">
            <text:p>13,2555</text:p>
          </table:table-cell>
          <table:table-cell office:value-type="float" office:value="13.2098" calcext:value-type="float">
            <text:p>13,2098</text:p>
          </table:table-cell>
          <table:table-cell office:value-type="float" office:value="14.5573" calcext:value-type="float">
            <text:p>14,5573</text:p>
          </table:table-cell>
          <table:table-cell office:value-type="float" office:value="14.5871" calcext:value-type="float">
            <text:p>14,5871</text:p>
          </table:table-cell>
          <table:table-cell office:value-type="float" office:value="14.6391" calcext:value-type="float">
            <text:p>14,6391</text:p>
          </table:table-cell>
          <table:table-cell office:value-type="float" office:value="14.6265" calcext:value-type="float">
            <text:p>14,6265</text:p>
          </table:table-cell>
          <table:table-cell office:value-type="float" office:value="14.7476" calcext:value-type="float">
            <text:p>14,7476</text:p>
          </table:table-cell>
          <table:table-cell office:value-type="float" office:value="14.7819" calcext:value-type="float">
            <text:p>14,7819</text:p>
          </table:table-cell>
          <table:table-cell office:value-type="float" office:value="14.7354" calcext:value-type="float">
            <text:p>14,7354</text:p>
          </table:table-cell>
          <table:table-cell office:value-type="float" office:value="14.6495" calcext:value-type="float">
            <text:p>14,6495</text:p>
          </table:table-cell>
          <table:table-cell office:value-type="float" office:value="14.7375" calcext:value-type="float">
            <text:p>14,7375</text:p>
          </table:table-cell>
          <table:table-cell office:value-type="float" office:value="14.7367" calcext:value-type="float">
            <text:p>14,7367</text:p>
          </table:table-cell>
          <table:table-cell office:value-type="float" office:value="13.4282" calcext:value-type="float">
            <text:p>13,4282</text:p>
          </table:table-cell>
          <table:table-cell office:value-type="float" office:value="14.7678" calcext:value-type="float">
            <text:p>14,7678</text:p>
          </table:table-cell>
          <table:table-cell table:number-columns-repeated="2"/>
          <table:table-cell table:formula="of:=AVERAGE([.B12:.BI12])" office:value-type="float" office:value="14.3715733333333" calcext:value-type="float">
            <text:p>14,3715733333</text:p>
          </table:table-cell>
          <table:table-cell table:formula="of:=STDEV([.B12:.BI12])/2" office:value-type="float" office:value="0.305200144926697" calcext:value-type="float">
            <text:p>0,30520014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.0351" calcext:value-type="float">
            <text:p>15,0351</text:p>
          </table:table-cell>
          <table:table-cell office:value-type="float" office:value="15.1" calcext:value-type="float">
            <text:p>15,1</text:p>
          </table:table-cell>
          <table:table-cell office:value-type="float" office:value="14.9696" calcext:value-type="float">
            <text:p>14,9696</text:p>
          </table:table-cell>
          <table:table-cell office:value-type="float" office:value="15.0178" calcext:value-type="float">
            <text:p>15,0178</text:p>
          </table:table-cell>
          <table:table-cell office:value-type="float" office:value="14.9673" calcext:value-type="float">
            <text:p>14,9673</text:p>
          </table:table-cell>
          <table:table-cell office:value-type="float" office:value="15.0861" calcext:value-type="float">
            <text:p>15,0861</text:p>
          </table:table-cell>
          <table:table-cell office:value-type="float" office:value="15.0676" calcext:value-type="float">
            <text:p>15,0676</text:p>
          </table:table-cell>
          <table:table-cell office:value-type="float" office:value="14.9552" calcext:value-type="float">
            <text:p>14,9552</text:p>
          </table:table-cell>
          <table:table-cell office:value-type="float" office:value="14.9646" calcext:value-type="float">
            <text:p>14,9646</text:p>
          </table:table-cell>
          <table:table-cell office:value-type="float" office:value="14.893" calcext:value-type="float">
            <text:p>14,893</text:p>
          </table:table-cell>
          <table:table-cell office:value-type="float" office:value="12.9114" calcext:value-type="float">
            <text:p>12,9114</text:p>
          </table:table-cell>
          <table:table-cell office:value-type="float" office:value="13.1299" calcext:value-type="float">
            <text:p>13,1299</text:p>
          </table:table-cell>
          <table:table-cell office:value-type="float" office:value="15.0045" calcext:value-type="float">
            <text:p>15,0045</text:p>
          </table:table-cell>
          <table:table-cell office:value-type="float" office:value="15.0194" calcext:value-type="float">
            <text:p>15,0194</text:p>
          </table:table-cell>
          <table:table-cell office:value-type="float" office:value="15.0261" calcext:value-type="float">
            <text:p>15,0261</text:p>
          </table:table-cell>
          <table:table-cell office:value-type="float" office:value="14.971" calcext:value-type="float">
            <text:p>14,971</text:p>
          </table:table-cell>
          <table:table-cell office:value-type="float" office:value="14.9239" calcext:value-type="float">
            <text:p>14,9239</text:p>
          </table:table-cell>
          <table:table-cell office:value-type="float" office:value="15.0159" calcext:value-type="float">
            <text:p>15,0159</text:p>
          </table:table-cell>
          <table:table-cell office:value-type="float" office:value="15.1424" calcext:value-type="float">
            <text:p>15,1424</text:p>
          </table:table-cell>
          <table:table-cell office:value-type="float" office:value="15.0472" calcext:value-type="float">
            <text:p>15,0472</text:p>
          </table:table-cell>
          <table:table-cell office:value-type="float" office:value="15.0468" calcext:value-type="float">
            <text:p>15,0468</text:p>
          </table:table-cell>
          <table:table-cell office:value-type="float" office:value="15.1303" calcext:value-type="float">
            <text:p>15,1303</text:p>
          </table:table-cell>
          <table:table-cell office:value-type="float" office:value="15.076" calcext:value-type="float">
            <text:p>15,076</text:p>
          </table:table-cell>
          <table:table-cell office:value-type="float" office:value="15.0505" calcext:value-type="float">
            <text:p>15,0505</text:p>
          </table:table-cell>
          <table:table-cell office:value-type="float" office:value="13.4542" calcext:value-type="float">
            <text:p>13,4542</text:p>
          </table:table-cell>
          <table:table-cell office:value-type="float" office:value="15.1996" calcext:value-type="float">
            <text:p>15,1996</text:p>
          </table:table-cell>
          <table:table-cell office:value-type="float" office:value="14.9309" calcext:value-type="float">
            <text:p>14,9309</text:p>
          </table:table-cell>
          <table:table-cell office:value-type="float" office:value="15.0065" calcext:value-type="float">
            <text:p>15,0065</text:p>
          </table:table-cell>
          <table:table-cell office:value-type="float" office:value="14.9965" calcext:value-type="float">
            <text:p>14,9965</text:p>
          </table:table-cell>
          <table:table-cell office:value-type="float" office:value="15.0296" calcext:value-type="float">
            <text:p>15,0296</text:p>
          </table:table-cell>
          <table:table-cell office:value-type="float" office:value="15.0343" calcext:value-type="float">
            <text:p>15,0343</text:p>
          </table:table-cell>
          <table:table-cell office:value-type="float" office:value="15.1026" calcext:value-type="float">
            <text:p>15,1026</text:p>
          </table:table-cell>
          <table:table-cell office:value-type="float" office:value="15.0926" calcext:value-type="float">
            <text:p>15,0926</text:p>
          </table:table-cell>
          <table:table-cell office:value-type="float" office:value="15.0339" calcext:value-type="float">
            <text:p>15,0339</text:p>
          </table:table-cell>
          <table:table-cell office:value-type="float" office:value="14.9957" calcext:value-type="float">
            <text:p>14,9957</text:p>
          </table:table-cell>
          <table:table-cell office:value-type="float" office:value="15.0994" calcext:value-type="float">
            <text:p>15,0994</text:p>
          </table:table-cell>
          <table:table-cell office:value-type="float" office:value="15.1819" calcext:value-type="float">
            <text:p>15,1819</text:p>
          </table:table-cell>
          <table:table-cell office:value-type="float" office:value="14.9854" calcext:value-type="float">
            <text:p>14,9854</text:p>
          </table:table-cell>
          <table:table-cell office:value-type="float" office:value="14.9656" calcext:value-type="float">
            <text:p>14,9656</text:p>
          </table:table-cell>
          <table:table-cell office:value-type="float" office:value="14.9718" calcext:value-type="float">
            <text:p>14,9718</text:p>
          </table:table-cell>
          <table:table-cell office:value-type="float" office:value="15.0013" calcext:value-type="float">
            <text:p>15,0013</text:p>
          </table:table-cell>
          <table:table-cell office:value-type="float" office:value="13.2532" calcext:value-type="float">
            <text:p>13,2532</text:p>
          </table:table-cell>
          <table:table-cell office:value-type="float" office:value="15.0819" calcext:value-type="float">
            <text:p>15,0819</text:p>
          </table:table-cell>
          <table:table-cell office:value-type="float" office:value="13.0727" calcext:value-type="float">
            <text:p>13,0727</text:p>
          </table:table-cell>
          <table:table-cell office:value-type="float" office:value="15.1447" calcext:value-type="float">
            <text:p>15,1447</text:p>
          </table:table-cell>
          <table:table-cell office:value-type="float" office:value="14.9965" calcext:value-type="float">
            <text:p>14,9965</text:p>
          </table:table-cell>
          <table:table-cell office:value-type="float" office:value="15.0754" calcext:value-type="float">
            <text:p>15,0754</text:p>
          </table:table-cell>
          <table:table-cell office:value-type="float" office:value="15.0168" calcext:value-type="float">
            <text:p>15,0168</text:p>
          </table:table-cell>
          <table:table-cell office:value-type="float" office:value="15.0427" calcext:value-type="float">
            <text:p>15,0427</text:p>
          </table:table-cell>
          <table:table-cell office:value-type="float" office:value="12.8813" calcext:value-type="float">
            <text:p>12,8813</text:p>
          </table:table-cell>
          <table:table-cell office:value-type="float" office:value="15.0609" calcext:value-type="float">
            <text:p>15,0609</text:p>
          </table:table-cell>
          <table:table-cell office:value-type="float" office:value="15.0075" calcext:value-type="float">
            <text:p>15,0075</text:p>
          </table:table-cell>
          <table:table-cell office:value-type="float" office:value="15.1171" calcext:value-type="float">
            <text:p>15,1171</text:p>
          </table:table-cell>
          <table:table-cell office:value-type="float" office:value="13.2046" calcext:value-type="float">
            <text:p>13,2046</text:p>
          </table:table-cell>
          <table:table-cell office:value-type="float" office:value="13.0445" calcext:value-type="float">
            <text:p>13,0445</text:p>
          </table:table-cell>
          <table:table-cell office:value-type="float" office:value="13.0135" calcext:value-type="float">
            <text:p>13,0135</text:p>
          </table:table-cell>
          <table:table-cell office:value-type="float" office:value="13.0987" calcext:value-type="float">
            <text:p>13,0987</text:p>
          </table:table-cell>
          <table:table-cell office:value-type="float" office:value="13.1365" calcext:value-type="float">
            <text:p>13,1365</text:p>
          </table:table-cell>
          <table:table-cell office:value-type="float" office:value="13.1554" calcext:value-type="float">
            <text:p>13,1554</text:p>
          </table:table-cell>
          <table:table-cell office:value-type="float" office:value="15.1613" calcext:value-type="float">
            <text:p>15,1613</text:p>
          </table:table-cell>
          <table:table-cell table:number-columns-repeated="2"/>
          <table:table-cell table:formula="of:=AVERAGE([.B13:.BI13])" office:value-type="float" office:value="14.65331" calcext:value-type="float">
            <text:p>14,65331</text:p>
          </table:table-cell>
          <table:table-cell table:formula="of:=STDEV([.B13:.BI13])/2" office:value-type="float" office:value="0.390919766541526" calcext:value-type="float">
            <text:p>0,3909197665</text:p>
          </table:table-cell>
        </table:table-row>
      </table:table>
      <table:table table:name="SUMMARY" table:style-name="ta1">
        <table:shapes>
          <draw:frame draw:z-index="0" draw:style-name="gr1" draw:text-style-name="P1" svg:width="15.621cm" svg:height="11.43cm" svg:x="5.101cm" svg:y="8.484cm">
            <draw:object draw:notify-on-update-of-ranges="SUMMARY.C7:SUMMARY.C7 SUMMARY.C8:SUMMARY.C17 SUMMARY.D7:SUMMARY.D7 SUMMARY.D8:SUMMARY.D17 SUMMARY.G8:SUMMARY.G17 SUMMARY.G8:SUMMARY.G17 SUMMARY.E7:SUMMARY.E7 SUMMARY.E8:SUMMARY.E17 SUMMARY.H8:SUMMARY.H17 SUMMARY.H8:SUMMARY.H17 SUMMARY.F7:SUMMARY.F7 SUMMARY.F8:SUMMARY.F17 SUMMARY.I8:SUMMARY.I17 SUMMARY.I8:SUMMARY.I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27cm" svg:height="9.001cm" svg:x="21.938cm" svg:y="8.193cm">
            <draw:object draw:notify-on-update-of-ranges="SUMMARY.C7:SUMMARY.C7 SUMMARY.C8:SUMMARY.C17 SUMMARY.D7:SUMMARY.D7 SUMMARY.D8:SUMMARY.D17 SUMMARY.G8:SUMMARY.G17 SUMMARY.G8:SUMMARY.G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ervidor 24 Cores</text:p>
          </table:table-cell>
          <table:table-cell office:value-type="string" calcext:value-type="string">
            <text:p>Laptop Doméstico</text:p>
          </table:table-cell>
          <table:table-cell office:value-type="string" calcext:value-type="string">
            <text:p>Computador Doble Procesador</text:p>
          </table:table-cell>
          <table:table-cell office:value-type="string" calcext:value-type="string">
            <text:p>STDEV_24</text:p>
          </table:table-cell>
          <table:table-cell office:value-type="string" calcext:value-type="string">
            <text:p>STDEV_MIO</text:p>
          </table:table-cell>
          <table:table-cell office:value-type="string" calcext:value-type="string">
            <text:p>STDEV_SERGIO</text:p>
          </table:table-cell>
        </table:table-row>
        <table:table-row table:style-name="ro1">
          <table:table-cell table:number-columns-repeated="2"/>
          <table:table-cell table:formula="of:=['24 Cores'.A4]" office:value-type="float" office:value="1" calcext:value-type="float">
            <text:p>1</text:p>
          </table:table-cell>
          <table:table-cell table:formula="of:=['24 Cores'.BL4]" office:value-type="float" office:value="2.03704933333333" calcext:value-type="float">
            <text:p>2,0370493333</text:p>
          </table:table-cell>
          <table:table-cell table:formula="of:=['Mi Laptop'.BL4]" office:value-type="float" office:value="1.36217783333333" calcext:value-type="float">
            <text:p>1,3621778333</text:p>
          </table:table-cell>
          <table:table-cell table:formula="of:=[Sergio.BL4]" office:value-type="float" office:value="7.248685" calcext:value-type="float">
            <text:p>7,248685</text:p>
          </table:table-cell>
          <table:table-cell table:formula="of:=['24 Cores'.BM4]" office:value-type="float" office:value="0.145074544517073" calcext:value-type="float">
            <text:p>0,1450745445</text:p>
          </table:table-cell>
          <table:table-cell table:formula="of:=['Mi Laptop'.BM4]" office:value-type="float" office:value="0.0732622026689629" calcext:value-type="float">
            <text:p>0,0732622027</text:p>
          </table:table-cell>
          <table:table-cell table:formula="of:=[Sergio.BM4]" office:value-type="float" office:value="0.174835341844979" calcext:value-type="float">
            <text:p>0,1748353418</text:p>
          </table:table-cell>
        </table:table-row>
        <table:table-row table:style-name="ro1">
          <table:table-cell table:number-columns-repeated="2"/>
          <table:table-cell table:formula="of:=['24 Cores'.A5]" office:value-type="float" office:value="2" calcext:value-type="float">
            <text:p>2</text:p>
          </table:table-cell>
          <table:table-cell table:formula="of:=['24 Cores'.BL5]" office:value-type="float" office:value="3.12501116666667" calcext:value-type="float">
            <text:p>3,1250111667</text:p>
          </table:table-cell>
          <table:table-cell table:formula="of:=['Mi Laptop'.BL5]" office:value-type="float" office:value="1.14213888333333" calcext:value-type="float">
            <text:p>1,1421388833</text:p>
          </table:table-cell>
          <table:table-cell table:formula="of:=[Sergio.BL5]" office:value-type="float" office:value="6.374625" calcext:value-type="float">
            <text:p>6,374625</text:p>
          </table:table-cell>
          <table:table-cell table:formula="of:=['24 Cores'.BM5]" office:value-type="float" office:value="0.31696928262671" calcext:value-type="float">
            <text:p>0,3169692826</text:p>
          </table:table-cell>
          <table:table-cell table:formula="of:=['Mi Laptop'.BM5]" office:value-type="float" office:value="0.0472409723686945" calcext:value-type="float">
            <text:p>0,0472409724</text:p>
          </table:table-cell>
          <table:table-cell table:formula="of:=[Sergio.BM5]" office:value-type="float" office:value="0.26471817050627" calcext:value-type="float">
            <text:p>0,2647181705</text:p>
          </table:table-cell>
        </table:table-row>
        <table:table-row table:style-name="ro1">
          <table:table-cell table:number-columns-repeated="2"/>
          <table:table-cell table:formula="of:=['24 Cores'.A6]" office:value-type="float" office:value="4" calcext:value-type="float">
            <text:p>4</text:p>
          </table:table-cell>
          <table:table-cell table:formula="of:=['24 Cores'.BL6]" office:value-type="float" office:value="3.2929435" calcext:value-type="float">
            <text:p>3,2929435</text:p>
          </table:table-cell>
          <table:table-cell table:formula="of:=['Mi Laptop'.BL6]" office:value-type="float" office:value="1.34086833333333" calcext:value-type="float">
            <text:p>1,3408683333</text:p>
          </table:table-cell>
          <table:table-cell table:formula="of:=[Sergio.BL6]" office:value-type="float" office:value="12.0786666666667" calcext:value-type="float">
            <text:p>12,0786666667</text:p>
          </table:table-cell>
          <table:table-cell table:formula="of:=['24 Cores'.BM6]" office:value-type="float" office:value="0.190387051969084" calcext:value-type="float">
            <text:p>0,190387052</text:p>
          </table:table-cell>
          <table:table-cell table:formula="of:=['Mi Laptop'.BM6]" office:value-type="float" office:value="0.0641151609372202" calcext:value-type="float">
            <text:p>0,0641151609</text:p>
          </table:table-cell>
          <table:table-cell table:formula="of:=[Sergio.BM6]" office:value-type="float" office:value="0.28879052825368" calcext:value-type="float">
            <text:p>0,2887905283</text:p>
          </table:table-cell>
        </table:table-row>
        <table:table-row table:style-name="ro1">
          <table:table-cell table:number-columns-repeated="2"/>
          <table:table-cell table:formula="of:=['24 Cores'.A7]" office:value-type="float" office:value="8" calcext:value-type="float">
            <text:p>8</text:p>
          </table:table-cell>
          <table:table-cell table:formula="of:=['24 Cores'.BL7]" office:value-type="float" office:value="3.53676933333334" calcext:value-type="float">
            <text:p>3,5367693333</text:p>
          </table:table-cell>
          <table:table-cell table:formula="of:=['Mi Laptop'.BL7]" office:value-type="float" office:value="2.0114155" calcext:value-type="float">
            <text:p>2,0114155</text:p>
          </table:table-cell>
          <table:table-cell table:formula="of:=[Sergio.BL7]" office:value-type="float" office:value="13.5984483333333" calcext:value-type="float">
            <text:p>13,5984483333</text:p>
          </table:table-cell>
          <table:table-cell table:formula="of:=['24 Cores'.BM7]" office:value-type="float" office:value="0.191002752202788" calcext:value-type="float">
            <text:p>0,1910027522</text:p>
          </table:table-cell>
          <table:table-cell table:formula="of:=['Mi Laptop'.BM7]" office:value-type="float" office:value="0.0300339462945046" calcext:value-type="float">
            <text:p>0,0300339463</text:p>
          </table:table-cell>
          <table:table-cell table:formula="of:=[Sergio.BM7]" office:value-type="float" office:value="0.137664565154922" calcext:value-type="float">
            <text:p>0,1376645652</text:p>
          </table:table-cell>
        </table:table-row>
        <table:table-row table:style-name="ro1">
          <table:table-cell table:number-columns-repeated="2"/>
          <table:table-cell table:formula="of:=['24 Cores'.A8]" office:value-type="float" office:value="16" calcext:value-type="float">
            <text:p>16</text:p>
          </table:table-cell>
          <table:table-cell table:formula="of:=['24 Cores'.BL8]" office:value-type="float" office:value="3.79078083333333" calcext:value-type="float">
            <text:p>3,7907808333</text:p>
          </table:table-cell>
          <table:table-cell table:formula="of:=['Mi Laptop'.BL8]" office:value-type="float" office:value="2.0714645" calcext:value-type="float">
            <text:p>2,0714645</text:p>
          </table:table-cell>
          <table:table-cell table:formula="of:=[Sergio.BL8]" office:value-type="float" office:value="13.9458" calcext:value-type="float">
            <text:p>13,9458</text:p>
          </table:table-cell>
          <table:table-cell table:formula="of:=['24 Cores'.BM8]" office:value-type="float" office:value="0.237735862320555" calcext:value-type="float">
            <text:p>0,2377358623</text:p>
          </table:table-cell>
          <table:table-cell table:formula="of:=['Mi Laptop'.BM8]" office:value-type="float" office:value="0.0387264500272889" calcext:value-type="float">
            <text:p>0,03872645</text:p>
          </table:table-cell>
          <table:table-cell table:formula="of:=[Sergio.BM8]" office:value-type="float" office:value="0.110869472804736" calcext:value-type="float">
            <text:p>0,1108694728</text:p>
          </table:table-cell>
        </table:table-row>
        <table:table-row table:style-name="ro1">
          <table:table-cell table:number-columns-repeated="2"/>
          <table:table-cell table:formula="of:=['24 Cores'.A9]" office:value-type="float" office:value="24" calcext:value-type="float">
            <text:p>24</text:p>
          </table:table-cell>
          <table:table-cell table:formula="of:=['24 Cores'.BL9]" office:value-type="float" office:value="4.053397" calcext:value-type="float">
            <text:p>4,053397</text:p>
          </table:table-cell>
          <table:table-cell table:formula="of:=['Mi Laptop'.BL9]" office:value-type="float" office:value="2.0819015" calcext:value-type="float">
            <text:p>2,0819015</text:p>
          </table:table-cell>
          <table:table-cell table:formula="of:=[Sergio.BL9]" office:value-type="float" office:value="14.1398083333333" calcext:value-type="float">
            <text:p>14,1398083333</text:p>
          </table:table-cell>
          <table:table-cell table:formula="of:=['24 Cores'.BM9]" office:value-type="float" office:value="0.206635306131563" calcext:value-type="float">
            <text:p>0,2066353061</text:p>
          </table:table-cell>
          <table:table-cell table:formula="of:=['Mi Laptop'.BM9]" office:value-type="float" office:value="0.0349689077976931" calcext:value-type="float">
            <text:p>0,0349689078</text:p>
          </table:table-cell>
          <table:table-cell table:formula="of:=[Sergio.BM9]" office:value-type="float" office:value="0.137511643972819" calcext:value-type="float">
            <text:p>0,137511644</text:p>
          </table:table-cell>
        </table:table-row>
        <table:table-row table:style-name="ro1">
          <table:table-cell table:number-columns-repeated="2"/>
          <table:table-cell table:formula="of:=['24 Cores'.A10]" office:value-type="float" office:value="32" calcext:value-type="float">
            <text:p>32</text:p>
          </table:table-cell>
          <table:table-cell table:formula="of:=['24 Cores'.BL10]" office:value-type="float" office:value="3.9887885" calcext:value-type="float">
            <text:p>3,9887885</text:p>
          </table:table-cell>
          <table:table-cell table:formula="of:=['Mi Laptop'.BL10]" office:value-type="float" office:value="2.07914333333333" calcext:value-type="float">
            <text:p>2,0791433333</text:p>
          </table:table-cell>
          <table:table-cell table:formula="of:=[Sergio.BL10]" office:value-type="float" office:value="14.287085" calcext:value-type="float">
            <text:p>14,287085</text:p>
          </table:table-cell>
          <table:table-cell table:formula="of:=['24 Cores'.BM10]" office:value-type="float" office:value="0.20744653809103" calcext:value-type="float">
            <text:p>0,2074465381</text:p>
          </table:table-cell>
          <table:table-cell table:formula="of:=['Mi Laptop'.BM10]" office:value-type="float" office:value="0.0282198785067876" calcext:value-type="float">
            <text:p>0,0282198785</text:p>
          </table:table-cell>
          <table:table-cell table:formula="of:=[Sergio.BM10]" office:value-type="float" office:value="0.126489478970601" calcext:value-type="float">
            <text:p>0,126489479</text:p>
          </table:table-cell>
        </table:table-row>
        <table:table-row table:style-name="ro1">
          <table:table-cell table:number-columns-repeated="2"/>
          <table:table-cell table:formula="of:=['24 Cores'.A11]" office:value-type="float" office:value="48" calcext:value-type="float">
            <text:p>48</text:p>
          </table:table-cell>
          <table:table-cell table:formula="of:=['24 Cores'.BL11]" office:value-type="float" office:value="4.02109866666667" calcext:value-type="float">
            <text:p>4,0210986667</text:p>
          </table:table-cell>
          <table:table-cell table:formula="of:=['Mi Laptop'.BL11]" office:value-type="float" office:value="2.10574983333333" calcext:value-type="float">
            <text:p>2,1057498333</text:p>
          </table:table-cell>
          <table:table-cell table:formula="of:=[Sergio.BL11]" office:value-type="float" office:value="14.3652566666667" calcext:value-type="float">
            <text:p>14,3652566667</text:p>
          </table:table-cell>
          <table:table-cell table:formula="of:=['24 Cores'.BM11]" office:value-type="float" office:value="0.182497090885722" calcext:value-type="float">
            <text:p>0,1824970909</text:p>
          </table:table-cell>
          <table:table-cell table:formula="of:=['Mi Laptop'.BM11]" office:value-type="float" office:value="0.0242151569793654" calcext:value-type="float">
            <text:p>0,024215157</text:p>
          </table:table-cell>
          <table:table-cell table:formula="of:=[Sergio.BM11]" office:value-type="float" office:value="0.220847393120278" calcext:value-type="float">
            <text:p>0,2208473931</text:p>
          </table:table-cell>
        </table:table-row>
        <table:table-row table:style-name="ro1">
          <table:table-cell table:number-columns-repeated="2"/>
          <table:table-cell table:formula="of:=['24 Cores'.A12]" office:value-type="float" office:value="64" calcext:value-type="float">
            <text:p>64</text:p>
          </table:table-cell>
          <table:table-cell table:formula="of:=['24 Cores'.BL12]" office:value-type="float" office:value="4.15676583333333" calcext:value-type="float">
            <text:p>4,1567658333</text:p>
          </table:table-cell>
          <table:table-cell table:formula="of:=['Mi Laptop'.BL12]" office:value-type="float" office:value="2.1265755" calcext:value-type="float">
            <text:p>2,1265755</text:p>
          </table:table-cell>
          <table:table-cell table:formula="of:=[Sergio.BL12]" office:value-type="float" office:value="14.3715733333333" calcext:value-type="float">
            <text:p>14,3715733333</text:p>
          </table:table-cell>
          <table:table-cell table:formula="of:=['24 Cores'.BM12]" office:value-type="float" office:value="0.118751320725186" calcext:value-type="float">
            <text:p>0,1187513207</text:p>
          </table:table-cell>
          <table:table-cell table:formula="of:=['Mi Laptop'.BM12]" office:value-type="float" office:value="0.020069334509353" calcext:value-type="float">
            <text:p>0,0200693345</text:p>
          </table:table-cell>
          <table:table-cell table:formula="of:=[Sergio.BM12]" office:value-type="float" office:value="0.305200144926697" calcext:value-type="float">
            <text:p>0,3052001449</text:p>
          </table:table-cell>
        </table:table-row>
        <table:table-row table:style-name="ro1">
          <table:table-cell table:number-columns-repeated="2"/>
          <table:table-cell table:formula="of:=['24 Cores'.A13]" office:value-type="float" office:value="128" calcext:value-type="float">
            <text:p>128</text:p>
          </table:table-cell>
          <table:table-cell table:formula="of:=['24 Cores'.BL13]" office:value-type="float" office:value="4.271371" calcext:value-type="float">
            <text:p>4,271371</text:p>
          </table:table-cell>
          <table:table-cell table:formula="of:=['Mi Laptop'.BL13]" office:value-type="float" office:value="2.275995" calcext:value-type="float">
            <text:p>2,275995</text:p>
          </table:table-cell>
          <table:table-cell table:formula="of:=[Sergio.BL13]" office:value-type="float" office:value="14.65331" calcext:value-type="float">
            <text:p>14,65331</text:p>
          </table:table-cell>
          <table:table-cell table:formula="of:=['24 Cores'.BM13]" office:value-type="float" office:value="0.132374082905868" calcext:value-type="float">
            <text:p>0,1323740829</text:p>
          </table:table-cell>
          <table:table-cell table:formula="of:=['Mi Laptop'.BM13]" office:value-type="float" office:value="0.0187744481401212" calcext:value-type="float">
            <text:p>0,0187744481</text:p>
          </table:table-cell>
          <table:table-cell table:formula="of:=[Sergio.BM13]" office:value-type="float" office:value="0.390919766541526" calcext:value-type="float">
            <text:p>0,3909197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2:12:08.066224830</meta:creation-date>
    <dc:date>2015-11-17T12:27:44.846993955</dc:date>
    <meta:editing-duration>PT1M16S</meta:editing-duration>
    <meta:editing-cycles>2</meta:editing-cycles>
    <meta:generator>LibreOffice/4.2.8.2$Linux_X86_64 LibreOffice_project/420m0$Build-2</meta:generator>
    <meta:document-statistic meta:table-count="4" meta:cell-count="19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UMMARY.G8:SUMMARY.G17" chart:error-lower-range="SUMMARY.G8:SUMMARY.G1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G8:SUMMARY.G17" chart:error-lower-range="SUMMARY.G8:SUMMARY.G17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UMMARY.H8:SUMMARY.H17" chart:error-lower-range="SUMMARY.H8:SUMMARY.H17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UMMARY.H8:SUMMARY.H17" chart:error-lower-range="SUMMARY.H8:SUMMARY.H17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UMMARY.I8:SUMMARY.I17" chart:error-lower-range="SUMMARY.I8:SUMMARY.I17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UMMARY.I8:SUMMARY.I17" chart:error-lower-range="SUMMARY.I8:SUMMARY.I17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22cm" svg:height="11.431cm" xlink:href=".." xlink:type="simple" chart:class="chart:line" chart:style-name="ch1">
        <chart:title svg:x="3.283cm" svg:y="0.363cm" chart:style-name="ch2">
          <text:p>Tiempos Caso de estudio Transferencia UDP</text:p>
        </chart:title>
        <chart:subtitle svg:x="4.944cm" svg:y="1.412cm" chart:style-name="ch3">
          <text:p>Lectura de 1 millón de paquetes</text:p>
        </chart:subtitle>
        <chart:legend chart:legend-position="bottom" svg:x="2.61cm" svg:y="10.096cm" style:legend-expansion="wide" chart:style-name="ch4"/>
        <chart:plot-area chart:style-name="ch5" table:cell-range-address="SUMMARY.C7:SUMMARY.F17" chart:data-source-has-labels="both" svg:x="1.346cm" svg:y="2.327cm" svg:width="13.964cm" svg:height="6.537cm">
          <chartooo:coordinate-region svg:x="2.02cm" svg:y="2.54cm" svg:width="12.971cm" svg:height="5.65cm"/>
          <chart:axis chart:dimension="x" chart:name="primary-x" chart:style-name="ch6" chartooo:axis-type="auto">
            <chartooo:date-scale/>
            <chart:title svg:x="6.804cm" svg:y="9.093cm" chart:style-name="ch7">
              <text:p>Número de Threads</text:p>
            </chart:title>
            <chart:categories table:cell-range-address="SUMMARY.C8:SUMMARY.C17"/>
          </chart:axis>
          <chart:axis chart:dimension="y" chart:name="primary-y" chart:style-name="ch6">
            <chart:title svg:x="0.451cm" svg:y="6.408cm" chart:style-name="ch8">
              <text:p>Tiempo [s]</text:p>
            </chart:title>
            <chart:grid chart:style-name="ch9" chart:class="major"/>
          </chart:axis>
          <chart:series chart:style-name="ch10" chart:values-cell-range-address="SUMMARY.D8:SUMMARY.D17" chart:label-cell-address="SUMMARY.D7:SUMMARY.D7" chart:class="chart:line">
            <chart:error-indicator chart:style-name="ch11" chart:dimension="y"/>
            <chart:data-point chart:repeated="10"/>
          </chart:series>
          <chart:series chart:style-name="ch12" chart:values-cell-range-address="SUMMARY.E8:SUMMARY.E17" chart:label-cell-address="SUMMARY.E7:SUMMARY.E7" chart:class="chart:line">
            <chart:error-indicator chart:style-name="ch13" chart:dimension="y"/>
            <chart:data-point chart:repeated="10"/>
          </chart:series>
          <chart:series chart:style-name="ch14" chart:values-cell-range-address="SUMMARY.F8:SUMMARY.F17" chart:label-cell-address="SUMMARY.F7:SUMMARY.F7" chart:class="chart:line">
            <chart:error-indicator chart:style-name="ch15" chart:dimension="y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dor 24 Cores</text:p>
                <draw:g>
                  <svg:desc>SUMMARY.D7:SUMMARY.D7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Columna G</text:p>
              </table:table-cell>
              <table:table-cell office:value-type="string">
                <text:p>Laptop Doméstico</text:p>
                <draw:g>
                  <svg:desc>SUMMARY.E7:SUMMARY.E7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Columna H</text:p>
              </table:table-cell>
              <table:table-cell office:value-type="string">
                <text:p>Computador Doble Procesador</text:p>
                <draw:g>
                  <svg:desc>SUMMARY.F7:SUMMARY.F7</svg:desc>
                </draw:g>
              </table:table-cell>
              <table:table-cell office:value-type="string">
                <text:p>Columna I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C8:SUMMARY.C17</svg:desc>
                </draw:g>
              </table:table-cell>
              <table:table-cell office:value-type="float" office:value="2.03704933333333">
                <text:p>2.03704933333333</text:p>
                <draw:g>
                  <svg:desc>SUMMARY.D8:SUMMARY.D17</svg:desc>
                </draw:g>
              </table:table-cell>
              <table:table-cell office:value-type="float" office:value="0.145074544517073">
                <text:p>0.145074544517073</text:p>
                <draw:g>
                  <svg:desc>SUMMARY.G8:SUMMARY.G17</svg:desc>
                </draw:g>
              </table:table-cell>
              <table:table-cell office:value-type="float" office:value="0.145074544517073">
                <text:p>0.145074544517073</text:p>
                <draw:g>
                  <svg:desc>SUMMARY.G8:SUMMARY.G17</svg:desc>
                </draw:g>
              </table:table-cell>
              <table:table-cell office:value-type="float" office:value="1.36217783333333">
                <text:p>1.36217783333333</text:p>
                <draw:g>
                  <svg:desc>SUMMARY.E8:SUMMARY.E17</svg:desc>
                </draw:g>
              </table:table-cell>
              <table:table-cell office:value-type="float" office:value="0.0732622026689629">
                <text:p>0.0732622026689629</text:p>
                <draw:g>
                  <svg:desc>SUMMARY.H8:SUMMARY.H17</svg:desc>
                </draw:g>
              </table:table-cell>
              <table:table-cell office:value-type="float" office:value="0.0732622026689629">
                <text:p>0.0732622026689629</text:p>
                <draw:g>
                  <svg:desc>SUMMARY.H8:SUMMARY.H17</svg:desc>
                </draw:g>
              </table:table-cell>
              <table:table-cell office:value-type="float" office:value="7.248685">
                <text:p>7.248685</text:p>
                <draw:g>
                  <svg:desc>SUMMARY.F8:SUMMARY.F17</svg:desc>
                </draw:g>
              </table:table-cell>
              <table:table-cell office:value-type="float" office:value="0.174835341844979">
                <text:p>0.174835341844979</text:p>
                <draw:g>
                  <svg:desc>SUMMARY.I8:SUMMARY.I17</svg:desc>
                </draw:g>
              </table:table-cell>
              <table:table-cell office:value-type="float" office:value="0.174835341844979">
                <text:p>0.174835341844979</text:p>
                <draw:g>
                  <svg:desc>SUMMARY.I8:SUMMARY.I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2501116666667">
                <text:p>3.12501116666667</text:p>
              </table:table-cell>
              <table:table-cell office:value-type="float" office:value="0.31696928262671">
                <text:p>0.31696928262671</text:p>
              </table:table-cell>
              <table:table-cell office:value-type="float" office:value="0.31696928262671">
                <text:p>0.31696928262671</text:p>
              </table:table-cell>
              <table:table-cell office:value-type="float" office:value="1.14213888333333">
                <text:p>1.14213888333333</text:p>
              </table:table-cell>
              <table:table-cell office:value-type="float" office:value="0.0472409723686945">
                <text:p>0.0472409723686945</text:p>
              </table:table-cell>
              <table:table-cell office:value-type="float" office:value="0.0472409723686945">
                <text:p>0.0472409723686945</text:p>
              </table:table-cell>
              <table:table-cell office:value-type="float" office:value="6.374625">
                <text:p>6.374625</text:p>
              </table:table-cell>
              <table:table-cell office:value-type="float" office:value="0.26471817050627">
                <text:p>0.26471817050627</text:p>
              </table:table-cell>
              <table:table-cell office:value-type="float" office:value="0.26471817050627">
                <text:p>0.2647181705062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929435">
                <text:p>3.2929435</text:p>
              </table:table-cell>
              <table:table-cell office:value-type="float" office:value="0.190387051969084">
                <text:p>0.190387051969084</text:p>
              </table:table-cell>
              <table:table-cell office:value-type="float" office:value="0.190387051969084">
                <text:p>0.190387051969084</text:p>
              </table:table-cell>
              <table:table-cell office:value-type="float" office:value="1.34086833333333">
                <text:p>1.34086833333333</text:p>
              </table:table-cell>
              <table:table-cell office:value-type="float" office:value="0.0641151609372202">
                <text:p>0.0641151609372202</text:p>
              </table:table-cell>
              <table:table-cell office:value-type="float" office:value="0.0641151609372202">
                <text:p>0.0641151609372202</text:p>
              </table:table-cell>
              <table:table-cell office:value-type="float" office:value="12.0786666666667">
                <text:p>12.0786666666667</text:p>
              </table:table-cell>
              <table:table-cell office:value-type="float" office:value="0.28879052825368">
                <text:p>0.28879052825368</text:p>
              </table:table-cell>
              <table:table-cell office:value-type="float" office:value="0.28879052825368">
                <text:p>0.288790528253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3676933333334">
                <text:p>3.53676933333334</text:p>
              </table:table-cell>
              <table:table-cell office:value-type="float" office:value="0.191002752202788">
                <text:p>0.191002752202788</text:p>
              </table:table-cell>
              <table:table-cell office:value-type="float" office:value="0.191002752202788">
                <text:p>0.191002752202788</text:p>
              </table:table-cell>
              <table:table-cell office:value-type="float" office:value="2.0114155">
                <text:p>2.0114155</text:p>
              </table:table-cell>
              <table:table-cell office:value-type="float" office:value="0.0300339462945046">
                <text:p>0.0300339462945046</text:p>
              </table:table-cell>
              <table:table-cell office:value-type="float" office:value="0.0300339462945046">
                <text:p>0.0300339462945046</text:p>
              </table:table-cell>
              <table:table-cell office:value-type="float" office:value="13.5984483333333">
                <text:p>13.5984483333333</text:p>
              </table:table-cell>
              <table:table-cell office:value-type="float" office:value="0.137664565154922">
                <text:p>0.137664565154922</text:p>
              </table:table-cell>
              <table:table-cell office:value-type="float" office:value="0.137664565154922">
                <text:p>0.1376645651549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79078083333333">
                <text:p>3.79078083333333</text:p>
              </table:table-cell>
              <table:table-cell office:value-type="float" office:value="0.237735862320555">
                <text:p>0.237735862320555</text:p>
              </table:table-cell>
              <table:table-cell office:value-type="float" office:value="0.237735862320555">
                <text:p>0.237735862320555</text:p>
              </table:table-cell>
              <table:table-cell office:value-type="float" office:value="2.0714645">
                <text:p>2.0714645</text:p>
              </table:table-cell>
              <table:table-cell office:value-type="float" office:value="0.0387264500272889">
                <text:p>0.0387264500272889</text:p>
              </table:table-cell>
              <table:table-cell office:value-type="float" office:value="0.0387264500272889">
                <text:p>0.0387264500272889</text:p>
              </table:table-cell>
              <table:table-cell office:value-type="float" office:value="13.9458">
                <text:p>13.9458</text:p>
              </table:table-cell>
              <table:table-cell office:value-type="float" office:value="0.110869472804736">
                <text:p>0.110869472804736</text:p>
              </table:table-cell>
              <table:table-cell office:value-type="float" office:value="0.110869472804736">
                <text:p>0.11086947280473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053397">
                <text:p>4.053397</text:p>
              </table:table-cell>
              <table:table-cell office:value-type="float" office:value="0.206635306131563">
                <text:p>0.206635306131563</text:p>
              </table:table-cell>
              <table:table-cell office:value-type="float" office:value="0.206635306131563">
                <text:p>0.206635306131563</text:p>
              </table:table-cell>
              <table:table-cell office:value-type="float" office:value="2.0819015">
                <text:p>2.0819015</text:p>
              </table:table-cell>
              <table:table-cell office:value-type="float" office:value="0.0349689077976931">
                <text:p>0.0349689077976931</text:p>
              </table:table-cell>
              <table:table-cell office:value-type="float" office:value="0.0349689077976931">
                <text:p>0.0349689077976931</text:p>
              </table:table-cell>
              <table:table-cell office:value-type="float" office:value="14.1398083333333">
                <text:p>14.1398083333333</text:p>
              </table:table-cell>
              <table:table-cell office:value-type="float" office:value="0.137511643972819">
                <text:p>0.137511643972819</text:p>
              </table:table-cell>
              <table:table-cell office:value-type="float" office:value="0.137511643972819">
                <text:p>0.1375116439728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9887885">
                <text:p>3.9887885</text:p>
              </table:table-cell>
              <table:table-cell office:value-type="float" office:value="0.20744653809103">
                <text:p>0.20744653809103</text:p>
              </table:table-cell>
              <table:table-cell office:value-type="float" office:value="0.20744653809103">
                <text:p>0.20744653809103</text:p>
              </table:table-cell>
              <table:table-cell office:value-type="float" office:value="2.07914333333333">
                <text:p>2.07914333333333</text:p>
              </table:table-cell>
              <table:table-cell office:value-type="float" office:value="0.0282198785067876">
                <text:p>0.0282198785067876</text:p>
              </table:table-cell>
              <table:table-cell office:value-type="float" office:value="0.0282198785067876">
                <text:p>0.0282198785067876</text:p>
              </table:table-cell>
              <table:table-cell office:value-type="float" office:value="14.287085">
                <text:p>14.287085</text:p>
              </table:table-cell>
              <table:table-cell office:value-type="float" office:value="0.126489478970601">
                <text:p>0.126489478970601</text:p>
              </table:table-cell>
              <table:table-cell office:value-type="float" office:value="0.126489478970601">
                <text:p>0.12648947897060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02109866666667">
                <text:p>4.02109866666667</text:p>
              </table:table-cell>
              <table:table-cell office:value-type="float" office:value="0.182497090885722">
                <text:p>0.182497090885722</text:p>
              </table:table-cell>
              <table:table-cell office:value-type="float" office:value="0.182497090885722">
                <text:p>0.182497090885722</text:p>
              </table:table-cell>
              <table:table-cell office:value-type="float" office:value="2.10574983333333">
                <text:p>2.10574983333333</text:p>
              </table:table-cell>
              <table:table-cell office:value-type="float" office:value="0.0242151569793654">
                <text:p>0.0242151569793654</text:p>
              </table:table-cell>
              <table:table-cell office:value-type="float" office:value="0.0242151569793654">
                <text:p>0.0242151569793654</text:p>
              </table:table-cell>
              <table:table-cell office:value-type="float" office:value="14.3652566666667">
                <text:p>14.3652566666667</text:p>
              </table:table-cell>
              <table:table-cell office:value-type="float" office:value="0.220847393120278">
                <text:p>0.220847393120278</text:p>
              </table:table-cell>
              <table:table-cell office:value-type="float" office:value="0.220847393120278">
                <text:p>0.22084739312027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15676583333333">
                <text:p>4.15676583333333</text:p>
              </table:table-cell>
              <table:table-cell office:value-type="float" office:value="0.118751320725186">
                <text:p>0.118751320725186</text:p>
              </table:table-cell>
              <table:table-cell office:value-type="float" office:value="0.118751320725186">
                <text:p>0.118751320725186</text:p>
              </table:table-cell>
              <table:table-cell office:value-type="float" office:value="2.1265755">
                <text:p>2.1265755</text:p>
              </table:table-cell>
              <table:table-cell office:value-type="float" office:value="0.020069334509353">
                <text:p>0.020069334509353</text:p>
              </table:table-cell>
              <table:table-cell office:value-type="float" office:value="0.020069334509353">
                <text:p>0.020069334509353</text:p>
              </table:table-cell>
              <table:table-cell office:value-type="float" office:value="14.3715733333333">
                <text:p>14.3715733333333</text:p>
              </table:table-cell>
              <table:table-cell office:value-type="float" office:value="0.305200144926697">
                <text:p>0.305200144926697</text:p>
              </table:table-cell>
              <table:table-cell office:value-type="float" office:value="0.305200144926697">
                <text:p>0.3052001449266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71371">
                <text:p>4.271371</text:p>
              </table:table-cell>
              <table:table-cell office:value-type="float" office:value="0.132374082905868">
                <text:p>0.132374082905868</text:p>
              </table:table-cell>
              <table:table-cell office:value-type="float" office:value="0.132374082905868">
                <text:p>0.132374082905868</text:p>
              </table:table-cell>
              <table:table-cell office:value-type="float" office:value="2.275995">
                <text:p>2.275995</text:p>
              </table:table-cell>
              <table:table-cell office:value-type="float" office:value="0.0187744481401212">
                <text:p>0.0187744481401212</text:p>
              </table:table-cell>
              <table:table-cell office:value-type="float" office:value="0.0187744481401212">
                <text:p>0.0187744481401212</text:p>
              </table:table-cell>
              <table:table-cell office:value-type="float" office:value="14.65331">
                <text:p>14.65331</text:p>
              </table:table-cell>
              <table:table-cell office:value-type="float" office:value="0.390919766541526">
                <text:p>0.390919766541526</text:p>
              </table:table-cell>
              <table:table-cell office:value-type="float" office:value="0.390919766541526">
                <text:p>0.390919766541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G8:SUMMARY.G17" chart:error-lower-range="SUMMARY.G8:SUMMARY.G17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G8:SUMMARY.G17" chart:error-lower-range="SUMMARY.G8:SUMMARY.G17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draw:stroke="dash" draw:stroke-dash="Ultrafine_20_Dashed" svg:stroke-width="0.1cm" svg:stroke-color="#ffd320"/>
    </style:style>
    <style:style style:name="ch12" style:family="chart">
      <style:chart-properties chart:error-upper-indicator="true" chart:error-lower-indicator="true" chart:error-category="cell-range" chart:error-upper-range="SUMMARY.G8:SUMMARY.G17" chart:error-lower-range="SUMMARY.G8:SUMMARY.G17" char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8cm" svg:height="9.002cm" xlink:href=".." xlink:type="simple" chart:class="chart:bar" chart:style-name="ch1">
        <chart:title svg:x="4.302cm" svg:y="0.315cm" chart:style-name="ch2">
          <text:p>Tiempo de consumo caso de estudio</text:p>
        </chart:title>
        <chart:subtitle svg:x="2.501cm" svg:y="1.316cm" chart:style-name="ch3">
          <text:p>Transferencia de 1 millón de paquetes en servidor de 24 cores</text:p>
        </chart:subtitle>
        <chart:plot-area chart:style-name="ch4" table:cell-range-address="SUMMARY.C7:SUMMARY.D17" chart:data-source-has-labels="both" svg:x="1.354cm" svg:y="2.183cm" svg:width="14.354cm" svg:height="5.635cm">
          <chartooo:coordinate-region svg:x="2.119cm" svg:y="2.396cm" svg:width="13.589cm" svg:height="4.748cm"/>
          <chart:axis chart:dimension="x" chart:name="primary-x" chart:style-name="ch5" chartooo:axis-type="auto">
            <chartooo:date-scale/>
            <chart:title svg:x="7.007cm" svg:y="7.999cm" chart:style-name="ch6">
              <text:p>Número de Threads</text:p>
            </chart:title>
            <chart:categories table:cell-range-address="SUMMARY.C8:SUMMARY.C17"/>
          </chart:axis>
          <chart:axis chart:dimension="y" chart:name="primary-y" chart:style-name="ch7">
            <chart:title svg:x="0.451cm" svg:y="5.813cm" chart:style-name="ch8">
              <text:p>Tiempo [s]</text:p>
            </chart:title>
            <chart:grid chart:style-name="ch9" chart:class="major"/>
          </chart:axis>
          <chart:series chart:style-name="ch10" chart:values-cell-range-address="SUMMARY.D8:SUMMARY.D17" chart:label-cell-address="SUMMARY.D7:SUMMARY.D7" chart:class="chart:bar">
            <chart:regression-curve chart:style-name="ch11">
              <chart:equation chart:display-equation="true" chart:display-r-square="true" svg:x="2.191cm" svg:y="2.401cm"/>
            </chart:regression-curve>
            <chart:error-indicator chart:style-name="ch12" chart:dimension="y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dor 24 Cores</text:p>
                <draw:g>
                  <svg:desc>SUMMARY.D7:SUMMARY.D7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C8:SUMMARY.C17</svg:desc>
                </draw:g>
              </table:table-cell>
              <table:table-cell office:value-type="float" office:value="2.03704933333333">
                <text:p>2.03704933333333</text:p>
                <draw:g>
                  <svg:desc>SUMMARY.D8:SUMMARY.D17</svg:desc>
                </draw:g>
              </table:table-cell>
              <table:table-cell office:value-type="float" office:value="0.145074544517073">
                <text:p>0.145074544517073</text:p>
                <draw:g>
                  <svg:desc>SUMMARY.G8:SUMMARY.G17</svg:desc>
                </draw:g>
              </table:table-cell>
              <table:table-cell office:value-type="float" office:value="0.145074544517073">
                <text:p>0.145074544517073</text:p>
                <draw:g>
                  <svg:desc>SUMMARY.G8:SUMMARY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2501116666667">
                <text:p>3.12501116666667</text:p>
              </table:table-cell>
              <table:table-cell office:value-type="float" office:value="0.31696928262671">
                <text:p>0.31696928262671</text:p>
              </table:table-cell>
              <table:table-cell office:value-type="float" office:value="0.31696928262671">
                <text:p>0.316969282626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929435">
                <text:p>3.2929435</text:p>
              </table:table-cell>
              <table:table-cell office:value-type="float" office:value="0.190387051969084">
                <text:p>0.190387051969084</text:p>
              </table:table-cell>
              <table:table-cell office:value-type="float" office:value="0.190387051969084">
                <text:p>0.1903870519690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3676933333334">
                <text:p>3.53676933333334</text:p>
              </table:table-cell>
              <table:table-cell office:value-type="float" office:value="0.191002752202788">
                <text:p>0.191002752202788</text:p>
              </table:table-cell>
              <table:table-cell office:value-type="float" office:value="0.191002752202788">
                <text:p>0.1910027522027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79078083333333">
                <text:p>3.79078083333333</text:p>
              </table:table-cell>
              <table:table-cell office:value-type="float" office:value="0.237735862320555">
                <text:p>0.237735862320555</text:p>
              </table:table-cell>
              <table:table-cell office:value-type="float" office:value="0.237735862320555">
                <text:p>0.23773586232055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053397">
                <text:p>4.053397</text:p>
              </table:table-cell>
              <table:table-cell office:value-type="float" office:value="0.206635306131563">
                <text:p>0.206635306131563</text:p>
              </table:table-cell>
              <table:table-cell office:value-type="float" office:value="0.206635306131563">
                <text:p>0.20663530613156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9887885">
                <text:p>3.9887885</text:p>
              </table:table-cell>
              <table:table-cell office:value-type="float" office:value="0.20744653809103">
                <text:p>0.20744653809103</text:p>
              </table:table-cell>
              <table:table-cell office:value-type="float" office:value="0.20744653809103">
                <text:p>0.2074465380910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02109866666667">
                <text:p>4.02109866666667</text:p>
              </table:table-cell>
              <table:table-cell office:value-type="float" office:value="0.182497090885722">
                <text:p>0.182497090885722</text:p>
              </table:table-cell>
              <table:table-cell office:value-type="float" office:value="0.182497090885722">
                <text:p>0.18249709088572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15676583333333">
                <text:p>4.15676583333333</text:p>
              </table:table-cell>
              <table:table-cell office:value-type="float" office:value="0.118751320725186">
                <text:p>0.118751320725186</text:p>
              </table:table-cell>
              <table:table-cell office:value-type="float" office:value="0.118751320725186">
                <text:p>0.1187513207251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71371">
                <text:p>4.271371</text:p>
              </table:table-cell>
              <table:table-cell office:value-type="float" office:value="0.132374082905868">
                <text:p>0.132374082905868</text:p>
              </table:table-cell>
              <table:table-cell office:value-type="float" office:value="0.132374082905868">
                <text:p>0.1323740829058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